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595cm"/>
    </style:style>
    <style:style style:name="gr43" style:family="graphic" style:parent-style-name="objectwithoutfill">
      <style:graphic-properties svg:stroke-color="#cc0000" draw:fill="none" draw:textarea-vertical-align="middle"/>
    </style:style>
    <style:style style:name="gr44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6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9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2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4" style:family="graphic" style:parent-style-name="objectwithoutfill">
      <style:graphic-properties draw:fill="none" draw:textarea-horizontal-align="center" draw:textarea-vertical-align="middle"/>
    </style:style>
    <style:style style:name="gr55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6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7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8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59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8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7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8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70" style:family="graphic" style:parent-style-name="objectwithoutfill">
      <style:graphic-properties svg:stroke-color="#009900" draw:fill="none" draw:textarea-vertical-align="middle"/>
    </style:style>
    <style:style style:name="gr71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7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3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5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6" style:family="graphic" style:parent-style-name="objectwithoutfill">
      <style:graphic-properties svg:stroke-color="#cc0000" draw:marker-end="Small_20_Arrow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79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8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83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9cm"/>
    </style:style>
    <style:style style:name="gr8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2cm"/>
    </style:style>
    <style:style style:name="gr88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89" style:family="graphic" style:parent-style-name="standard">
      <style:graphic-properties svg:stroke-color="#000066" draw:fill-color="#ffffff" draw:textarea-horizontal-align="justify" draw:textarea-vertical-align="middle" draw:auto-grow-height="false" fo:min-height="0.108cm" fo:min-width="0.211cm"/>
    </style:style>
    <style:style style:name="gr90" style:family="graphic" style:parent-style-name="standard">
      <style:graphic-properties draw:stroke="dash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1" style:family="graphic" style:parent-style-name="objectwithoutfill">
      <style:graphic-properties draw:stroke="dash" draw:stroke-dash="Fine_20_Dashed" svg:stroke-color="#000066" draw:marker-end="Triangle_20_unfilled" draw:marker-end-width="0.3cm" svg:stroke-opacity="100%" draw:fill="none" draw:textarea-vertical-align="middle"/>
    </style:style>
    <style:style style:name="gr92" style:family="graphic" style:parent-style-name="standard">
      <style:graphic-properties draw:stroke="solid" draw:stroke-dash="Fine_20_Dashed" svg:stroke-color="#009900" draw:fill-color="#ffffff" draw:opacity="0%" draw:textarea-horizontal-align="justify" draw:textarea-vertical-align="middle" draw:auto-grow-height="false" fo:min-height="1.646cm" fo:min-width="1.396cm"/>
    </style:style>
    <style:style style:name="gr93" style:family="graphic" style:parent-style-name="objectwithoutfill">
      <style:graphic-properties svg:stroke-color="#009900" draw:marker-end="Small_20_Arrow" draw:fill="none" draw:textarea-horizontal-align="center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95" style:family="graphic" style:parent-style-name="objectwithoutfill">
      <style:graphic-properties svg:stroke-color="#009900" draw:marker-end="Small_20_Arrow" draw:fill="none" draw:textarea-vertical-align="middle"/>
    </style:style>
    <style:style style:name="gr96" style:family="graphic" style:parent-style-name="objectwithoutfill">
      <style:graphic-properties svg:stroke-color="#009900" draw:marker-end="Line_20_Arrow" draw:fill="none" draw:textarea-vertical-align="middle"/>
    </style:style>
    <style:style style:name="gr97" style:family="graphic" style:parent-style-name="objectwithoutfill">
      <style:graphic-properties draw:stroke="solid" draw:stroke-dash="Ultrafine_20_2_20_Dots_20_3_20_Dashes" svg:stroke-color="#009900" draw:marker-end="Arrow" draw:marker-end-width="0.3cm" svg:stroke-opacity="100%" draw:fill="none" draw:textarea-vertical-align="middle"/>
    </style:style>
    <style:style style:name="gr98" style:family="graphic" style:parent-style-name="objectwithoutfill">
      <style:graphic-properties draw:stroke="dash" draw:stroke-dash="Fine_20_Dashed" svg:stroke-color="#000066" draw:marker-end="Triangle_20_unfilled" draw:fill="none" draw:textarea-vertical-align="middle"/>
    </style:style>
    <style:style style:name="gr99" style:family="graphic" style:parent-style-name="objectwithoutfill">
      <style:graphic-properties draw:stroke="dash" draw:stroke-dash="Fine_20_Dashed" svg:stroke-color="#000066" draw:marker-end="Triangle_20_unfilled" draw:fill="none" draw:textarea-horizontal-align="center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101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2" style:family="graphic" style:parent-style-name="standard">
      <style:graphic-properties draw:stroke="solid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03" style:family="graphic" style:parent-style-name="standard">
      <style:graphic-properties draw:stroke="solid" draw:stroke-dash="Fine_20_Dashed" svg:stroke-width="0.035cm" svg:stroke-color="#cc00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104" style:family="graphic" style:parent-style-name="standard">
      <style:graphic-properties svg:stroke-color="#ff6600" draw:fill-color="#ffffff" draw:textarea-horizontal-align="justify" draw:textarea-vertical-align="middle" draw:auto-grow-height="false" fo:min-height="0.144cm" fo:min-width="0.211cm"/>
    </style:style>
    <style:style style:name="gr105" style:family="graphic" style:parent-style-name="objectwithoutfill">
      <style:graphic-properties svg:stroke-width="0.035cm" svg:stroke-color="#cc00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777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  <style:text-properties fo:color="#cc0000" fo:font-size="10.5pt" style:font-size-asian="10.5pt" style:font-size-complex="10.5pt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6" style:family="paragraph">
      <loext:graphic-properties draw:fill="none"/>
      <style:paragraph-properties fo:text-align="center"/>
      <style:text-properties fo:color="#000066"/>
    </style:style>
    <style:style style:name="P17" style:family="paragraph">
      <loext:graphic-properties draw:fill-color="#ffffff"/>
      <style:paragraph-properties fo:text-align="center"/>
      <style:text-properties fo:color="#000066"/>
    </style:style>
    <style:style style:name="P18" style:family="paragraph">
      <loext:graphic-properties draw:fill="none" draw:fill-color="#ffffff"/>
      <style:text-properties fo:color="#000066" fo:font-size="18pt"/>
    </style:style>
    <style:style style:name="P19" style:family="paragraph">
      <loext:graphic-properties draw:fill="none"/>
      <style:paragraph-properties fo:text-align="center"/>
      <style:text-properties fo:color="#000000"/>
    </style:style>
    <style:style style:name="P20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09900" fo:font-size="18pt"/>
    </style:style>
    <style:style style:name="P22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4" style:family="paragraph">
      <loext:graphic-properties draw:fill-color="#ffffff"/>
      <style:paragraph-properties fo:text-align="center"/>
      <style:text-properties fo:color="#000000"/>
    </style:style>
    <style:style style:name="P25" style:family="paragraph">
      <loext:graphic-properties draw:fill="none" draw:fill-color="#ffffff"/>
      <style:text-properties fo:color="#0000cc" fo:font-size="18pt"/>
    </style:style>
    <style:style style:name="P26" style:family="paragraph">
      <loext:graphic-properties draw:fill="solid" draw:fill-color="#ffffff"/>
      <style:paragraph-properties fo:text-align="center"/>
      <style:text-properties fo:color="#000000"/>
    </style:style>
    <style:style style:name="P27" style:family="paragraph">
      <loext:graphic-properties draw:fill-color="#ffffff" draw:opacity="0%"/>
      <style:paragraph-properties fo:text-align="center"/>
      <style:text-properties fo:color="#0000cc"/>
    </style:style>
    <style:style style:name="P28" style:family="paragraph">
      <style:paragraph-properties fo:text-align="center"/>
      <style:text-properties fo:color="#cc3300" fo:font-size="10.5pt" style:font-size-asian="10.5pt" style:font-size-complex="10.5pt"/>
    </style:style>
    <style:style style:name="P29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30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ff6600"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cc0000" style:font-name="Liberation Sans1" fo:font-size="18pt"/>
    </style:style>
    <style:style style:name="T21" style:family="text">
      <style:text-properties fo:color="#ff66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</text:span><text:span text:style-name="T1">xt’ </text:span><text:span text:style-name="T1">loc</text:span><text:span text:style-name="T1">ato</text:span><text:span text:style-name="T1">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</text:span><text:span text:style-name="T2">ev’ </text:span><text:span text:style-name="T2">loc</text:span><text:span text:style-name="T2">ato</text:span><text:span text:style-name="T2">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</text:span><text:span text:style-name="T2">e </text:span><text:span text:style-name="T2">loc</text:span><text:span text:style-name="T2">ati</text:span><text:span text:style-name="T2">on </text:span><text:span text:style-name="T2">ind</text:span><text:span text:style-name="T2">ica</text:span><text:span text:style-name="T2">ted </text:span></text:p>
            <text:p><text:span text:style-name="T2">by </text:span><text:span text:style-name="T2">the </text:span><text:span text:style-name="T2">ha</text:span><text:span text:style-name="T2">sh </text:span><text:span text:style-name="T2">val</text:span><text:span text:style-name="T2">u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</text:span><text:span text:style-name="T1">me</text:span><text:span text:style-name="T1">nt </text:span><text:span text:style-name="T1">sto</text:span><text:span text:style-name="T1">rin</text:span><text:span text:style-name="T1">g</text:span></text:p>
            <text:p><text:span text:style-name="T1">ke</text:span><text:span text:style-name="T1">y-</text:span><text:span text:style-name="T1">val</text:span><text:span text:style-name="T1">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</text:span><text:span text:style-name="T1">mp</text:span><text:span text:style-name="T1">ty </text:span><text:span text:style-name="T1">ele</text:span><text:span text:style-name="T1">me</text:span><text:span text:style-name="T1">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</text:span><text:span text:style-name="T2">erti</text:span><text:span text:style-name="T2">on </text:span><text:span text:style-name="T2">of </text:span><text:span text:style-name="T2">a </text:span></text:p>
            <text:p><text:span text:style-name="T2">ne</text:span><text:span text:style-name="T2">w </text:span><text:span text:style-name="T2">ke</text:span><text:span text:style-name="T2">y-</text:span><text:span text:style-name="T2">val</text:span><text:span text:style-name="T2">ue </text:span><text:span text:style-name="T2">pai</text:span><text:span text:style-name="T2">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</text:span><text:span text:style-name="T1">vin</text:span><text:span text:style-name="T1">g </text:span><text:span text:style-name="T1">sto</text:span><text:span text:style-name="T1">red</text:span></text:p>
            <text:p><text:span text:style-name="T2">ke</text:span><text:span text:style-name="T2">y-</text:span><text:span text:style-name="T2">val</text:span><text:span text:style-name="T2">ue </text:span><text:span text:style-name="T2">pai</text:span><text:span text:style-name="T2">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</text:span><text:span text:style-name="T2">era</text:span><text:span text:style-name="T2">tio</text:span><text:span text:style-name="T2">n</text:span></text:p>
            <text:p><text:span text:style-name="T2">nu</text:span><text:span text:style-name="T2">mb</text:span><text:span text:style-name="T2">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</text:span><text:span text:style-name="T3">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</text:span><text:span text:style-name="T1">ttin</text:span><text:span text:style-name="T1">g a </text:span><text:span text:style-name="T1">co</text:span><text:span text:style-name="T1">nn</text:span><text:span text:style-name="T1">ect</text:span><text:span text:style-name="T1">ion </text:span><text:span text:style-name="T1">of </text:span><text:span text:style-name="T1">loc</text:span><text:span text:style-name="T1">ato</text:span><text:span text:style-name="T1">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</text:span><text:span text:style-name="T4">_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</text:span><text:span text:style-name="T4">vId</text:span><text:span text:style-name="T4">x_</text:span><text:span text:style-name="T4">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</text:span><text:span text:style-name="T4">xtI</text:span><text:span text:style-name="T4">dx</text:span><text:span text:style-name="T4">_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</text:span><text:span text:style-name="T4">v_</text:span><text:span text:style-name="T4">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</text:span><text:span text:style-name="T4">xt_</text:span><text:span text:style-name="T4">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</text:span><text:span text:style-name="T4">v2</text:span><text:span text:style-name="T4">ne</text:span><text:span text:style-name="T4">xt_</text:span><text:span text:style-name="T4">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2"/><text:s text:c="5"/><text:s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2"/><text:s text:c="5"/><text:s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</text:span><text:span text:style-name="T5">ev’ </text:span><text:span text:style-name="T5">an</text:span><text:span text:style-name="T5">d </text:span><text:span text:style-name="T5">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</text:span><text:span text:style-name="T5">xt’ </text:span><text:span text:style-name="T5">an</text:span><text:span text:style-name="T5">d </text:span><text:span text:style-name="T5">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</text:span><text:span text:style-name="T5">ev’ </text:span><text:span text:style-name="T5">an</text:span><text:span text:style-name="T5">d </text:span><text:span text:style-name="T5">‘ne</text:span><text:span text:style-name="T5">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2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</text:span><text:span text:style-name="T1">xt </text:span><text:span text:style-name="T1">pa</text:span><text:span text:style-name="T1">ge </text:span><text:span text:style-name="T1">is </text:span><text:span text:style-name="T6">‘in</text:span><text:span text:style-name="T6">se</text:span><text:span text:style-name="T6">rti</text:span><text:span text:style-name="T6">on </text:span><text:span text:style-name="T6">ca</text:span><text:span text:style-name="T6">se</text:span><text:span text:style-name="T6">01 </text:span><text:span text:style-name="T6">(h</text:span><text:span text:style-name="T6">ar</text:span><text:span text:style-name="T6">d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p</text:span><text:span text:style-name="T8">e. </text:span><text:span text:style-name="T8">1.</text:span><text:span text:style-name="T9"> </text:span><text:span text:style-name="T9">Ne</text:span><text:span text:style-name="T9">w </text:span><text:span text:style-name="T9">ins</text:span><text:span text:style-name="T9">erti</text:span><text:span text:style-name="T9">on </text:span><text:span text:style-name="T9">of </text:span><text:span text:style-name="T9">a </text:span><text:span text:style-name="T9">ke</text:span><text:span text:style-name="T9">y-</text:span><text:span text:style-name="T9">val</text:span><text:span text:style-name="T9">ue </text:span><text:span text:style-name="T9">pai</text:span><text:span text:style-name="T9">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84cm" svg:height="0.962cm" svg:x="3.08cm" svg:y="10.524cm">
          <draw:text-box>
            <text:p><text:span text:style-name="T4">idx</text:span><text:span text:style-name="T4">_f</text:span></text:p>
          </draw:text-box>
        </draw:frame>
        <draw:frame draw:style-name="gr42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4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3cm" svg:y="6.703cm">
          <draw:text-box>
            <text:p><text:span text:style-name="T9">ke</text:span><text:span text:style-name="T9">y-</text:span></text:p>
            <text:p><text:span text:style-name="T9">val</text:span><text:span text:style-name="T9">ue</text:span></text:p>
          </draw:text-box>
        </draw:frame>
        <draw:frame draw:style-name="gr42" draw:text-style-name="P15" draw:layer="layout" svg:width="1.501cm" svg:height="0.662cm" svg:x="5.025cm" svg:y="6.001cm">
          <draw:text-box>
            <text:p text:style-name="P14"><text:span text:style-name="T11">empt</text:span><text:span text:style-name="T11">y</text:span></text:p>
          </draw:text-box>
        </draw:frame>
        <draw:line draw:style-name="gr43" draw:text-style-name="P2" draw:layer="layout" svg:x1="5.264cm" svg:y1="6.319cm" svg:x2="6.287cm" svg:y2="6.319cm">
          <text:p/>
        </draw:line>
        <draw:line draw:style-name="gr43" draw:text-style-name="P2" draw:layer="layout" svg:x1="5.264cm" svg:y1="6.399cm" svg:x2="6.285cm" svg:y2="6.399cm">
          <text:p/>
        </draw:lin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</text:span><text:span text:style-name="T1">xt </text:span><text:span text:style-name="T1">pa</text:span><text:span text:style-name="T1">ge </text:span><text:span text:style-name="T1">is </text:span><text:span text:style-name="T6">‘in</text:span><text:span text:style-name="T6">se</text:span><text:span text:style-name="T6">rti</text:span><text:span text:style-name="T6">on </text:span><text:span text:style-name="T6">ca</text:span><text:span text:style-name="T6">se</text:span><text:span text:style-name="T6">02 </text:span><text:span text:style-name="T6">(h</text:span><text:span text:style-name="T6">ar</text:span><text:span text:style-name="T6">d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2" draw:text-style-name="P15" draw:layer="layout" svg:width="1.095cm" svg:height="0.662cm" svg:x="3.11cm" svg:y="8.5cm">
          <draw:text-box>
            <text:p text:style-name="P14"><text:span text:style-name="T11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6" draw:text-style-name="P2" draw:layer="layout" svg:x1="14.5cm" svg:y1="11.5cm" svg:x2="14.5cm" svg:y2="7.5cm">
          <text:p/>
        </draw:line>
        <draw:line draw:style-name="gr46" draw:text-style-name="P16" draw:layer="layout" svg:x1="7.001cm" svg:y1="12.501cm" svg:x2="7.001cm" svg:y2="11.802cm">
          <text:p/>
        </draw:line>
        <draw:line draw:style-name="gr46" draw:text-style-name="P16" draw:layer="layout" svg:x1="10.001cm" svg:y1="12.502cm" svg:x2="10.001cm" svg:y2="11.802cm">
          <text:p/>
        </draw:line>
        <draw:line draw:style-name="gr46" draw:text-style-name="P2" draw:layer="layout" svg:x1="5.501cm" svg:y1="11.503cm" svg:x2="5.501cm" svg:y2="7.503cm">
          <text:p/>
        </draw:line>
        <draw:line draw:style-name="gr46" draw:text-style-name="P2" draw:layer="layout" svg:x1="8.501cm" svg:y1="11.503cm" svg:x2="8.501cm" svg:y2="7.503cm">
          <text:p/>
        </draw:line>
        <draw:line draw:style-name="gr46" draw:text-style-name="P2" draw:layer="layout" svg:x1="11.501cm" svg:y1="11.503cm" svg:x2="11.501cm" svg:y2="7.503cm">
          <text:p/>
        </draw:lin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6.503cm" svg:x2="6.001cm" svg:y2="6.503cm">
          <text:p/>
        </draw:line>
        <draw:line draw:style-name="gr49" draw:text-style-name="P2" draw:layer="layout" svg:x1="7.001cm" svg:y1="6.503cm" svg:x2="9.001cm" svg:y2="6.503cm">
          <text:p/>
        </draw:line>
        <draw:line draw:style-name="gr49" draw:text-style-name="P2" draw:layer="layout" svg:x1="10.001cm" svg:y1="8.503cm" svg:x2="8.001cm" svg:y2="8.503cm">
          <text:p/>
        </draw:line>
        <draw:frame draw:style-name="gr50" draw:text-style-name="P7" draw:layer="layout" svg:width="3.283cm" svg:height="0.962cm" svg:x="5.362cm" svg:y="11.02cm">
          <draw:text-box>
            <text:p><text:span text:style-name="T4">pre</text:span><text:span text:style-name="T4">vId</text:span><text:span text:style-name="T4">x_</text:span><text:span text:style-name="T4">e</text:span></text:p>
          </draw:text-box>
        </draw:frame>
        <draw:frame draw:style-name="gr51" draw:text-style-name="P7" draw:layer="layout" svg:width="2.051cm" svg:height="0.962cm" svg:x="8.964cm" svg:y="11.02cm">
          <draw:text-box>
            <text:p><text:span text:style-name="T4">Idx</text:span><text:span text:style-name="T4">_e</text:span></text:p>
          </draw:text-box>
        </draw:frame>
        <draw:line draw:style-name="gr52" draw:text-style-name="P16" draw:layer="layout" svg:x1="7.001cm" svg:y1="12.286cm" svg:x2="10.001cm" svg:y2="12.286cm">
          <text:p/>
        </draw:line>
        <draw:frame draw:style-name="gr53" draw:text-style-name="P8" draw:layer="layout" svg:width="2.437cm" svg:height="0.962cm" svg:x="7.283cm" svg:y="12.178cm">
          <draw:text-box>
            <text:p><text:span text:style-name="T4">pre</text:span><text:span text:style-name="T4">v_</text:span><text:span text:style-name="T4">e</text:span></text:p>
          </draw:text-box>
        </draw:frame>
        <draw:line draw:style-name="gr54" draw:text-style-name="P2" draw:layer="layout" svg:x1="8.502cm" svg:y1="9.995cm" svg:x2="8.502cm" svg:y2="9.995cm">
          <text:p/>
        </draw:line>
        <draw:frame draw:style-name="gr45" draw:text-style-name="P10" draw:layer="layout" svg:width="2.016cm" svg:height="1.673cm" svg:x="9.002cm" svg:y="6.69cm">
          <draw:text-box>
            <text:p><text:span text:style-name="T9">ke</text:span><text:span text:style-name="T9">y-</text:span></text:p>
            <text:p><text:span text:style-name="T9">val</text:span><text:span text:style-name="T9">ue</text:span></text:p>
          </draw:text-box>
        </draw:frame>
        <draw:line draw:style-name="gr55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3.002cm" svg:y1="6.502cm" svg:x2="15.002cm" svg:y2="6.502cm">
          <text:p/>
        </draw:line>
        <draw:line draw:style-name="gr48" draw:text-style-name="P2" draw:layer="layout" svg:x1="16.002cm" svg:y1="8.502cm" svg:x2="14.002cm" svg:y2="8.502cm">
          <text:p/>
        </draw:line>
        <draw:line draw:style-name="gr56" draw:text-style-name="P2" draw:layer="layout" svg:x1="10.001cm" svg:y1="6.501cm" svg:x2="12.001cm" svg:y2="6.501cm">
          <text:p/>
        </draw:line>
        <draw:line draw:style-name="gr56" draw:text-style-name="P2" draw:layer="layout" svg:x1="13.001cm" svg:y1="8.501cm" svg:x2="11.001cm" svg:y2="8.501cm">
          <text:p/>
        </draw:line>
        <draw:path draw:style-name="gr57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8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59" draw:text-style-name="P2" draw:layer="layout" svg:x1="12.673cm" svg:y1="6.172cm" svg:x2="12.173cm" svg:y2="6.585cm">
            <text:p/>
          </draw:line>
          <draw:line draw:style-name="gr59" draw:text-style-name="P2" draw:layer="layout" svg:x1="12.323cm" svg:y1="6.172cm" svg:x2="12.523cm" svg:y2="6.585cm">
            <text:p/>
          </draw:line>
        </draw:g>
        <draw:custom-shape draw:style-name="gr4" draw:text-style-name="P17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0" draw:text-style-name="P18" draw:layer="layout" svg:width="10.586cm" svg:height="0.962cm" svg:x="3cm" svg:y="4.532cm">
          <draw:text-box>
            <text:p><text:span text:style-name="T12">Op</text:span><text:span text:style-name="T12">e. </text:span><text:span text:style-name="T12">0.</text:span><text:span text:style-name="T13"> </text:span><text:span text:style-name="T13">2 </text:span><text:span text:style-name="T13">ke</text:span><text:span text:style-name="T13">ys </text:span><text:span text:style-name="T13">are </text:span><text:span text:style-name="T13">alr</text:span><text:span text:style-name="T13">ea</text:span><text:span text:style-name="T13">dy </text:span><text:span text:style-name="T13">ins</text:span><text:span text:style-name="T13">ert</text:span><text:span text:style-name="T13">ed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p</text:span><text:span text:style-name="T8">e. </text:span><text:span text:style-name="T8">1.</text:span><text:span text:style-name="T9"> </text:span><text:span text:style-name="T9">Ne</text:span><text:span text:style-name="T9">w </text:span><text:span text:style-name="T9">ins</text:span><text:span text:style-name="T9">erti</text:span><text:span text:style-name="T9">on </text:span><text:span text:style-name="T9">of </text:span><text:span text:style-name="T9">a </text:span><text:span text:style-name="T9">ke</text:span><text:span text:style-name="T9">y-</text:span><text:span text:style-name="T9">val</text:span><text:span text:style-name="T9">ue </text:span><text:span text:style-name="T9">pai</text:span><text:span text:style-name="T9">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9" draw:text-style-name="P2" draw:layer="layout" svg:x1="7.832cm" svg:y1="8.422cm" svg:x2="7.332cm" svg:y2="8.835cm">
            <text:p/>
          </draw:line>
          <draw:line draw:style-name="gr59" draw:text-style-name="P2" draw:layer="layout" svg:x1="7.482cm" svg:y1="8.422cm" svg:x2="7.682cm" svg:y2="8.835cm">
            <text:p/>
          </draw:line>
        </draw:g>
        <draw:line draw:style-name="gr46" draw:text-style-name="P16" draw:layer="layout" svg:x1="13.001cm" svg:y1="13.505cm" svg:x2="13.001cm" svg:y2="11.805cm">
          <text:p/>
        </draw:line>
        <draw:line draw:style-name="gr46" draw:text-style-name="P2" draw:layer="layout" svg:x1="11.501cm" svg:y1="11.506cm" svg:x2="11.501cm" svg:y2="7.506cm">
          <text:p/>
        </draw:line>
        <draw:frame draw:style-name="gr61" draw:text-style-name="P7" draw:layer="layout" svg:width="3.249cm" svg:height="0.962cm" svg:x="11.363cm" svg:y="11.028cm">
          <draw:text-box>
            <text:p><text:span text:style-name="T4">ne</text:span><text:span text:style-name="T4">xtI</text:span><text:span text:style-name="T4">dx</text:span><text:span text:style-name="T4">_e</text:span></text:p>
          </draw:text-box>
        </draw:frame>
        <draw:line draw:style-name="gr52" draw:text-style-name="P16" draw:layer="layout" svg:x1="10.001cm" svg:y1="12.286cm" svg:x2="13.001cm" svg:y2="12.286cm">
          <text:p/>
        </draw:line>
        <draw:frame draw:style-name="gr62" draw:text-style-name="P8" draw:layer="layout" svg:width="2.403cm" svg:height="0.962cm" svg:x="10.299cm" svg:y="12.178cm">
          <draw:text-box>
            <text:p><text:span text:style-name="T4">ne</text:span><text:span text:style-name="T4">xt_</text:span><text:span text:style-name="T4">e</text:span></text:p>
          </draw:text-box>
        </draw:frame>
        <draw:line draw:style-name="gr52" draw:text-style-name="P16" draw:layer="layout" svg:x1="7.001cm" svg:y1="13.286cm" svg:x2="13.001cm" svg:y2="13.289cm">
          <text:p/>
        </draw:line>
        <draw:frame draw:style-name="gr63" draw:text-style-name="P8" draw:layer="layout" svg:width="3.986cm" svg:height="0.962cm" svg:x="8.011cm" svg:y="13.178cm">
          <draw:text-box>
            <text:p><text:span text:style-name="T4">pre</text:span><text:span text:style-name="T4">v2</text:span><text:span text:style-name="T4">ne</text:span><text:span text:style-name="T4">xt_</text:span><text:span text:style-name="T4">e</text:span></text:p>
          </draw:text-box>
        </draw:frame>
        <draw:frame draw:style-name="gr42" draw:text-style-name="P15" draw:layer="layout" svg:width="1.095cm" svg:height="0.662cm" svg:x="15.811cm" svg:y="8.5cm">
          <draw:text-box>
            <text:p text:style-name="P14"><text:span text:style-name="T11">last</text:span></text:p>
          </draw:text-box>
        </draw:frame>
        <draw:frame draw:style-name="gr42" draw:text-style-name="P15" draw:layer="layout" svg:width="1.501cm" svg:height="0.662cm" svg:x="9.412cm" svg:y="8.5cm">
          <draw:text-box>
            <text:p text:style-name="P14"><text:span text:style-name="T11">empt</text:span><text:span text:style-name="T11">y</text:span></text:p>
          </draw:text-box>
        </draw:frame>
        <draw:line draw:style-name="gr43" draw:text-style-name="P2" draw:layer="layout" svg:x1="9.651cm" svg:y1="8.818cm" svg:x2="10.674cm" svg:y2="8.818cm">
          <text:p/>
        </draw:line>
        <draw:line draw:style-name="gr43" draw:text-style-name="P2" draw:layer="layout" svg:x1="9.651cm" svg:y1="8.898cm" svg:x2="10.672cm" svg:y2="8.898cm">
          <text:p/>
        </draw:lin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</text:span><text:span text:style-name="T1">xt </text:span><text:span text:style-name="T1">pa</text:span><text:span text:style-name="T1">ge </text:span><text:span text:style-name="T1">is </text:span><text:span text:style-name="T6">‘in</text:span><text:span text:style-name="T6">se</text:span><text:span text:style-name="T6">rti</text:span><text:span text:style-name="T6">on </text:span><text:span text:style-name="T6">ca</text:span><text:span text:style-name="T6">se</text:span><text:span text:style-name="T6">03 </text:span><text:span text:style-name="T6">(h</text:span><text:span text:style-name="T6">ar</text:span><text:span text:style-name="T6">d)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3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6" draw:text-style-name="P16" draw:layer="layout" svg:x1="7cm" svg:y1="12.502cm" svg:x2="7cm" svg:y2="11.803cm">
          <text:p/>
        </draw:line>
        <draw:line draw:style-name="gr46" draw:text-style-name="P16" draw:layer="layout" svg:x1="10cm" svg:y1="12.503cm" svg:x2="10cm" svg:y2="11.803cm">
          <text:p/>
        </draw:line>
        <draw:line draw:style-name="gr46" draw:text-style-name="P2" draw:layer="layout" svg:x1="5.5cm" svg:y1="11.504cm" svg:x2="5.5cm" svg:y2="7.504cm">
          <text:p/>
        </draw:line>
        <draw:line draw:style-name="gr46" draw:text-style-name="P2" draw:layer="layout" svg:x1="8.5cm" svg:y1="11.504cm" svg:x2="8.5cm" svg:y2="7.504cm">
          <text:p/>
        </draw:line>
        <draw:line draw:style-name="gr46" draw:text-style-name="P2" draw:layer="layout" svg:x1="11.5cm" svg:y1="11.504cm" svg:x2="11.5cm" svg:y2="7.504cm">
          <text:p/>
        </draw:line>
        <draw:custom-shape draw:style-name="gr47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5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7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4cm" svg:x2="6cm" svg:y2="6.504cm">
          <text:p/>
        </draw:line>
        <draw:line draw:style-name="gr49" draw:text-style-name="P2" draw:layer="layout" svg:x1="7cm" svg:y1="6.504cm" svg:x2="9cm" svg:y2="6.504cm">
          <text:p/>
        </draw:line>
        <draw:line draw:style-name="gr49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0" draw:text-style-name="P18" draw:layer="layout" svg:width="10.586cm" svg:height="0.962cm" svg:x="3cm" svg:y="4.531cm">
          <draw:text-box>
            <text:p><text:span text:style-name="T12">Op</text:span><text:span text:style-name="T12">e. </text:span><text:span text:style-name="T12">0.</text:span><text:span text:style-name="T13"> </text:span><text:span text:style-name="T13">2 </text:span><text:span text:style-name="T13">ke</text:span><text:span text:style-name="T13">ys </text:span><text:span text:style-name="T13">are </text:span><text:span text:style-name="T13">alr</text:span><text:span text:style-name="T13">ea</text:span><text:span text:style-name="T13">dy </text:span><text:span text:style-name="T13">ins</text:span><text:span text:style-name="T13">ert</text:span><text:span text:style-name="T13">ed.</text:span></text:p>
          </draw:text-box>
        </draw:frame>
        <draw:frame draw:style-name="gr50" draw:text-style-name="P7" draw:layer="layout" svg:width="3.283cm" svg:height="0.962cm" svg:x="5.361cm" svg:y="11.026cm">
          <draw:text-box>
            <text:p><text:span text:style-name="T4">pre</text:span><text:span text:style-name="T4">vId</text:span><text:span text:style-name="T4">x_</text:span><text:span text:style-name="T4">e</text:span></text:p>
          </draw:text-box>
        </draw:frame>
        <draw:frame draw:style-name="gr51" draw:text-style-name="P7" draw:layer="layout" svg:width="2.051cm" svg:height="0.962cm" svg:x="8.963cm" svg:y="11.026cm">
          <draw:text-box>
            <text:p><text:span text:style-name="T4">Idx</text:span><text:span text:style-name="T4">_e</text:span></text:p>
          </draw:text-box>
        </draw:frame>
        <draw:line draw:style-name="gr52" draw:text-style-name="P16" draw:layer="layout" svg:x1="7cm" svg:y1="12.287cm" svg:x2="10cm" svg:y2="12.287cm">
          <text:p/>
        </draw:line>
        <draw:frame draw:style-name="gr53" draw:text-style-name="P8" draw:layer="layout" svg:width="2.437cm" svg:height="0.962cm" svg:x="7.282cm" svg:y="12.179cm">
          <draw:text-box>
            <text:p><text:span text:style-name="T4">pre</text:span><text:span text:style-name="T4">v_</text:span><text:span text:style-name="T4">e</text:span></text:p>
          </draw:text-box>
        </draw:frame>
        <draw:line draw:style-name="gr54" draw:text-style-name="P2" draw:layer="layout" svg:x1="8.501cm" svg:y1="9.996cm" svg:x2="8.501cm" svg:y2="9.996cm">
          <text:p/>
        </draw:line>
        <draw:line draw:style-name="gr55" draw:text-style-name="P2" draw:layer="layout" svg:x1="7.002cm" svg:y1="8.503cm" svg:x2="5.002cm" svg:y2="8.503cm">
          <text:p/>
        </draw:line>
        <draw:frame draw:style-name="gr45" draw:text-style-name="P10" draw:layer="layout" svg:width="2.016cm" svg:height="1.673cm" svg:x="9cm" svg:y="6.702cm">
          <draw:text-box>
            <text:p><text:span text:style-name="T9">ke</text:span><text:span text:style-name="T9">y-</text:span></text:p>
            <text:p><text:span text:style-name="T9">val</text:span><text:span text:style-name="T9">u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p</text:span><text:span text:style-name="T8">e. </text:span><text:span text:style-name="T8">1.</text:span><text:span text:style-name="T9"> </text:span><text:span text:style-name="T9">Ne</text:span><text:span text:style-name="T9">w </text:span><text:span text:style-name="T9">ins</text:span><text:span text:style-name="T9">erti</text:span><text:span text:style-name="T9">on </text:span><text:span text:style-name="T9">of </text:span><text:span text:style-name="T9">a </text:span><text:span text:style-name="T9">ke</text:span><text:span text:style-name="T9">y-</text:span><text:span text:style-name="T9">val</text:span><text:span text:style-name="T9">ue </text:span><text:span text:style-name="T9">pai</text:span><text:span text:style-name="T9">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5" draw:layer="layout" svg:width="1.095cm" svg:height="0.662cm" svg:x="3.11cm" svg:y="8.5cm">
          <draw:text-box>
            <text:p text:style-name="P14"><text:span text:style-name="T11">first</text:span></text:p>
          </draw:text-box>
        </draw:frame>
        <draw:frame draw:style-name="gr42" draw:text-style-name="P12" draw:layer="layout" svg:width="1.095cm" svg:height="0.662cm" svg:x="9.812cm" svg:y="8.5cm">
          <draw:text-box>
            <text:p text:style-name="P11"><text:span text:style-name="T10">last</text:span></text:p>
          </draw:text-box>
        </draw:frame>
        <draw:frame draw:style-name="gr42" draw:text-style-name="P15" draw:layer="layout" svg:width="1.095cm" svg:height="0.662cm" svg:x="6.813cm" svg:y="8.5cm">
          <draw:text-box>
            <text:p text:style-name="P14"><text:span text:style-name="T11">last</text:span></text:p>
          </draw:text-box>
        </draw:frame>
        <draw:line draw:style-name="gr43" draw:text-style-name="P2" draw:layer="layout" svg:x1="7cm" svg:y1="8.82cm" svg:x2="7.7cm" svg:y2="8.82cm">
          <text:p/>
        </draw:line>
        <draw:line draw:style-name="gr43" draw:text-style-name="P2" draw:layer="layout" svg:x1="7cm" svg:y1="8.9cm" svg:x2="7.7cm" svg:y2="8.9cm">
          <text:p/>
        </draw:line>
        <draw:frame draw:style-name="gr42" draw:text-style-name="P15" draw:layer="layout" svg:width="1.501cm" svg:height="0.662cm" svg:x="11.025cm" svg:y="6cm">
          <draw:text-box>
            <text:p text:style-name="P14"><text:span text:style-name="T11">empt</text:span><text:span text:style-name="T11">y</text:span></text:p>
          </draw:text-box>
        </draw:frame>
        <draw:line draw:style-name="gr43" draw:text-style-name="P2" draw:layer="layout" svg:x1="11.264cm" svg:y1="6.318cm" svg:x2="12.287cm" svg:y2="6.318cm">
          <text:p/>
        </draw:line>
        <draw:line draw:style-name="gr43" draw:text-style-name="P2" draw:layer="layout" svg:x1="11.264cm" svg:y1="6.398cm" svg:x2="12.285cm" svg:y2="6.398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</text:span><text:span text:style-name="T1">xt </text:span><text:span text:style-name="T1">pa</text:span><text:span text:style-name="T1">ge </text:span><text:span text:style-name="T1">is </text:span><text:span text:style-name="T6">‘in</text:span><text:span text:style-name="T6">se</text:span><text:span text:style-name="T6">rti</text:span><text:span text:style-name="T6">on </text:span><text:span text:style-name="T6">ca</text:span><text:span text:style-name="T6">se</text:span><text:span text:style-name="T6">04 </text:span><text:span text:style-name="T6">(h</text:span><text:span text:style-name="T6">ar</text:span><text:span text:style-name="T6">d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6" draw:text-style-name="P2" draw:layer="layout" svg:x1="14.5cm" svg:y1="11.002cm" svg:x2="14.5cm" svg:y2="7.002cm">
          <text:p/>
        </draw:line>
        <draw:line draw:style-name="gr46" draw:text-style-name="P16" draw:layer="layout" svg:x1="7cm" svg:y1="12.001cm" svg:x2="7cm" svg:y2="11.302cm">
          <text:p/>
        </draw:line>
        <draw:line draw:style-name="gr46" draw:text-style-name="P16" draw:layer="layout" svg:x1="10cm" svg:y1="12.002cm" svg:x2="10cm" svg:y2="11.302cm">
          <text:p/>
        </draw:line>
        <draw:line draw:style-name="gr46" draw:text-style-name="P2" draw:layer="layout" svg:x1="5.5cm" svg:y1="11.003cm" svg:x2="5.5cm" svg:y2="7.003cm">
          <text:p/>
        </draw:line>
        <draw:line draw:style-name="gr46" draw:text-style-name="P2" draw:layer="layout" svg:x1="8.5cm" svg:y1="11.003cm" svg:x2="8.5cm" svg:y2="7.003cm">
          <text:p/>
        </draw:line>
        <draw:line draw:style-name="gr46" draw:text-style-name="P2" draw:layer="layout" svg:x1="11.5cm" svg:y1="11.003cm" svg:x2="11.5cm" svg:y2="7.003cm">
          <text:p/>
        </draw:lin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9" draw:layer="layout" svg:x1="4cm" svg:y1="6.003cm" svg:x2="6cm" svg:y2="6.003cm">
          <text:p/>
        </draw:line>
        <draw:line draw:style-name="gr49" draw:text-style-name="P2" draw:layer="layout" svg:x1="7cm" svg:y1="6.003cm" svg:x2="9cm" svg:y2="6.003cm">
          <text:p/>
        </draw:line>
        <draw:line draw:style-name="gr49" draw:text-style-name="P2" draw:layer="layout" svg:x1="10cm" svg:y1="8.003cm" svg:x2="8cm" svg:y2="8.003cm">
          <text:p/>
        </draw:line>
        <draw:custom-shape draw:style-name="gr4" draw:text-style-name="P17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cm" svg:y="3.53cm">
          <draw:text-box>
            <text:p><text:span text:style-name="T13">3 </text:span><text:span text:style-name="T13">ke</text:span><text:span text:style-name="T13">ys </text:span><text:span text:style-name="T13">are</text:span></text:p>
            <text:p><text:span text:style-name="T13">alr</text:span><text:span text:style-name="T13">ea</text:span><text:span text:style-name="T13">dy </text:span><text:span text:style-name="T13">ins</text:span><text:span text:style-name="T13">ert</text:span><text:span text:style-name="T13">ed.</text:span></text:p>
          </draw:text-box>
        </draw:frame>
        <draw:frame draw:style-name="gr65" draw:text-style-name="P20" draw:layer="layout" svg:width="2.623cm" svg:height="0.962cm" svg:x="3cm" svg:y="2.731cm">
          <draw:text-box>
            <text:p><text:span text:style-name="T12">Op</text:span><text:span text:style-name="T12">e. </text:span><text:span text:style-name="T12">0.</text:span></text:p>
          </draw:text-box>
        </draw:frame>
        <draw:frame draw:style-name="gr50" draw:text-style-name="P7" draw:layer="layout" svg:width="3.283cm" svg:height="0.962cm" svg:x="5.361cm" svg:y="10.525cm">
          <draw:text-box>
            <text:p><text:span text:style-name="T4">pre</text:span><text:span text:style-name="T4">vId</text:span><text:span text:style-name="T4">x_</text:span><text:span text:style-name="T4">e</text:span></text:p>
          </draw:text-box>
        </draw:frame>
        <draw:frame draw:style-name="gr51" draw:text-style-name="P7" draw:layer="layout" svg:width="2.051cm" svg:height="0.962cm" svg:x="8.963cm" svg:y="10.525cm">
          <draw:text-box>
            <text:p><text:span text:style-name="T4">Idx</text:span><text:span text:style-name="T4">_e</text:span></text:p>
          </draw:text-box>
        </draw:frame>
        <draw:line draw:style-name="gr52" draw:text-style-name="P16" draw:layer="layout" svg:x1="7cm" svg:y1="11.786cm" svg:x2="10cm" svg:y2="11.786cm">
          <text:p/>
        </draw:line>
        <draw:frame draw:style-name="gr53" draw:text-style-name="P8" draw:layer="layout" svg:width="2.437cm" svg:height="0.962cm" svg:x="7.282cm" svg:y="11.678cm">
          <draw:text-box>
            <text:p><text:span text:style-name="T4">pre</text:span><text:span text:style-name="T4">v_</text:span><text:span text:style-name="T4">e</text:span></text:p>
          </draw:text-box>
        </draw:frame>
        <draw:custom-shape draw:style-name="gr40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frame draw:style-name="gr45" draw:text-style-name="P21" draw:layer="layout" svg:width="2.016cm" svg:height="1.673cm" svg:x="9.001cm" svg:y="6.19cm">
          <draw:text-box>
            <text:p><text:span text:style-name="T14">ke</text:span><text:span text:style-name="T14">y-</text:span></text:p>
            <text:p><text:span text:style-name="T14">val</text:span><text:span text:style-name="T14">ue</text:span></text:p>
          </draw:text-box>
        </draw:frame>
        <draw:line draw:style-name="gr55" draw:text-style-name="P2" draw:layer="layout" svg:x1="7.002cm" svg:y1="8.002cm" svg:x2="5.002cm" svg:y2="8.002cm">
          <text:p/>
        </draw:line>
        <draw:frame draw:style-name="gr66" draw:text-style-name="P10" draw:layer="layout" svg:width="5.574cm" svg:height="1.673cm" svg:x="12cm" svg:y="3.533cm">
          <draw:text-box>
            <text:p><text:span text:style-name="T9">Ne</text:span><text:span text:style-name="T9">w </text:span><text:span text:style-name="T9">ins</text:span><text:span text:style-name="T9">erti</text:span><text:span text:style-name="T9">on </text:span><text:span text:style-name="T9">of </text:span><text:span text:style-name="T9">a</text:span></text:p>
            <text:p><text:span text:style-name="T9">ke</text:span><text:span text:style-name="T9">y-</text:span><text:span text:style-name="T9">val</text:span><text:span text:style-name="T9">ue </text:span><text:span text:style-name="T9">pai</text:span><text:span text:style-name="T9">r.</text:span></text:p>
          </draw:text-box>
        </draw:frame>
        <draw:custom-shape draw:style-name="gr67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2" draw:layer="layout" svg:width="2.623cm" svg:height="0.962cm" svg:x="12.001cm" svg:y="2.733cm">
          <draw:text-box>
            <text:p><text:span text:style-name="T8">Op</text:span><text:span text:style-name="T8">e. </text:span><text:span text:style-name="T8">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7" draw:layer="layout" svg:width="1.84cm" svg:height="0.962cm" svg:x="12.08cm" svg:y="10.523cm">
          <draw:text-box>
            <text:p><text:span text:style-name="T4">idx</text:span><text:span text:style-name="T4">_f</text:span></text:p>
          </draw:text-box>
        </draw:frame>
        <draw:path draw:style-name="gr68" draw:text-style-name="P2" draw:layer="layout" svg:width="1.797cm" svg:height="2.625cm" draw:transform="rotate (-1.03899450371222) translate (12.2071721481644cm 6.70243242694847cm)" svg:viewBox="0 0 1798 2626" svg:d="M1563 0c819 482-702 3067-1563 2561">
          <text:p/>
        </draw:path>
        <draw:path draw:style-name="gr57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8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9" draw:text-style-name="P2" draw:layer="layout" svg:x1="7.832cm" svg:y1="7.921cm" svg:x2="7.332cm" svg:y2="8.334cm">
            <text:p/>
          </draw:line>
          <draw:line draw:style-name="gr59" draw:text-style-name="P2" draw:layer="layout" svg:x1="7.482cm" svg:y1="7.921cm" svg:x2="7.682cm" svg:y2="8.334cm">
            <text:p/>
          </draw:line>
        </draw:g>
        <draw:g>
          <draw:line draw:style-name="gr59" draw:text-style-name="P2" draw:layer="layout" svg:x1="12.672cm" svg:y1="5.672cm" svg:x2="12.172cm" svg:y2="6.085cm">
            <text:p/>
          </draw:line>
          <draw:line draw:style-name="gr59" draw:text-style-name="P2" draw:layer="layout" svg:x1="12.322cm" svg:y1="5.672cm" svg:x2="12.522cm" svg:y2="6.085cm">
            <text:p/>
          </draw:line>
        </draw:g>
        <draw:frame draw:style-name="gr69" draw:text-style-name="P21" draw:layer="layout" svg:width="4.583cm" svg:height="1.673cm" svg:x="13.707cm" svg:y="8.701cm">
          <draw:text-box>
            <text:p><text:span text:style-name="T14">Mo</text:span><text:span text:style-name="T14">vin</text:span><text:span text:style-name="T14">g </text:span><text:span text:style-name="T14">sto</text:span><text:span text:style-name="T14">red</text:span></text:p>
            <text:p><text:span text:style-name="T15">ke</text:span><text:span text:style-name="T15">y-</text:span><text:span text:style-name="T15">val</text:span><text:span text:style-name="T15">ue </text:span><text:span text:style-name="T15">pai</text:span><text:span text:style-name="T15">r.</text:span></text:p>
          </draw:text-box>
        </draw:frame>
        <draw:frame draw:style-name="gr65" draw:text-style-name="P23" draw:layer="layout" svg:width="2.623cm" svg:height="0.962cm" svg:x="11.503cm" svg:y="8.696cm">
          <draw:text-box>
            <text:p><text:span text:style-name="T16">Op</text:span><text:span text:style-name="T16">e. </text:span><text:span text:style-name="T16">1.</text:span></text:p>
          </draw:text-box>
        </draw:frame>
        <draw:frame draw:style-name="gr42" draw:text-style-name="P15" draw:layer="layout" svg:width="1.095cm" svg:height="0.662cm" svg:x="3.11cm" svg:y="8cm">
          <draw:text-box>
            <text:p text:style-name="P14"><text:span text:style-name="T11">first</text:span></text:p>
          </draw:text-box>
        </draw:frame>
        <draw:frame draw:style-name="gr42" draw:text-style-name="P15" draw:layer="layout" svg:width="1.501cm" svg:height="0.662cm" svg:x="9.426cm" svg:y="5.326cm">
          <draw:text-box>
            <text:p text:style-name="P14"><text:span text:style-name="T11">empt</text:span><text:span text:style-name="T11">y</text:span></text:p>
          </draw:text-box>
        </draw:frame>
        <draw:line draw:style-name="gr70" draw:text-style-name="P2" draw:layer="layout" svg:x1="9.665cm" svg:y1="5.644cm" svg:x2="10.688cm" svg:y2="5.644cm">
          <text:p/>
        </draw:line>
        <draw:line draw:style-name="gr70" draw:text-style-name="P2" draw:layer="layout" svg:x1="9.665cm" svg:y1="5.724cm" svg:x2="10.686cm" svg:y2="5.724cm">
          <text:p/>
        </draw:line>
        <draw:frame draw:style-name="gr42" draw:text-style-name="P15" draw:layer="layout" svg:width="1.095cm" svg:height="0.662cm" svg:x="12.814cm" svg:y="8cm">
          <draw:text-box>
            <text:p text:style-name="P14"><text:span text:style-name="T11">last</text:span></text:p>
          </draw:text-box>
        </draw:frame>
        <draw:line draw:style-name="gr70" draw:text-style-name="P2" draw:layer="layout" svg:x1="13.001cm" svg:y1="8.32cm" svg:x2="13.701cm" svg:y2="8.32cm">
          <text:p/>
        </draw:line>
        <draw:line draw:style-name="gr70" draw:text-style-name="P2" draw:layer="layout" svg:x1="13.001cm" svg:y1="8.4cm" svg:x2="13.701cm" svg:y2="8.4cm">
          <text:p/>
        </draw:line>
        <draw:path draw:style-name="gr43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2" draw:text-style-name="P12" draw:layer="layout" svg:width="1.095cm" svg:height="0.662cm" svg:x="14.025cm" svg:y="5.504cm">
          <draw:text-box>
            <text:p text:style-name="P11"><text:span text:style-name="T10">first</text:span></text:p>
          </draw:text-box>
        </draw:frame>
        <draw:custom-shape draw:style-name="gr71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01cm">
          <draw:text-box>
            <text:p><text:span text:style-name="T9">ke</text:span><text:span text:style-name="T9">y-</text:span></text:p>
            <text:p><text:span text:style-name="T9">val</text:span><text:span text:style-name="T9">ue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</text:span><text:span text:style-name="T1">xt </text:span><text:span text:style-name="T1">pa</text:span><text:span text:style-name="T1">ge </text:span><text:span text:style-name="T1">is </text:span><text:span text:style-name="T6">‘in</text:span><text:span text:style-name="T6">se</text:span><text:span text:style-name="T6">rti</text:span><text:span text:style-name="T6">on </text:span><text:span text:style-name="T6">ca</text:span><text:span text:style-name="T6">se</text:span><text:span text:style-name="T6">05 </text:span><text:span text:style-name="T6">(h</text:span><text:span text:style-name="T6">ar</text:span><text:span text:style-name="T6">d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6" draw:text-style-name="P2" draw:layer="layout" svg:x1="14.5cm" svg:y1="11.001cm" svg:x2="14.5cm" svg:y2="7.001cm">
          <text:p/>
        </draw:line>
        <draw:line draw:style-name="gr46" draw:text-style-name="P2" draw:layer="layout" svg:x1="17.5cm" svg:y1="11.001cm" svg:x2="17.5cm" svg:y2="7.001cm">
          <text:p/>
        </draw:line>
        <draw:line draw:style-name="gr46" draw:text-style-name="P16" draw:layer="layout" svg:x1="7cm" svg:y1="12cm" svg:x2="7cm" svg:y2="11.301cm">
          <text:p/>
        </draw:line>
        <draw:line draw:style-name="gr46" draw:text-style-name="P16" draw:layer="layout" svg:x1="10cm" svg:y1="12.001cm" svg:x2="10cm" svg:y2="11.301cm">
          <text:p/>
        </draw:line>
        <draw:line draw:style-name="gr46" draw:text-style-name="P2" draw:layer="layout" svg:x1="5.5cm" svg:y1="11.002cm" svg:x2="5.5cm" svg:y2="7.002cm">
          <text:p/>
        </draw:line>
        <draw:line draw:style-name="gr46" draw:text-style-name="P2" draw:layer="layout" svg:x1="8.5cm" svg:y1="11.002cm" svg:x2="8.5cm" svg:y2="7.002cm">
          <text:p/>
        </draw:line>
        <draw:line draw:style-name="gr46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9" draw:layer="layout" svg:x1="4cm" svg:y1="6.002cm" svg:x2="6cm" svg:y2="6.002cm">
          <text:p/>
        </draw:line>
        <draw:line draw:style-name="gr49" draw:text-style-name="P2" draw:layer="layout" svg:x1="7cm" svg:y1="6.002cm" svg:x2="9cm" svg:y2="6.002cm">
          <text:p/>
        </draw:line>
        <draw:line draw:style-name="gr49" draw:text-style-name="P2" draw:layer="layout" svg:x1="10cm" svg:y1="8.002cm" svg:x2="8cm" svg:y2="8.002cm">
          <text:p/>
        </draw:line>
        <draw:custom-shape draw:style-name="gr4" draw:text-style-name="P2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cm" svg:y="3.529cm">
          <draw:text-box>
            <text:p><text:span text:style-name="T13">5 </text:span><text:span text:style-name="T13">ke</text:span><text:span text:style-name="T13">ys </text:span><text:span text:style-name="T13">are</text:span></text:p>
            <text:p><text:span text:style-name="T13">alr</text:span><text:span text:style-name="T13">ea</text:span><text:span text:style-name="T13">dy </text:span><text:span text:style-name="T13">ins</text:span><text:span text:style-name="T13">ert</text:span><text:span text:style-name="T13">ed.</text:span></text:p>
          </draw:text-box>
        </draw:frame>
        <draw:frame draw:style-name="gr65" draw:text-style-name="P20" draw:layer="layout" svg:width="2.623cm" svg:height="0.962cm" svg:x="3cm" svg:y="2.73cm">
          <draw:text-box>
            <text:p><text:span text:style-name="T12">Op</text:span><text:span text:style-name="T12">e. </text:span><text:span text:style-name="T12">0.</text:span></text:p>
          </draw:text-box>
        </draw:frame>
        <draw:frame draw:style-name="gr50" draw:text-style-name="P7" draw:layer="layout" svg:width="3.283cm" svg:height="0.962cm" svg:x="5.361cm" svg:y="10.524cm">
          <draw:text-box>
            <text:p><text:span text:style-name="T4">pre</text:span><text:span text:style-name="T4">vId</text:span><text:span text:style-name="T4">x_</text:span><text:span text:style-name="T4">e</text:span></text:p>
          </draw:text-box>
        </draw:frame>
        <draw:frame draw:style-name="gr51" draw:text-style-name="P7" draw:layer="layout" svg:width="2.051cm" svg:height="0.962cm" svg:x="8.963cm" svg:y="10.524cm">
          <draw:text-box>
            <text:p><text:span text:style-name="T4">Idx</text:span><text:span text:style-name="T4">_e</text:span></text:p>
          </draw:text-box>
        </draw:frame>
        <draw:line draw:style-name="gr52" draw:text-style-name="P16" draw:layer="layout" svg:x1="7cm" svg:y1="11.785cm" svg:x2="10cm" svg:y2="11.785cm">
          <text:p/>
        </draw:line>
        <draw:frame draw:style-name="gr53" draw:text-style-name="P8" draw:layer="layout" svg:width="2.437cm" svg:height="0.962cm" svg:x="7.282cm" svg:y="11.677cm">
          <draw:text-box>
            <text:p><text:span text:style-name="T4">pre</text:span><text:span text:style-name="T4">v_</text:span><text:span text:style-name="T4">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4" draw:text-style-name="P2" draw:layer="layout" svg:x1="8.501cm" svg:y1="9.494cm" svg:x2="8.501cm" svg:y2="9.494cm">
          <text:p/>
        </draw:line>
        <draw:frame draw:style-name="gr45" draw:text-style-name="P25" draw:layer="layout" svg:width="2.016cm" svg:height="1.673cm" svg:x="9.001cm" svg:y="6.189cm">
          <draw:text-box>
            <text:p><text:span text:style-name="T14">ke</text:span><text:span text:style-name="T14">y-</text:span></text:p>
            <text:p><text:span text:style-name="T14">val</text:span><text:span text:style-name="T14">ue</text:span></text:p>
          </draw:text-box>
        </draw:frame>
        <draw:line draw:style-name="gr55" draw:text-style-name="P2" draw:layer="layout" svg:x1="7.002cm" svg:y1="8.001cm" svg:x2="5.002cm" svg:y2="8.001cm">
          <text:p/>
        </draw:line>
        <draw:frame draw:style-name="gr66" draw:text-style-name="P10" draw:layer="layout" svg:width="5.574cm" svg:height="1.673cm" svg:x="12cm" svg:y="3.532cm">
          <draw:text-box>
            <text:p><text:span text:style-name="T9">Ne</text:span><text:span text:style-name="T9">w </text:span><text:span text:style-name="T9">ins</text:span><text:span text:style-name="T9">erti</text:span><text:span text:style-name="T9">on </text:span><text:span text:style-name="T9">of </text:span><text:span text:style-name="T9">a</text:span></text:p>
            <text:p><text:span text:style-name="T9">ke</text:span><text:span text:style-name="T9">y-</text:span><text:span text:style-name="T9">val</text:span><text:span text:style-name="T9">ue </text:span><text:span text:style-name="T9">pai</text:span><text:span text:style-name="T9">r.</text:span></text:p>
          </draw:text-box>
        </draw:frame>
        <draw:custom-shape draw:style-name="gr72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2" draw:layer="layout" svg:width="2.623cm" svg:height="0.962cm" svg:x="12.001cm" svg:y="2.732cm">
          <draw:text-box>
            <text:p><text:span text:style-name="T8">Op</text:span><text:span text:style-name="T8">e. </text:span><text:span text:style-name="T8">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6.001cm" svg:y1="6.001cm" svg:x2="18.001cm" svg:y2="6.001cm">
          <text:p/>
        </draw:line>
        <draw:line draw:style-name="gr48" draw:text-style-name="P2" draw:layer="layout" svg:x1="19.001cm" svg:y1="8.001cm" svg:x2="17.001cm" svg:y2="8.001cm">
          <text:p/>
        </draw:line>
        <draw:line draw:style-name="gr73" draw:text-style-name="P2" draw:layer="layout" svg:x1="13cm" svg:y1="6cm" svg:x2="15cm" svg:y2="6cm">
          <text:p/>
        </draw:line>
        <draw:line draw:style-name="gr73" draw:text-style-name="P2" draw:layer="layout" svg:x1="16cm" svg:y1="8cm" svg:x2="14cm" svg:y2="8cm">
          <text:p/>
        </draw:line>
        <draw:frame draw:style-name="gr41" draw:text-style-name="P7" draw:layer="layout" svg:width="1.84cm" svg:height="0.962cm" svg:x="12.08cm" svg:y="10.522cm">
          <draw:text-box>
            <text:p><text:span text:style-name="T4">idx</text:span><text:span text:style-name="T4">_f</text:span></text:p>
          </draw:text-box>
        </draw:frame>
        <draw:frame draw:style-name="gr74" draw:text-style-name="P7" draw:layer="layout" svg:width="3.076cm" svg:height="0.962cm" svg:x="14.48cm" svg:y="10.522cm">
          <draw:text-box>
            <text:p><text:span text:style-name="T4">ne</text:span><text:span text:style-name="T4">xtI</text:span><text:span text:style-name="T4">dx</text:span><text:span text:style-name="T4">_f</text:span></text:p>
          </draw:text-box>
        </draw:frame>
        <draw:path draw:style-name="gr75" draw:text-style-name="P2" draw:layer="layout" svg:width="5.499cm" svg:height="0.749cm" svg:x="10.5cm" svg:y="8.003cm" svg:viewBox="0 0 5500 750" svg:d="M5500 0c-500 1000-5000 1000-5500 0">
          <text:p/>
        </draw:path>
        <draw:path draw:style-name="gr76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8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59" draw:text-style-name="P2" draw:layer="layout" svg:x1="14.435cm" svg:y1="7.798cm" svg:x2="13.935cm" svg:y2="8.211cm">
            <text:p/>
          </draw:line>
          <draw:line draw:style-name="gr59" draw:text-style-name="P2" draw:layer="layout" svg:x1="14.085cm" svg:y1="7.798cm" svg:x2="14.285cm" svg:y2="8.211cm">
            <text:p/>
          </draw:line>
        </draw:g>
        <draw:g>
          <draw:line draw:style-name="gr59" draw:text-style-name="P2" draw:layer="layout" svg:x1="15.059cm" svg:y1="5.799cm" svg:x2="14.559cm" svg:y2="6.212cm">
            <text:p/>
          </draw:line>
          <draw:line draw:style-name="gr59" draw:text-style-name="P2" draw:layer="layout" svg:x1="14.709cm" svg:y1="5.799cm" svg:x2="14.909cm" svg:y2="6.212cm">
            <text:p/>
          </draw:line>
        </draw:g>
        <draw:path draw:style-name="gr57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8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9" draw:text-style-name="P2" draw:layer="layout" svg:x1="7.832cm" svg:y1="7.92cm" svg:x2="7.332cm" svg:y2="8.333cm">
            <text:p/>
          </draw:line>
          <draw:line draw:style-name="gr59" draw:text-style-name="P2" draw:layer="layout" svg:x1="7.482cm" svg:y1="7.92cm" svg:x2="7.682cm" svg:y2="8.333cm">
            <text:p/>
          </draw:line>
        </draw:g>
        <draw:g>
          <draw:line draw:style-name="gr59" draw:text-style-name="P2" draw:layer="layout" svg:x1="12.672cm" svg:y1="5.671cm" svg:x2="12.172cm" svg:y2="6.084cm">
            <text:p/>
          </draw:line>
          <draw:line draw:style-name="gr59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9" draw:text-style-name="P21" draw:layer="layout" svg:width="4.583cm" svg:height="1.673cm" svg:x="13.707cm" svg:y="8.701cm">
          <draw:text-box>
            <text:p><text:span text:style-name="T14">Mo</text:span><text:span text:style-name="T14">vin</text:span><text:span text:style-name="T14">g </text:span><text:span text:style-name="T14">sto</text:span><text:span text:style-name="T14">red</text:span></text:p>
            <text:p><text:span text:style-name="T15">ke</text:span><text:span text:style-name="T15">y-</text:span><text:span text:style-name="T15">val</text:span><text:span text:style-name="T15">ue </text:span><text:span text:style-name="T15">pai</text:span><text:span text:style-name="T15">r.</text:span></text:p>
          </draw:text-box>
        </draw:frame>
        <draw:frame draw:style-name="gr65" draw:text-style-name="P23" draw:layer="layout" svg:width="2.623cm" svg:height="0.962cm" svg:x="11.503cm" svg:y="8.696cm">
          <draw:text-box>
            <text:p><text:span text:style-name="T16">Op</text:span><text:span text:style-name="T16">e. </text:span><text:span text:style-name="T16">1.</text:span></text:p>
          </draw:text-box>
        </draw:frame>
        <draw:frame draw:style-name="gr42" draw:text-style-name="P15" draw:layer="layout" svg:width="1.095cm" svg:height="0.662cm" svg:x="3.11cm" svg:y="8cm">
          <draw:text-box>
            <text:p text:style-name="P14"><text:span text:style-name="T11">first</text:span></text:p>
          </draw:text-box>
        </draw:frame>
        <draw:frame draw:style-name="gr42" draw:text-style-name="P15" draw:layer="layout" svg:width="1.095cm" svg:height="0.662cm" svg:x="18.812cm" svg:y="8cm">
          <draw:text-box>
            <text:p text:style-name="P14"><text:span text:style-name="T11">last</text:span></text:p>
          </draw:text-box>
        </draw:frame>
        <draw:frame draw:style-name="gr42" draw:text-style-name="P12" draw:layer="layout" svg:width="1.095cm" svg:height="0.662cm" svg:x="10.613cm" svg:y="5.664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71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cm">
          <draw:text-box>
            <text:p><text:span text:style-name="T9">ke</text:span><text:span text:style-name="T9">y-</text:span></text:p>
            <text:p><text:span text:style-name="T9">val</text:span><text:span text:style-name="T9">ue</text:span></text:p>
          </draw:text-box>
        </draw:frame>
        <draw:frame draw:style-name="gr42" draw:text-style-name="P15" draw:layer="layout" svg:width="1.501cm" svg:height="0.662cm" svg:x="8.181cm" svg:y="5.246cm">
          <draw:text-box>
            <text:p text:style-name="P14"><text:span text:style-name="T11">empt</text:span><text:span text:style-name="T11">y</text:span></text:p>
          </draw:text-box>
        </draw:frame>
        <draw:line draw:style-name="gr70" draw:text-style-name="P2" draw:layer="layout" svg:x1="8.42cm" svg:y1="5.564cm" svg:x2="9.443cm" svg:y2="5.564cm">
          <text:p/>
        </draw:line>
        <draw:line draw:style-name="gr70" draw:text-style-name="P2" draw:layer="layout" svg:x1="8.42cm" svg:y1="5.644cm" svg:x2="9.441cm" svg:y2="5.644cm">
          <text:p/>
        </draw:lin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</text:span><text:span text:style-name="T1">xt </text:span><text:span text:style-name="T1">pa</text:span><text:span text:style-name="T1">ge </text:span><text:span text:style-name="T1">is </text:span><text:span text:style-name="T6">‘in</text:span><text:span text:style-name="T6">se</text:span><text:span text:style-name="T6">rti</text:span><text:span text:style-name="T6">on </text:span><text:span text:style-name="T6">ca</text:span><text:span text:style-name="T6">se</text:span><text:span text:style-name="T6">06 </text:span><text:span text:style-name="T6">(h</text:span><text:span text:style-name="T6">ar</text:span><text:span text:style-name="T6">d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6" draw:text-style-name="P16" draw:layer="layout" svg:x1="7cm" svg:y1="13cm" svg:x2="7cm" svg:y2="11.3cm">
          <text:p/>
        </draw:line>
        <draw:line draw:style-name="gr46" draw:text-style-name="P16" draw:layer="layout" svg:x1="13cm" svg:y1="13cm" svg:x2="13cm" svg:y2="11.3cm">
          <text:p/>
        </draw:line>
        <draw:line draw:style-name="gr46" draw:text-style-name="P16" draw:layer="layout" svg:x1="10cm" svg:y1="12cm" svg:x2="10cm" svg:y2="11.3cm">
          <text:p/>
        </draw:line>
        <draw:line draw:style-name="gr46" draw:text-style-name="P16" draw:layer="layout" svg:x1="16cm" svg:y1="12cm" svg:x2="16cm" svg:y2="11.3cm">
          <text:p/>
        </draw:line>
        <draw:line draw:style-name="gr46" draw:text-style-name="P16" draw:layer="layout" svg:x1="19cm" svg:y1="12cm" svg:x2="19cm" svg:y2="11.3cm">
          <text:p/>
        </draw:line>
        <draw:line draw:style-name="gr46" draw:text-style-name="P2" draw:layer="layout" svg:x1="5.5cm" svg:y1="11.001cm" svg:x2="5.5cm" svg:y2="7.001cm">
          <text:p/>
        </draw:line>
        <draw:line draw:style-name="gr46" draw:text-style-name="P2" draw:layer="layout" svg:x1="8.5cm" svg:y1="11.001cm" svg:x2="8.5cm" svg:y2="7.001cm">
          <text:p/>
        </draw:line>
        <draw:line draw:style-name="gr46" draw:text-style-name="P2" draw:layer="layout" svg:x1="11.5cm" svg:y1="11.001cm" svg:x2="11.5cm" svg:y2="7.001cm">
          <text:p/>
        </draw:line>
        <draw:line draw:style-name="gr46" draw:text-style-name="P2" draw:layer="layout" svg:x1="14.5cm" svg:y1="11.001cm" svg:x2="14.5cm" svg:y2="7.001cm">
          <text:p/>
        </draw:line>
        <draw:line draw:style-name="gr46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6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9" draw:layer="layout" svg:x1="4cm" svg:y1="6.001cm" svg:x2="6cm" svg:y2="6.001cm">
          <text:p/>
        </draw:line>
        <draw:line draw:style-name="gr48" draw:text-style-name="P19" draw:layer="layout" svg:x1="7cm" svg:y1="8.001cm" svg:x2="5cm" svg:y2="8.001cm">
          <text:p/>
        </draw:line>
        <draw:line draw:style-name="gr48" draw:text-style-name="P2" draw:layer="layout" svg:x1="13cm" svg:y1="6.001cm" svg:x2="15cm" svg:y2="6.001cm">
          <text:p/>
        </draw:line>
        <draw:line draw:style-name="gr48" draw:text-style-name="P2" draw:layer="layout" svg:x1="16cm" svg:y1="8.001cm" svg:x2="14cm" svg:y2="8.001cm">
          <text:p/>
        </draw:line>
        <draw:custom-shape draw:style-name="gr4" draw:text-style-name="P2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cm" svg:y="3.528cm">
          <draw:text-box>
            <text:p><text:span text:style-name="T13">5 </text:span><text:span text:style-name="T13">ke</text:span><text:span text:style-name="T13">ys </text:span><text:span text:style-name="T13">are</text:span></text:p>
            <text:p><text:span text:style-name="T13">alr</text:span><text:span text:style-name="T13">ea</text:span><text:span text:style-name="T13">dy </text:span><text:span text:style-name="T13">ins</text:span><text:span text:style-name="T13">ert</text:span><text:span text:style-name="T13">ed.</text:span></text:p>
          </draw:text-box>
        </draw:frame>
        <draw:frame draw:style-name="gr65" draw:text-style-name="P20" draw:layer="layout" svg:width="2.623cm" svg:height="0.962cm" svg:x="3cm" svg:y="2.729cm">
          <draw:text-box>
            <text:p><text:span text:style-name="T12">Op</text:span><text:span text:style-name="T12">e. </text:span><text:span text:style-name="T12">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</text:span><text:span text:style-name="T4">_f</text:span></text:p>
          </draw:text-box>
        </draw:frame>
        <draw:frame draw:style-name="gr77" draw:text-style-name="P8" draw:layer="layout" svg:width="3.11cm" svg:height="0.962cm" svg:x="14.44cm" svg:y="10.521cm">
          <draw:text-box>
            <text:p><text:span text:style-name="T4">pre</text:span><text:span text:style-name="T4">vId</text:span><text:span text:style-name="T4">x_f</text:span></text:p>
          </draw:text-box>
        </draw:frame>
        <draw:frame draw:style-name="gr50" draw:text-style-name="P7" draw:layer="layout" svg:width="3.283cm" svg:height="0.962cm" svg:x="5.361cm" svg:y="10.523cm">
          <draw:text-box>
            <text:p><text:span text:style-name="T4">pre</text:span><text:span text:style-name="T4">vId</text:span><text:span text:style-name="T4">x_</text:span><text:span text:style-name="T4">e</text:span></text:p>
          </draw:text-box>
        </draw:frame>
        <draw:frame draw:style-name="gr61" draw:text-style-name="P7" draw:layer="layout" svg:width="3.249cm" svg:height="0.962cm" svg:x="11.362cm" svg:y="10.523cm">
          <draw:text-box>
            <text:p><text:span text:style-name="T4">ne</text:span><text:span text:style-name="T4">xtI</text:span><text:span text:style-name="T4">dx</text:span><text:span text:style-name="T4">_e</text:span></text:p>
          </draw:text-box>
        </draw:frame>
        <draw:frame draw:style-name="gr51" draw:text-style-name="P7" draw:layer="layout" svg:width="2.051cm" svg:height="0.962cm" svg:x="8.963cm" svg:y="10.523cm">
          <draw:text-box>
            <text:p><text:span text:style-name="T4">Idx</text:span><text:span text:style-name="T4">_e</text:span></text:p>
          </draw:text-box>
        </draw:frame>
        <draw:line draw:style-name="gr52" draw:text-style-name="P16" draw:layer="layout" svg:x1="16cm" svg:y1="11.787cm" svg:x2="19cm" svg:y2="11.787cm">
          <text:p/>
        </draw:line>
        <draw:frame draw:style-name="gr78" draw:text-style-name="P8" draw:layer="layout" svg:width="2.263cm" svg:height="0.962cm" svg:x="16.368cm" svg:y="11.67cm">
          <draw:text-box>
            <text:p><text:span text:style-name="T4">pre</text:span><text:span text:style-name="T4">v_f</text:span></text:p>
          </draw:text-box>
        </draw:frame>
        <draw:line draw:style-name="gr52" draw:text-style-name="P16" draw:layer="layout" svg:x1="7cm" svg:y1="11.784cm" svg:x2="10cm" svg:y2="11.784cm">
          <text:p/>
        </draw:line>
        <draw:frame draw:style-name="gr53" draw:text-style-name="P8" draw:layer="layout" svg:width="2.437cm" svg:height="0.962cm" svg:x="7.282cm" svg:y="11.676cm">
          <draw:text-box>
            <text:p><text:span text:style-name="T4">pre</text:span><text:span text:style-name="T4">v_</text:span><text:span text:style-name="T4">e</text:span></text:p>
          </draw:text-box>
        </draw:frame>
        <draw:line draw:style-name="gr52" draw:text-style-name="P16" draw:layer="layout" svg:x1="10cm" svg:y1="11.781cm" svg:x2="13cm" svg:y2="11.781cm">
          <text:p/>
        </draw:line>
        <draw:frame draw:style-name="gr62" draw:text-style-name="P8" draw:layer="layout" svg:width="2.403cm" svg:height="0.962cm" svg:x="10.298cm" svg:y="11.673cm">
          <draw:text-box>
            <text:p><text:span text:style-name="T4">ne</text:span><text:span text:style-name="T4">xt_</text:span><text:span text:style-name="T4">e</text:span></text:p>
          </draw:text-box>
        </draw:frame>
        <draw:line draw:style-name="gr52" draw:text-style-name="P16" draw:layer="layout" svg:x1="7cm" svg:y1="12.781cm" svg:x2="13cm" svg:y2="12.784cm">
          <text:p/>
        </draw:line>
        <draw:frame draw:style-name="gr63" draw:text-style-name="P8" draw:layer="layout" svg:width="3.986cm" svg:height="0.962cm" svg:x="8.01cm" svg:y="12.673cm">
          <draw:text-box>
            <text:p><text:span text:style-name="T4">pre</text:span><text:span text:style-name="T4">v2</text:span><text:span text:style-name="T4">ne</text:span><text:span text:style-name="T4">xt_</text:span><text:span text:style-name="T4">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2" draw:layer="layout" svg:x1="10cm" svg:y1="8cm" svg:x2="8cm" svg:y2="8cm">
          <text:p/>
        </draw:line>
        <draw:line draw:style-name="gr79" draw:text-style-name="P2" draw:layer="layout" svg:x1="10cm" svg:y1="6cm" svg:x2="12cm" svg:y2="6cm">
          <text:p/>
        </draw:line>
        <draw:path draw:style-name="gr57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4" draw:text-style-name="P2" draw:layer="layout" svg:x1="8.501cm" svg:y1="9.493cm" svg:x2="8.501cm" svg:y2="9.493cm">
          <text:p/>
        </draw:line>
        <draw:frame draw:style-name="gr45" draw:text-style-name="P21" draw:layer="layout" svg:width="2.016cm" svg:height="1.673cm" svg:x="9.001cm" svg:y="6.188cm">
          <draw:text-box>
            <text:p><text:span text:style-name="T14">ke</text:span><text:span text:style-name="T14">y-</text:span></text:p>
            <text:p><text:span text:style-name="T14">val</text:span><text:span text:style-name="T14">ue</text:span></text:p>
          </draw:text-box>
        </draw:frame>
        <draw:path draw:style-name="gr58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9" draw:text-style-name="P2" draw:layer="layout" svg:x1="7.831cm" svg:y1="7.919cm" svg:x2="7.331cm" svg:y2="8.332cm">
            <text:p/>
          </draw:line>
          <draw:line draw:style-name="gr59" draw:text-style-name="P2" draw:layer="layout" svg:x1="7.481cm" svg:y1="7.919cm" svg:x2="7.681cm" svg:y2="8.332cm">
            <text:p/>
          </draw:line>
        </draw:g>
        <draw:g>
          <draw:line draw:style-name="gr59" draw:text-style-name="P2" draw:layer="layout" svg:x1="12.671cm" svg:y1="5.67cm" svg:x2="12.171cm" svg:y2="6.083cm">
            <text:p/>
          </draw:line>
          <draw:line draw:style-name="gr59" draw:text-style-name="P2" draw:layer="layout" svg:x1="12.321cm" svg:y1="5.67cm" svg:x2="12.521cm" svg:y2="6.083cm">
            <text:p/>
          </draw:line>
        </draw:g>
        <draw:line draw:style-name="gr79" draw:text-style-name="P2" draw:layer="layout" svg:x1="7.001cm" svg:y1="6cm" svg:x2="9.001cm" svg:y2="6cm">
          <text:p/>
        </draw:line>
        <draw:line draw:style-name="gr79" draw:text-style-name="P2" draw:layer="layout" svg:x1="13.002cm" svg:y1="8cm" svg:x2="11.002cm" svg:y2="8cm">
          <text:p/>
        </draw:line>
        <draw:line draw:style-name="gr73" draw:text-style-name="P2" draw:layer="layout" svg:x1="16cm" svg:y1="6.003cm" svg:x2="18cm" svg:y2="6.003cm">
          <text:p/>
        </draw:line>
        <draw:line draw:style-name="gr73" draw:text-style-name="P2" draw:layer="layout" svg:x1="19cm" svg:y1="8cm" svg:x2="17cm" svg:y2="8cm">
          <text:p/>
        </draw:line>
        <draw:frame draw:style-name="gr66" draw:text-style-name="P10" draw:layer="layout" svg:width="5.574cm" svg:height="1.673cm" svg:x="18cm" svg:y="3.531cm">
          <draw:text-box>
            <text:p><text:span text:style-name="T9">Ne</text:span><text:span text:style-name="T9">w </text:span><text:span text:style-name="T9">ins</text:span><text:span text:style-name="T9">erti</text:span><text:span text:style-name="T9">on </text:span><text:span text:style-name="T9">of </text:span><text:span text:style-name="T9">a</text:span></text:p>
            <text:p><text:span text:style-name="T9">ke</text:span><text:span text:style-name="T9">y-</text:span><text:span text:style-name="T9">val</text:span><text:span text:style-name="T9">ue </text:span><text:span text:style-name="T9">pai</text:span><text:span text:style-name="T9">r.</text:span></text:p>
          </draw:text-box>
        </draw:frame>
        <draw:custom-shape draw:style-name="gr72" draw:text-style-name="P27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2" draw:layer="layout" svg:width="2.623cm" svg:height="0.962cm" svg:x="18.001cm" svg:y="2.731cm">
          <draw:text-box>
            <text:p><text:span text:style-name="T8">Op</text:span><text:span text:style-name="T8">e. </text:span><text:span text:style-name="T8">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9" draw:text-style-name="P2" draw:layer="layout" svg:x1="17.435cm" svg:y1="7.797cm" svg:x2="16.935cm" svg:y2="8.21cm">
            <text:p/>
          </draw:line>
          <draw:line draw:style-name="gr59" draw:text-style-name="P2" draw:layer="layout" svg:x1="17.085cm" svg:y1="7.797cm" svg:x2="17.285cm" svg:y2="8.21cm">
            <text:p/>
          </draw:line>
        </draw:g>
        <draw:g>
          <draw:line draw:style-name="gr59" draw:text-style-name="P2" draw:layer="layout" svg:x1="18.059cm" svg:y1="5.798cm" svg:x2="17.559cm" svg:y2="6.211cm">
            <text:p/>
          </draw:line>
          <draw:line draw:style-name="gr59" draw:text-style-name="P2" draw:layer="layout" svg:x1="17.709cm" svg:y1="5.798cm" svg:x2="17.909cm" svg:y2="6.211cm">
            <text:p/>
          </draw:line>
        </draw:g>
        <draw:path draw:style-name="gr68" draw:text-style-name="P2" draw:layer="layout" svg:width="4.704cm" svg:height="7.755cm" draw:transform="rotate (-1.03899450371222) translate (16.663910854cm 4.07935495565805cm)" svg:viewBox="0 0 4705 7756" svg:d="M4607 0c819 482-3745 8239-4607 7732">
          <text:p/>
        </draw:path>
        <draw:frame draw:style-name="gr69" draw:text-style-name="P21" draw:layer="layout" svg:width="4.583cm" svg:height="1.673cm" svg:x="13.707cm" svg:y="8.701cm">
          <draw:text-box>
            <text:p><text:span text:style-name="T14">Mo</text:span><text:span text:style-name="T14">vin</text:span><text:span text:style-name="T14">g </text:span><text:span text:style-name="T14">sto</text:span><text:span text:style-name="T14">red</text:span></text:p>
            <text:p><text:span text:style-name="T15">ke</text:span><text:span text:style-name="T15">y-</text:span><text:span text:style-name="T15">val</text:span><text:span text:style-name="T15">ue </text:span><text:span text:style-name="T15">pai</text:span><text:span text:style-name="T15">r.</text:span></text:p>
          </draw:text-box>
        </draw:frame>
        <draw:frame draw:style-name="gr65" draw:text-style-name="P23" draw:layer="layout" svg:width="2.623cm" svg:height="0.962cm" svg:x="11.503cm" svg:y="8.696cm">
          <draw:text-box>
            <text:p><text:span text:style-name="T16">Op</text:span><text:span text:style-name="T16">e. </text:span><text:span text:style-name="T16">1.</text:span></text:p>
          </draw:text-box>
        </draw:frame>
        <draw:frame draw:style-name="gr42" draw:text-style-name="P15" draw:layer="layout" svg:width="1.095cm" svg:height="0.662cm" svg:x="3.11cm" svg:y="8cm">
          <draw:text-box>
            <text:p text:style-name="P14"><text:span text:style-name="T11">first</text:span></text:p>
          </draw:text-box>
        </draw:frame>
        <draw:path draw:style-name="gr43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2" draw:text-style-name="P12" draw:layer="layout" svg:width="1.095cm" svg:height="0.662cm" svg:x="20.025cm" svg:y="5.503cm">
          <draw:text-box>
            <text:p text:style-name="P11"><text:span text:style-name="T10">first</text:span></text:p>
          </draw:text-box>
        </draw:frame>
        <draw:custom-shape draw:style-name="gr71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.011cm" svg:y="6.203cm">
          <draw:text-box>
            <text:p><text:span text:style-name="T9">ke</text:span><text:span text:style-name="T9">y-</text:span></text:p>
            <text:p><text:span text:style-name="T9">val</text:span><text:span text:style-name="T9">ue</text:span></text:p>
          </draw:text-box>
        </draw:frame>
        <draw:frame draw:style-name="gr42" draw:text-style-name="P15" draw:layer="layout" svg:width="1.501cm" svg:height="0.662cm" svg:x="8.18cm" svg:y="5.245cm">
          <draw:text-box>
            <text:p text:style-name="P14"><text:span text:style-name="T11">empt</text:span><text:span text:style-name="T11">y</text:span></text:p>
          </draw:text-box>
        </draw:frame>
        <draw:line draw:style-name="gr70" draw:text-style-name="P2" draw:layer="layout" svg:x1="8.419cm" svg:y1="5.563cm" svg:x2="9.442cm" svg:y2="5.563cm">
          <text:p/>
        </draw:line>
        <draw:line draw:style-name="gr70" draw:text-style-name="P2" draw:layer="layout" svg:x1="8.419cm" svg:y1="5.643cm" svg:x2="9.44cm" svg:y2="5.643cm">
          <text:p/>
        </draw:lin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</text:span><text:span text:style-name="T1">xt </text:span><text:span text:style-name="T1">pa</text:span><text:span text:style-name="T1">ge </text:span><text:span text:style-name="T1">is </text:span><text:span text:style-name="T6">‘in</text:span><text:span text:style-name="T6">se</text:span><text:span text:style-name="T6">rti</text:span><text:span text:style-name="T6">on </text:span><text:span text:style-name="T6">ca</text:span><text:span text:style-name="T6">se</text:span><text:span text:style-name="T6">07 </text:span><text:span text:style-name="T6">(h</text:span><text:span text:style-name="T6">ar</text:span><text:span text:style-name="T6">d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2" draw:text-style-name="P15" draw:layer="layout" svg:width="1.501cm" svg:height="0.662cm" svg:x="8.186cm" svg:y="5.241cm">
          <draw:text-box>
            <text:p text:style-name="P14"><text:span text:style-name="T11">empt</text:span><text:span text:style-name="T11">y</text:span></text:p>
          </draw:text-box>
        </draw:frame>
        <draw:line draw:style-name="gr70" draw:text-style-name="P2" draw:layer="layout" svg:x1="8.425cm" svg:y1="5.559cm" svg:x2="9.448cm" svg:y2="5.559cm">
          <text:p/>
        </draw:line>
        <draw:line draw:style-name="gr70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5" draw:layer="layout" svg:width="1.095cm" svg:height="0.662cm" svg:x="3.11cm" svg:y="8cm">
          <draw:text-box>
            <text:p text:style-name="P14"><text:span text:style-name="T11">first</text:span></text:p>
          </draw:text-box>
        </draw:frame>
        <draw:line draw:style-name="gr46" draw:text-style-name="P16" draw:layer="layout" svg:x1="7cm" svg:y1="13cm" svg:x2="7cm" svg:y2="11.3cm">
          <text:p/>
        </draw:line>
        <draw:line draw:style-name="gr46" draw:text-style-name="P16" draw:layer="layout" svg:x1="13cm" svg:y1="13cm" svg:x2="13cm" svg:y2="11.3cm">
          <text:p/>
        </draw:line>
        <draw:line draw:style-name="gr46" draw:text-style-name="P16" draw:layer="layout" svg:x1="10cm" svg:y1="12cm" svg:x2="10cm" svg:y2="11.3cm">
          <text:p/>
        </draw:line>
        <draw:line draw:style-name="gr46" draw:text-style-name="P16" draw:layer="layout" svg:x1="16cm" svg:y1="13cm" svg:x2="16cm" svg:y2="11.3cm">
          <text:p/>
        </draw:line>
        <draw:line draw:style-name="gr46" draw:text-style-name="P16" draw:layer="layout" svg:x1="22cm" svg:y1="13cm" svg:x2="22cm" svg:y2="11.3cm">
          <text:p/>
        </draw:line>
        <draw:line draw:style-name="gr46" draw:text-style-name="P16" draw:layer="layout" svg:x1="19cm" svg:y1="12cm" svg:x2="19cm" svg:y2="11.3cm">
          <text:p/>
        </draw:line>
        <draw:line draw:style-name="gr46" draw:text-style-name="P2" draw:layer="layout" svg:x1="5.5cm" svg:y1="11.001cm" svg:x2="5.5cm" svg:y2="7.001cm">
          <text:p/>
        </draw:line>
        <draw:line draw:style-name="gr46" draw:text-style-name="P2" draw:layer="layout" svg:x1="8.5cm" svg:y1="11.001cm" svg:x2="8.5cm" svg:y2="7.001cm">
          <text:p/>
        </draw:line>
        <draw:line draw:style-name="gr46" draw:text-style-name="P2" draw:layer="layout" svg:x1="11.5cm" svg:y1="11.001cm" svg:x2="11.5cm" svg:y2="7.001cm">
          <text:p/>
        </draw:line>
        <draw:line draw:style-name="gr46" draw:text-style-name="P2" draw:layer="layout" svg:x1="14.5cm" svg:y1="11.001cm" svg:x2="14.5cm" svg:y2="7.001cm">
          <text:p/>
        </draw:line>
        <draw:line draw:style-name="gr46" draw:text-style-name="P2" draw:layer="layout" svg:x1="17.5cm" svg:y1="11.001cm" svg:x2="17.5cm" svg:y2="7.001cm">
          <text:p/>
        </draw:line>
        <draw:line draw:style-name="gr46" draw:text-style-name="P2" draw:layer="layout" svg:x1="20.5cm" svg:y1="11.001cm" svg:x2="20.5cm" svg:y2="7.001cm">
          <text:p/>
        </draw:line>
        <draw:line draw:style-name="gr46" draw:text-style-name="P2" draw:layer="layout" svg:x1="23.5cm" svg:y1="11.001cm" svg:x2="23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9" draw:layer="layout" svg:x1="4cm" svg:y1="6.001cm" svg:x2="6cm" svg:y2="6.001cm">
          <text:p/>
        </draw:line>
        <draw:line draw:style-name="gr48" draw:text-style-name="P2" draw:layer="layout" svg:x1="7cm" svg:y1="8.001cm" svg:x2="5cm" svg:y2="8.001cm">
          <text:p/>
        </draw:line>
        <draw:line draw:style-name="gr48" draw:text-style-name="P2" draw:layer="layout" svg:x1="13cm" svg:y1="6.001cm" svg:x2="15cm" svg:y2="6.001cm">
          <text:p/>
        </draw:line>
        <draw:line draw:style-name="gr48" draw:text-style-name="P2" draw:layer="layout" svg:x1="16cm" svg:y1="8.001cm" svg:x2="14cm" svg:y2="8.001cm">
          <text:p/>
        </draw:line>
        <draw:line draw:style-name="gr48" draw:text-style-name="P2" draw:layer="layout" svg:x1="22cm" svg:y1="6.001cm" svg:x2="24cm" svg:y2="6.001cm">
          <text:p/>
        </draw:line>
        <draw:line draw:style-name="gr48" draw:text-style-name="P2" draw:layer="layout" svg:x1="25cm" svg:y1="8.001cm" svg:x2="23cm" svg:y2="8.001cm">
          <text:p/>
        </draw:line>
        <draw:custom-shape draw:style-name="gr4" draw:text-style-name="P2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cm" svg:y="3.528cm">
          <draw:text-box>
            <text:p><text:span text:style-name="T13">7 </text:span><text:span text:style-name="T13">ke</text:span><text:span text:style-name="T13">ys </text:span><text:span text:style-name="T13">are</text:span></text:p>
            <text:p><text:span text:style-name="T13">alr</text:span><text:span text:style-name="T13">ea</text:span><text:span text:style-name="T13">dy </text:span><text:span text:style-name="T13">ins</text:span><text:span text:style-name="T13">ert</text:span><text:span text:style-name="T13">ed.</text:span></text:p>
          </draw:text-box>
        </draw:frame>
        <draw:frame draw:style-name="gr65" draw:text-style-name="P20" draw:layer="layout" svg:width="2.623cm" svg:height="0.962cm" svg:x="3cm" svg:y="2.729cm">
          <draw:text-box>
            <text:p><text:span text:style-name="T12">Op</text:span><text:span text:style-name="T12">e. </text:span><text:span text:style-name="T12">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</text:span><text:span text:style-name="T4">_f</text:span></text:p>
          </draw:text-box>
        </draw:frame>
        <draw:frame draw:style-name="gr77" draw:text-style-name="P8" draw:layer="layout" svg:width="3.11cm" svg:height="0.962cm" svg:x="14.44cm" svg:y="10.521cm">
          <draw:text-box>
            <text:p><text:span text:style-name="T4">pre</text:span><text:span text:style-name="T4">vId</text:span><text:span text:style-name="T4">x_f</text:span></text:p>
          </draw:text-box>
        </draw:frame>
        <draw:frame draw:style-name="gr74" draw:text-style-name="P7" draw:layer="layout" svg:width="3.076cm" svg:height="0.962cm" svg:x="20.479cm" svg:y="10.521cm">
          <draw:text-box>
            <text:p><text:span text:style-name="T4">ne</text:span><text:span text:style-name="T4">xtI</text:span><text:span text:style-name="T4">dx</text:span><text:span text:style-name="T4">_f</text:span></text:p>
          </draw:text-box>
        </draw:frame>
        <draw:frame draw:style-name="gr50" draw:text-style-name="P7" draw:layer="layout" svg:width="3.283cm" svg:height="0.962cm" svg:x="5.361cm" svg:y="10.523cm">
          <draw:text-box>
            <text:p><text:span text:style-name="T4">pre</text:span><text:span text:style-name="T4">vId</text:span><text:span text:style-name="T4">x_</text:span><text:span text:style-name="T4">e</text:span></text:p>
          </draw:text-box>
        </draw:frame>
        <draw:frame draw:style-name="gr61" draw:text-style-name="P7" draw:layer="layout" svg:width="3.249cm" svg:height="0.962cm" svg:x="11.362cm" svg:y="10.523cm">
          <draw:text-box>
            <text:p><text:span text:style-name="T4">ne</text:span><text:span text:style-name="T4">xtI</text:span><text:span text:style-name="T4">dx</text:span><text:span text:style-name="T4">_e</text:span></text:p>
          </draw:text-box>
        </draw:frame>
        <draw:frame draw:style-name="gr51" draw:text-style-name="P7" draw:layer="layout" svg:width="2.051cm" svg:height="0.962cm" svg:x="8.963cm" svg:y="10.523cm">
          <draw:text-box>
            <text:p><text:span text:style-name="T4">Idx</text:span><text:span text:style-name="T4">_e</text:span></text:p>
          </draw:text-box>
        </draw:frame>
        <draw:line draw:style-name="gr52" draw:text-style-name="P16" draw:layer="layout" svg:x1="16cm" svg:y1="11.787cm" svg:x2="19cm" svg:y2="11.787cm">
          <text:p/>
        </draw:line>
        <draw:frame draw:style-name="gr78" draw:text-style-name="P8" draw:layer="layout" svg:width="2.263cm" svg:height="0.962cm" svg:x="16.368cm" svg:y="11.67cm">
          <draw:text-box>
            <text:p><text:span text:style-name="T4">pre</text:span><text:span text:style-name="T4">v_f</text:span></text:p>
          </draw:text-box>
        </draw:frame>
        <draw:line draw:style-name="gr52" draw:text-style-name="P16" draw:layer="layout" svg:x1="19cm" svg:y1="11.784cm" svg:x2="22cm" svg:y2="11.784cm">
          <text:p/>
        </draw:line>
        <draw:frame draw:style-name="gr80" draw:text-style-name="P8" draw:layer="layout" svg:width="2.229cm" svg:height="0.962cm" svg:x="19.368cm" svg:y="11.676cm">
          <draw:text-box>
            <text:p><text:span text:style-name="T4">ne</text:span><text:span text:style-name="T4">xt_</text:span><text:span text:style-name="T4">f</text:span></text:p>
          </draw:text-box>
        </draw:frame>
        <draw:line draw:style-name="gr52" draw:text-style-name="P16" draw:layer="layout" svg:x1="16cm" svg:y1="12.784cm" svg:x2="22cm" svg:y2="12.787cm">
          <text:p/>
        </draw:line>
        <draw:frame draw:style-name="gr81" draw:text-style-name="P8" draw:layer="layout" svg:width="3.812cm" svg:height="0.962cm" svg:x="17.096cm" svg:y="12.676cm">
          <draw:text-box>
            <text:p><text:span text:style-name="T4">pre</text:span><text:span text:style-name="T4">v2</text:span><text:span text:style-name="T4">ne</text:span><text:span text:style-name="T4">xt_</text:span><text:span text:style-name="T4">f</text:span></text:p>
          </draw:text-box>
        </draw:frame>
        <draw:line draw:style-name="gr52" draw:text-style-name="P16" draw:layer="layout" svg:x1="7cm" svg:y1="11.784cm" svg:x2="10cm" svg:y2="11.784cm">
          <text:p/>
        </draw:line>
        <draw:frame draw:style-name="gr53" draw:text-style-name="P8" draw:layer="layout" svg:width="2.437cm" svg:height="0.962cm" svg:x="7.282cm" svg:y="11.676cm">
          <draw:text-box>
            <text:p><text:span text:style-name="T4">pre</text:span><text:span text:style-name="T4">v_</text:span><text:span text:style-name="T4">e</text:span></text:p>
          </draw:text-box>
        </draw:frame>
        <draw:line draw:style-name="gr52" draw:text-style-name="P16" draw:layer="layout" svg:x1="10cm" svg:y1="11.781cm" svg:x2="13cm" svg:y2="11.781cm">
          <text:p/>
        </draw:line>
        <draw:frame draw:style-name="gr62" draw:text-style-name="P8" draw:layer="layout" svg:width="2.403cm" svg:height="0.962cm" svg:x="10.298cm" svg:y="11.673cm">
          <draw:text-box>
            <text:p><text:span text:style-name="T4">ne</text:span><text:span text:style-name="T4">xt_</text:span><text:span text:style-name="T4">e</text:span></text:p>
          </draw:text-box>
        </draw:frame>
        <draw:line draw:style-name="gr52" draw:text-style-name="P16" draw:layer="layout" svg:x1="7cm" svg:y1="12.781cm" svg:x2="13cm" svg:y2="12.784cm">
          <text:p/>
        </draw:line>
        <draw:frame draw:style-name="gr63" draw:text-style-name="P8" draw:layer="layout" svg:width="3.986cm" svg:height="0.962cm" svg:x="8.01cm" svg:y="12.673cm">
          <draw:text-box>
            <text:p><text:span text:style-name="T4">pre</text:span><text:span text:style-name="T4">v2</text:span><text:span text:style-name="T4">ne</text:span><text:span text:style-name="T4">xt_</text:span><text:span text:style-name="T4">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2" draw:layer="layout" svg:x1="10.001cm" svg:y1="7.993cm" svg:x2="8.001cm" svg:y2="7.993cm">
          <text:p/>
        </draw:line>
        <draw:line draw:style-name="gr79" draw:text-style-name="P2" draw:layer="layout" svg:x1="10.001cm" svg:y1="5.993cm" svg:x2="12.001cm" svg:y2="5.993cm">
          <text:p/>
        </draw:line>
        <draw:path draw:style-name="gr57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4" draw:text-style-name="P2" draw:layer="layout" svg:x1="8.501cm" svg:y1="9.493cm" svg:x2="8.501cm" svg:y2="9.493cm">
          <text:p/>
        </draw:line>
        <draw:frame draw:style-name="gr45" draw:text-style-name="P21" draw:layer="layout" svg:width="2.016cm" svg:height="1.673cm" svg:x="9.001cm" svg:y="6.188cm">
          <draw:text-box>
            <text:p><text:span text:style-name="T14">ke</text:span><text:span text:style-name="T14">y-</text:span></text:p>
            <text:p><text:span text:style-name="T14">val</text:span><text:span text:style-name="T14">ue</text:span></text:p>
          </draw:text-box>
        </draw:frame>
        <draw:path draw:style-name="gr58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59" draw:text-style-name="P2" draw:layer="layout" svg:x1="7.831cm" svg:y1="7.919cm" svg:x2="7.331cm" svg:y2="8.332cm">
            <text:p/>
          </draw:line>
          <draw:line draw:style-name="gr59" draw:text-style-name="P2" draw:layer="layout" svg:x1="7.481cm" svg:y1="7.919cm" svg:x2="7.681cm" svg:y2="8.332cm">
            <text:p/>
          </draw:line>
        </draw:g>
        <draw:g>
          <draw:line draw:style-name="gr59" draw:text-style-name="P2" draw:layer="layout" svg:x1="12.671cm" svg:y1="5.67cm" svg:x2="12.171cm" svg:y2="6.083cm">
            <text:p/>
          </draw:line>
          <draw:line draw:style-name="gr59" draw:text-style-name="P2" draw:layer="layout" svg:x1="12.321cm" svg:y1="5.67cm" svg:x2="12.521cm" svg:y2="6.083cm">
            <text:p/>
          </draw:line>
        </draw:g>
        <draw:line draw:style-name="gr79" draw:text-style-name="P2" draw:layer="layout" svg:x1="7.001cm" svg:y1="6cm" svg:x2="9.001cm" svg:y2="6cm">
          <text:p/>
        </draw:line>
        <draw:line draw:style-name="gr79" draw:text-style-name="P2" draw:layer="layout" svg:x1="13.002cm" svg:y1="8cm" svg:x2="11.002cm" svg:y2="8cm">
          <text:p/>
        </draw:line>
        <draw:line draw:style-name="gr73" draw:text-style-name="P2" draw:layer="layout" svg:x1="16cm" svg:y1="6.003cm" svg:x2="18cm" svg:y2="6.003cm">
          <text:p/>
        </draw:line>
        <draw:line draw:style-name="gr73" draw:text-style-name="P2" draw:layer="layout" svg:x1="19cm" svg:y1="8cm" svg:x2="17cm" svg:y2="8cm">
          <text:p/>
        </draw:line>
        <draw:line draw:style-name="gr73" draw:text-style-name="P2" draw:layer="layout" svg:x1="19cm" svg:y1="6cm" svg:x2="21cm" svg:y2="6.003cm">
          <text:p/>
        </draw:line>
        <draw:line draw:style-name="gr73" draw:text-style-name="P2" draw:layer="layout" svg:x1="22cm" svg:y1="8.003cm" svg:x2="20cm" svg:y2="8.003cm">
          <text:p/>
        </draw:line>
        <draw:frame draw:style-name="gr66" draw:text-style-name="P10" draw:layer="layout" svg:width="5.574cm" svg:height="1.673cm" svg:x="18cm" svg:y="3.531cm">
          <draw:text-box>
            <text:p><text:span text:style-name="T9">Ne</text:span><text:span text:style-name="T9">w </text:span><text:span text:style-name="T9">ins</text:span><text:span text:style-name="T9">erti</text:span><text:span text:style-name="T9">on </text:span><text:span text:style-name="T9">of </text:span><text:span text:style-name="T9">a</text:span></text:p>
            <text:p><text:span text:style-name="T9">ke</text:span><text:span text:style-name="T9">y-</text:span><text:span text:style-name="T9">val</text:span><text:span text:style-name="T9">ue </text:span><text:span text:style-name="T9">pai</text:span><text:span text:style-name="T9">r.</text:span></text:p>
          </draw:text-box>
        </draw:frame>
        <draw:custom-shape draw:style-name="gr82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2" draw:layer="layout" svg:width="5.499cm" svg:height="0.749cm" svg:x="16.5cm" svg:y="8.003cm" svg:viewBox="0 0 5500 750" svg:d="M5500 0c-500 1000-5000 1000-5500 0">
          <text:p/>
        </draw:path>
        <draw:frame draw:style-name="gr65" draw:text-style-name="P22" draw:layer="layout" svg:width="2.623cm" svg:height="0.962cm" svg:x="18.001cm" svg:y="2.731cm">
          <draw:text-box>
            <text:p><text:span text:style-name="T8">Op</text:span><text:span text:style-name="T8">e. </text:span><text:span text:style-name="T8">2.</text:span></text:p>
          </draw:text-box>
        </draw:frame>
        <draw:path draw:style-name="gr76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9" draw:text-style-name="P2" draw:layer="layout" svg:x1="17.435cm" svg:y1="7.797cm" svg:x2="16.935cm" svg:y2="8.21cm">
            <text:p/>
          </draw:line>
          <draw:line draw:style-name="gr59" draw:text-style-name="P2" draw:layer="layout" svg:x1="17.085cm" svg:y1="7.797cm" svg:x2="17.285cm" svg:y2="8.21cm">
            <text:p/>
          </draw:line>
        </draw:g>
        <draw:g>
          <draw:line draw:style-name="gr59" draw:text-style-name="P2" draw:layer="layout" svg:x1="20.435cm" svg:y1="7.798cm" svg:x2="19.935cm" svg:y2="8.211cm">
            <text:p/>
          </draw:line>
          <draw:line draw:style-name="gr59" draw:text-style-name="P2" draw:layer="layout" svg:x1="20.085cm" svg:y1="7.798cm" svg:x2="20.285cm" svg:y2="8.211cm">
            <text:p/>
          </draw:line>
        </draw:g>
        <draw:g>
          <draw:line draw:style-name="gr59" draw:text-style-name="P2" draw:layer="layout" svg:x1="18.059cm" svg:y1="5.798cm" svg:x2="17.559cm" svg:y2="6.211cm">
            <text:p/>
          </draw:line>
          <draw:line draw:style-name="gr59" draw:text-style-name="P2" draw:layer="layout" svg:x1="17.709cm" svg:y1="5.798cm" svg:x2="17.909cm" svg:y2="6.211cm">
            <text:p/>
          </draw:line>
        </draw:g>
        <draw:g>
          <draw:line draw:style-name="gr59" draw:text-style-name="P2" draw:layer="layout" svg:x1="21.059cm" svg:y1="5.799cm" svg:x2="20.559cm" svg:y2="6.212cm">
            <text:p/>
          </draw:line>
          <draw:line draw:style-name="gr59" draw:text-style-name="P2" draw:layer="layout" svg:x1="20.709cm" svg:y1="5.799cm" svg:x2="20.909cm" svg:y2="6.212cm">
            <text:p/>
          </draw:line>
        </draw:g>
        <draw:path draw:style-name="gr68" draw:text-style-name="P2" draw:layer="layout" svg:width="4.704cm" svg:height="7.755cm" draw:transform="rotate (-1.03899450371222) translate (16.663910854cm 4.07935495565805cm)" svg:viewBox="0 0 4705 7756" svg:d="M4607 0c819 482-3745 8239-4607 7732">
          <text:p/>
        </draw:path>
        <draw:frame draw:style-name="gr69" draw:text-style-name="P21" draw:layer="layout" svg:width="4.583cm" svg:height="1.673cm" svg:x="13.707cm" svg:y="8.701cm">
          <draw:text-box>
            <text:p><text:span text:style-name="T14">Mo</text:span><text:span text:style-name="T14">vin</text:span><text:span text:style-name="T14">g </text:span><text:span text:style-name="T14">sto</text:span><text:span text:style-name="T14">red</text:span></text:p>
            <text:p><text:span text:style-name="T15">ke</text:span><text:span text:style-name="T15">y-</text:span><text:span text:style-name="T15">val</text:span><text:span text:style-name="T15">ue </text:span><text:span text:style-name="T15">pai</text:span><text:span text:style-name="T15">r.</text:span></text:p>
          </draw:text-box>
        </draw:frame>
        <draw:frame draw:style-name="gr65" draw:text-style-name="P23" draw:layer="layout" svg:width="2.623cm" svg:height="0.962cm" svg:x="11.503cm" svg:y="8.696cm">
          <draw:text-box>
            <text:p><text:span text:style-name="T16">Op</text:span><text:span text:style-name="T16">e. </text:span><text:span text:style-name="T16">1.</text:span></text:p>
          </draw:text-box>
        </draw:frame>
        <draw:frame draw:style-name="gr42" draw:text-style-name="P15" draw:layer="layout" svg:width="1.095cm" svg:height="0.662cm" svg:x="24.812cm" svg:y="8cm">
          <draw:text-box>
            <text:p text:style-name="P14"><text:span text:style-name="T11">last</text:span></text:p>
          </draw:text-box>
        </draw:frame>
        <draw:path draw:style-name="gr43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2" draw:text-style-name="P12" draw:layer="layout" svg:width="1.095cm" svg:height="0.662cm" svg:x="19.335cm" svg:y="8.134cm">
          <draw:text-box>
            <text:p text:style-name="P11"><text:span text:style-name="T10">first</text:span></text:p>
          </draw:text-box>
        </draw:frame>
        <draw:custom-shape draw:style-name="gr71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cm" svg:y="6.199cm">
          <draw:text-box>
            <text:p><text:span text:style-name="T9">ke</text:span><text:span text:style-name="T9">y-</text:span></text:p>
            <text:p><text:span text:style-name="T9">val</text:span><text:span text:style-name="T9">ue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</text:span><text:span text:style-name="T1">xt </text:span><text:span text:style-name="T1">pa</text:span><text:span text:style-name="T1">ge </text:span><text:span text:style-name="T1">is </text:span><text:span text:style-name="T6">‘in</text:span><text:span text:style-name="T6">se</text:span><text:span text:style-name="T6">rti</text:span><text:span text:style-name="T6">on </text:span><text:span text:style-name="T6">ca</text:span><text:span text:style-name="T6">se</text:span><text:span text:style-name="T6">08 </text:span><text:span text:style-name="T6">(h</text:span><text:span text:style-name="T6">ar</text:span><text:span text:style-name="T6">d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7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2" draw:text-style-name="P15" draw:layer="layout" svg:width="1.095cm" svg:height="0.662cm" svg:x="24.813cm" svg:y="8cm">
          <draw:text-box>
            <text:p text:style-name="P14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5" draw:layer="layout" svg:width="1.095cm" svg:height="0.662cm" svg:x="3.11cm" svg:y="8cm">
          <draw:text-box>
            <text:p text:style-name="P14"><text:span text:style-name="T11">first</text:span></text:p>
          </draw:text-box>
        </draw:frame>
        <draw:line draw:style-name="gr46" draw:text-style-name="P16" draw:layer="layout" svg:x1="16cm" svg:y1="13cm" svg:x2="16cm" svg:y2="11.3cm">
          <text:p/>
        </draw:line>
        <draw:line draw:style-name="gr46" draw:text-style-name="P16" draw:layer="layout" svg:x1="22cm" svg:y1="13cm" svg:x2="22cm" svg:y2="11.3cm">
          <text:p/>
        </draw:line>
        <draw:line draw:style-name="gr46" draw:text-style-name="P16" draw:layer="layout" svg:x1="19cm" svg:y1="12cm" svg:x2="19cm" svg:y2="11.3cm">
          <text:p/>
        </draw:line>
        <draw:line draw:style-name="gr46" draw:text-style-name="P16" draw:layer="layout" svg:x1="7cm" svg:y1="13cm" svg:x2="7cm" svg:y2="11.3cm">
          <text:p/>
        </draw:line>
        <draw:line draw:style-name="gr46" draw:text-style-name="P16" draw:layer="layout" svg:x1="13cm" svg:y1="13cm" svg:x2="13cm" svg:y2="11.3cm">
          <text:p/>
        </draw:line>
        <draw:line draw:style-name="gr46" draw:text-style-name="P16" draw:layer="layout" svg:x1="10cm" svg:y1="12cm" svg:x2="10cm" svg:y2="11.3cm">
          <text:p/>
        </draw:line>
        <draw:line draw:style-name="gr46" draw:text-style-name="P2" draw:layer="layout" svg:x1="5.5cm" svg:y1="11cm" svg:x2="5.5cm" svg:y2="7cm">
          <text:p/>
        </draw:line>
        <draw:line draw:style-name="gr46" draw:text-style-name="P2" draw:layer="layout" svg:x1="8.5cm" svg:y1="11cm" svg:x2="8.5cm" svg:y2="7cm">
          <text:p/>
        </draw:line>
        <draw:line draw:style-name="gr46" draw:text-style-name="P2" draw:layer="layout" svg:x1="11.5cm" svg:y1="11cm" svg:x2="11.5cm" svg:y2="7cm">
          <text:p/>
        </draw:line>
        <draw:line draw:style-name="gr46" draw:text-style-name="P2" draw:layer="layout" svg:x1="14.5cm" svg:y1="11cm" svg:x2="14.5cm" svg:y2="7cm">
          <text:p/>
        </draw:line>
        <draw:line draw:style-name="gr46" draw:text-style-name="P2" draw:layer="layout" svg:x1="17.5cm" svg:y1="11cm" svg:x2="17.5cm" svg:y2="7cm">
          <text:p/>
        </draw:line>
        <draw:line draw:style-name="gr46" draw:text-style-name="P2" draw:layer="layout" svg:x1="20.5cm" svg:y1="11cm" svg:x2="20.5cm" svg:y2="7cm">
          <text:p/>
        </draw:line>
        <draw:line draw:style-name="gr46" draw:text-style-name="P2" draw:layer="layout" svg:x1="23.5cm" svg:y1="11cm" svg:x2="23.5cm" svg:y2="7cm">
          <text:p/>
        </draw:lin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cm" svg:x2="6cm" svg:y2="6cm">
          <text:p/>
        </draw:line>
        <draw:line draw:style-name="gr48" draw:text-style-name="P2" draw:layer="layout" svg:x1="7cm" svg:y1="8cm" svg:x2="5cm" svg:y2="8cm">
          <text:p/>
        </draw:line>
        <draw:line draw:style-name="gr73" draw:text-style-name="P2" draw:layer="layout" svg:x1="7cm" svg:y1="6cm" svg:x2="9cm" svg:y2="6cm">
          <text:p/>
        </draw:line>
        <draw:line draw:style-name="gr73" draw:text-style-name="P2" draw:layer="layout" svg:x1="10cm" svg:y1="8cm" svg:x2="8cm" svg:y2="8cm">
          <text:p/>
        </draw:line>
        <draw:line draw:style-name="gr73" draw:text-style-name="P2" draw:layer="layout" svg:x1="10cm" svg:y1="6cm" svg:x2="12cm" svg:y2="6cm">
          <text:p/>
        </draw:line>
        <draw:line draw:style-name="gr73" draw:text-style-name="P2" draw:layer="layout" svg:x1="13cm" svg:y1="8cm" svg:x2="11cm" svg:y2="8cm">
          <text:p/>
        </draw:line>
        <draw:line draw:style-name="gr48" draw:text-style-name="P2" draw:layer="layout" svg:x1="13cm" svg:y1="6cm" svg:x2="15cm" svg:y2="6cm">
          <text:p/>
        </draw:line>
        <draw:line draw:style-name="gr48" draw:text-style-name="P2" draw:layer="layout" svg:x1="16cm" svg:y1="8cm" svg:x2="14cm" svg:y2="8cm">
          <text:p/>
        </draw:line>
        <draw:line draw:style-name="gr79" draw:text-style-name="P2" draw:layer="layout" svg:x1="19cm" svg:y1="8cm" svg:x2="17cm" svg:y2="8cm">
          <text:p/>
        </draw:line>
        <draw:line draw:style-name="gr79" draw:text-style-name="P2" draw:layer="layout" svg:x1="19cm" svg:y1="6cm" svg:x2="21cm" svg:y2="6cm">
          <text:p/>
        </draw:line>
        <draw:line draw:style-name="gr48" draw:text-style-name="P2" draw:layer="layout" svg:x1="22cm" svg:y1="6cm" svg:x2="24cm" svg:y2="6cm">
          <text:p/>
        </draw:line>
        <draw:line draw:style-name="gr48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cm" svg:y="3.527cm">
          <draw:text-box>
            <text:p><text:span text:style-name="T13">7 </text:span><text:span text:style-name="T13">ke</text:span><text:span text:style-name="T13">ys </text:span><text:span text:style-name="T13">are</text:span></text:p>
            <text:p><text:span text:style-name="T13">alr</text:span><text:span text:style-name="T13">ea</text:span><text:span text:style-name="T13">dy </text:span><text:span text:style-name="T13">ins</text:span><text:span text:style-name="T13">ert</text:span><text:span text:style-name="T13">ed.</text:span></text:p>
          </draw:text-box>
        </draw:frame>
        <draw:frame draw:style-name="gr66" draw:text-style-name="P10" draw:layer="layout" svg:width="5.574cm" svg:height="1.673cm" svg:x="9cm" svg:y="3.528cm">
          <draw:text-box>
            <text:p><text:span text:style-name="T9">Ne</text:span><text:span text:style-name="T9">w </text:span><text:span text:style-name="T9">ins</text:span><text:span text:style-name="T9">erti</text:span><text:span text:style-name="T9">on </text:span><text:span text:style-name="T9">of </text:span><text:span text:style-name="T9">a</text:span></text:p>
            <text:p><text:span text:style-name="T9">ke</text:span><text:span text:style-name="T9">y-</text:span><text:span text:style-name="T9">val</text:span><text:span text:style-name="T9">ue </text:span><text:span text:style-name="T9">pai</text:span><text:span text:style-name="T9">r.</text:span></text:p>
          </draw:text-box>
        </draw:frame>
        <draw:custom-shape draw:style-name="gr82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2" draw:layer="layout" svg:width="5.499cm" svg:height="0.749cm" svg:x="7.5cm" svg:y="8cm" svg:viewBox="0 0 5500 750" svg:d="M5500 0c-500 1000-5000 1000-5500 0">
          <text:p/>
        </draw:path>
        <draw:line draw:style-name="gr54" draw:text-style-name="P2" draw:layer="layout" svg:x1="17.5cm" svg:y1="9.5cm" svg:x2="17.5cm" svg:y2="9.5cm">
          <text:p/>
        </draw:line>
        <draw:path draw:style-name="gr68" draw:text-style-name="P2" draw:layer="layout" svg:width="4.628cm" svg:height="7.803cm" draw:transform="skewX (-5.15662617013172E-017) rotate (-1.03899450371222) translate (16.707616430811cm 4.1036412183516cm)" svg:viewBox="0 0 4629 7804" svg:d="M0 7782c819 482 5383-7275 4521-7782">
          <text:p/>
        </draw:path>
        <draw:frame draw:style-name="gr65" draw:text-style-name="P20" draw:layer="layout" svg:width="2.623cm" svg:height="0.962cm" svg:x="3cm" svg:y="2.728cm">
          <draw:text-box>
            <text:p><text:span text:style-name="T12">Op</text:span><text:span text:style-name="T12">e. </text:span><text:span text:style-name="T12">0.</text:span></text:p>
          </draw:text-box>
        </draw:frame>
        <draw:frame draw:style-name="gr65" draw:text-style-name="P22" draw:layer="layout" svg:width="2.623cm" svg:height="0.962cm" svg:x="9.001cm" svg:y="2.728cm">
          <draw:text-box>
            <text:p><text:span text:style-name="T8">Op</text:span><text:span text:style-name="T8">e. </text:span><text:span text:style-name="T8">2.</text:span></text:p>
          </draw:text-box>
        </draw:frame>
        <draw:frame draw:style-name="gr45" draw:text-style-name="P21" draw:layer="layout" svg:width="2.016cm" svg:height="1.673cm" svg:x="18cm" svg:y="6.195cm">
          <draw:text-box>
            <text:p><text:span text:style-name="T14">ke</text:span><text:span text:style-name="T14">y-</text:span></text:p>
            <text:p><text:span text:style-name="T14">val</text:span><text:span text:style-name="T14">ue</text:span></text:p>
          </draw:text-box>
        </draw:frame>
        <draw:path draw:style-name="gr76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8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3" draw:text-style-name="P2" draw:layer="layout" svg:x1="8.435cm" svg:y1="7.794cm" svg:x2="7.935cm" svg:y2="8.207cm">
            <text:p/>
          </draw:line>
          <draw:line draw:style-name="gr83" draw:text-style-name="P2" draw:layer="layout" svg:x1="8.085cm" svg:y1="7.794cm" svg:x2="8.285cm" svg:y2="8.207cm">
            <text:p/>
          </draw:line>
        </draw:g>
        <draw:g>
          <draw:line draw:style-name="gr59" draw:text-style-name="P2" draw:layer="layout" svg:x1="11.435cm" svg:y1="7.795cm" svg:x2="10.935cm" svg:y2="8.208cm">
            <text:p/>
          </draw:line>
          <draw:line draw:style-name="gr59" draw:text-style-name="P2" draw:layer="layout" svg:x1="11.085cm" svg:y1="7.795cm" svg:x2="11.285cm" svg:y2="8.208cm">
            <text:p/>
          </draw:line>
        </draw:g>
        <draw:g>
          <draw:line draw:style-name="gr59" draw:text-style-name="P2" draw:layer="layout" svg:x1="9.059cm" svg:y1="5.795cm" svg:x2="8.559cm" svg:y2="6.208cm">
            <text:p/>
          </draw:line>
          <draw:line draw:style-name="gr59" draw:text-style-name="P2" draw:layer="layout" svg:x1="8.709cm" svg:y1="5.795cm" svg:x2="8.909cm" svg:y2="6.208cm">
            <text:p/>
          </draw:line>
        </draw:g>
        <draw:g>
          <draw:line draw:style-name="gr59" draw:text-style-name="P2" draw:layer="layout" svg:x1="12.059cm" svg:y1="5.796cm" svg:x2="11.559cm" svg:y2="6.209cm">
            <text:p/>
          </draw:line>
          <draw:line draw:style-name="gr59" draw:text-style-name="P2" draw:layer="layout" svg:x1="11.709cm" svg:y1="5.796cm" svg:x2="11.909cm" svg:y2="6.209cm">
            <text:p/>
          </draw:line>
        </draw:g>
        <draw:g>
          <draw:line draw:style-name="gr59" draw:text-style-name="P2" draw:layer="layout" svg:x1="16.83cm" svg:y1="7.926cm" svg:x2="16.33cm" svg:y2="8.339cm">
            <text:p/>
          </draw:line>
          <draw:line draw:style-name="gr59" draw:text-style-name="P2" draw:layer="layout" svg:x1="16.48cm" svg:y1="7.926cm" svg:x2="16.68cm" svg:y2="8.339cm">
            <text:p/>
          </draw:line>
        </draw:g>
        <draw:g>
          <draw:line draw:style-name="gr59" draw:text-style-name="P2" draw:layer="layout" svg:x1="21.67cm" svg:y1="5.677cm" svg:x2="21.17cm" svg:y2="6.09cm">
            <text:p/>
          </draw:line>
          <draw:line draw:style-name="gr59" draw:text-style-name="P2" draw:layer="layout" svg:x1="21.32cm" svg:y1="5.677cm" svg:x2="21.52cm" svg:y2="6.09cm">
            <text:p/>
          </draw:line>
        </draw:g>
        <draw:frame draw:style-name="gr41" draw:text-style-name="P7" draw:layer="layout" svg:width="1.84cm" svg:height="0.962cm" svg:x="9.079cm" svg:y="10.517cm">
          <draw:text-box>
            <text:p><text:span text:style-name="T4">idx</text:span><text:span text:style-name="T4">_f</text:span></text:p>
          </draw:text-box>
        </draw:frame>
        <draw:frame draw:style-name="gr77" draw:text-style-name="P8" draw:layer="layout" svg:width="3.11cm" svg:height="0.962cm" svg:x="5.44cm" svg:y="10.517cm">
          <draw:text-box>
            <text:p><text:span text:style-name="T4">pre</text:span><text:span text:style-name="T4">vId</text:span><text:span text:style-name="T4">x_f</text:span></text:p>
          </draw:text-box>
        </draw:frame>
        <draw:frame draw:style-name="gr74" draw:text-style-name="P7" draw:layer="layout" svg:width="3.076cm" svg:height="0.962cm" svg:x="11.479cm" svg:y="10.517cm">
          <draw:text-box>
            <text:p><text:span text:style-name="T4">ne</text:span><text:span text:style-name="T4">xtI</text:span><text:span text:style-name="T4">dx</text:span><text:span text:style-name="T4">_f</text:span></text:p>
          </draw:text-box>
        </draw:frame>
        <draw:frame draw:style-name="gr50" draw:text-style-name="P7" draw:layer="layout" svg:width="3.283cm" svg:height="0.962cm" svg:x="14.361cm" svg:y="10.519cm">
          <draw:text-box>
            <text:p><text:span text:style-name="T4">pre</text:span><text:span text:style-name="T4">vId</text:span><text:span text:style-name="T4">x_</text:span><text:span text:style-name="T4">e</text:span></text:p>
          </draw:text-box>
        </draw:frame>
        <draw:frame draw:style-name="gr61" draw:text-style-name="P7" draw:layer="layout" svg:width="3.249cm" svg:height="0.962cm" svg:x="20.362cm" svg:y="10.519cm">
          <draw:text-box>
            <text:p><text:span text:style-name="T4">ne</text:span><text:span text:style-name="T4">xtI</text:span><text:span text:style-name="T4">dx</text:span><text:span text:style-name="T4">_e</text:span></text:p>
          </draw:text-box>
        </draw:frame>
        <draw:frame draw:style-name="gr51" draw:text-style-name="P7" draw:layer="layout" svg:width="2.051cm" svg:height="0.962cm" svg:x="17.963cm" svg:y="10.519cm">
          <draw:text-box>
            <text:p><text:span text:style-name="T4">Idx</text:span><text:span text:style-name="T4">_e</text:span></text:p>
          </draw:text-box>
        </draw:frame>
        <draw:line draw:style-name="gr52" draw:text-style-name="P16" draw:layer="layout" svg:x1="7cm" svg:y1="11.774cm" svg:x2="10cm" svg:y2="11.774cm">
          <text:p/>
        </draw:line>
        <draw:frame draw:style-name="gr78" draw:text-style-name="P8" draw:layer="layout" svg:width="2.263cm" svg:height="0.962cm" svg:x="7.368cm" svg:y="11.666cm">
          <draw:text-box>
            <text:p><text:span text:style-name="T4">pre</text:span><text:span text:style-name="T4">v_f</text:span></text:p>
          </draw:text-box>
        </draw:frame>
        <draw:line draw:style-name="gr52" draw:text-style-name="P16" draw:layer="layout" svg:x1="10cm" svg:y1="11.771cm" svg:x2="13cm" svg:y2="11.771cm">
          <text:p/>
        </draw:line>
        <draw:frame draw:style-name="gr80" draw:text-style-name="P8" draw:layer="layout" svg:width="2.229cm" svg:height="0.962cm" svg:x="10.368cm" svg:y="11.663cm">
          <draw:text-box>
            <text:p><text:span text:style-name="T4">ne</text:span><text:span text:style-name="T4">xt_</text:span><text:span text:style-name="T4">f</text:span></text:p>
          </draw:text-box>
        </draw:frame>
        <draw:line draw:style-name="gr52" draw:text-style-name="P16" draw:layer="layout" svg:x1="7cm" svg:y1="12.771cm" svg:x2="13cm" svg:y2="12.774cm">
          <text:p/>
        </draw:line>
        <draw:frame draw:style-name="gr81" draw:text-style-name="P8" draw:layer="layout" svg:width="3.812cm" svg:height="0.962cm" svg:x="8.096cm" svg:y="12.663cm">
          <draw:text-box>
            <text:p><text:span text:style-name="T4">pre</text:span><text:span text:style-name="T4">v2</text:span><text:span text:style-name="T4">ne</text:span><text:span text:style-name="T4">xt_</text:span><text:span text:style-name="T4">f</text:span></text:p>
          </draw:text-box>
        </draw:frame>
        <draw:line draw:style-name="gr52" draw:text-style-name="P16" draw:layer="layout" svg:x1="16cm" svg:y1="11.78cm" svg:x2="19cm" svg:y2="11.78cm">
          <text:p/>
        </draw:line>
        <draw:frame draw:style-name="gr53" draw:text-style-name="P8" draw:layer="layout" svg:width="2.437cm" svg:height="0.962cm" svg:x="16.282cm" svg:y="11.672cm">
          <draw:text-box>
            <text:p><text:span text:style-name="T4">pre</text:span><text:span text:style-name="T4">v_</text:span><text:span text:style-name="T4">e</text:span></text:p>
          </draw:text-box>
        </draw:frame>
        <draw:line draw:style-name="gr52" draw:text-style-name="P16" draw:layer="layout" svg:x1="19cm" svg:y1="11.777cm" svg:x2="22cm" svg:y2="11.777cm">
          <text:p/>
        </draw:line>
        <draw:frame draw:style-name="gr62" draw:text-style-name="P8" draw:layer="layout" svg:width="2.403cm" svg:height="0.962cm" svg:x="19.298cm" svg:y="11.669cm">
          <draw:text-box>
            <text:p><text:span text:style-name="T4">ne</text:span><text:span text:style-name="T4">xt_</text:span><text:span text:style-name="T4">e</text:span></text:p>
          </draw:text-box>
        </draw:frame>
        <draw:line draw:style-name="gr52" draw:text-style-name="P16" draw:layer="layout" svg:x1="16cm" svg:y1="12.777cm" svg:x2="22cm" svg:y2="12.78cm">
          <text:p/>
        </draw:line>
        <draw:frame draw:style-name="gr63" draw:text-style-name="P8" draw:layer="layout" svg:width="3.986cm" svg:height="0.962cm" svg:x="17.01cm" svg:y="12.669cm">
          <draw:text-box>
            <text:p><text:span text:style-name="T4">pre</text:span><text:span text:style-name="T4">v2</text:span><text:span text:style-name="T4">ne</text:span><text:span text:style-name="T4">xt_</text:span><text:span text:style-name="T4">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79" draw:text-style-name="P2" draw:layer="layout" svg:x1="16cm" svg:y1="6cm" svg:x2="18cm" svg:y2="6cm">
          <text:p/>
        </draw:line>
        <draw:line draw:style-name="gr79" draw:text-style-name="P2" draw:layer="layout" svg:x1="22.001cm" svg:y1="8cm" svg:x2="20.001cm" svg:y2="8cm">
          <text:p/>
        </draw:line>
        <draw:frame draw:style-name="gr69" draw:text-style-name="P21" draw:layer="layout" svg:width="4.583cm" svg:height="1.673cm" svg:x="13.707cm" svg:y="8.701cm">
          <draw:text-box>
            <text:p><text:span text:style-name="T14">Mo</text:span><text:span text:style-name="T14">vin</text:span><text:span text:style-name="T14">g </text:span><text:span text:style-name="T14">sto</text:span><text:span text:style-name="T14">red</text:span></text:p>
            <text:p><text:span text:style-name="T15">ke</text:span><text:span text:style-name="T15">y-</text:span><text:span text:style-name="T15">val</text:span><text:span text:style-name="T15">ue </text:span><text:span text:style-name="T15">pai</text:span><text:span text:style-name="T15">r.</text:span></text:p>
          </draw:text-box>
        </draw:frame>
        <draw:frame draw:style-name="gr65" draw:text-style-name="P23" draw:layer="layout" svg:width="2.623cm" svg:height="0.962cm" svg:x="11.503cm" svg:y="8.696cm">
          <draw:text-box>
            <text:p><text:span text:style-name="T16">Op</text:span><text:span text:style-name="T16">e. </text:span><text:span text:style-name="T16">1.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9" draw:layer="layout" svg:width="1.095cm" svg:height="0.662cm" svg:x="9.11cm" svg:y="8cm">
          <draw:text-box>
            <text:p text:style-name="P28"><text:span text:style-name="T17">first</text:span></text:p>
          </draw:text-box>
        </draw:frame>
        <draw:custom-shape draw:style-name="gr71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6cm">
          <draw:text-box>
            <text:p><text:span text:style-name="T9">ke</text:span><text:span text:style-name="T9">y-</text:span></text:p>
            <text:p><text:span text:style-name="T9">val</text:span><text:span text:style-name="T9">ue</text:span></text:p>
          </draw:text-box>
        </draw:frame>
        <draw:frame draw:style-name="gr42" draw:text-style-name="P15" draw:layer="layout" svg:width="1.501cm" svg:height="0.662cm" svg:x="17.179cm" svg:y="5.244cm">
          <draw:text-box>
            <text:p text:style-name="P14"><text:span text:style-name="T11">empt</text:span><text:span text:style-name="T11">y</text:span></text:p>
          </draw:text-box>
        </draw:frame>
        <draw:line draw:style-name="gr70" draw:text-style-name="P2" draw:layer="layout" svg:x1="17.418cm" svg:y1="5.562cm" svg:x2="18.441cm" svg:y2="5.562cm">
          <text:p/>
        </draw:line>
        <draw:line draw:style-name="gr70" draw:text-style-name="P2" draw:layer="layout" svg:x1="17.418cm" svg:y1="5.642cm" svg:x2="18.439cm" svg:y2="5.642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</text:span><text:span text:style-name="T1">xt </text:span><text:span text:style-name="T1">pa</text:span><text:span text:style-name="T1">ge </text:span><text:span text:style-name="T1">is </text:span><text:span text:style-name="T6">‘in</text:span><text:span text:style-name="T6">se</text:span><text:span text:style-name="T6">rti</text:span><text:span text:style-name="T6">on </text:span><text:span text:style-name="T6">ca</text:span><text:span text:style-name="T6">se</text:span><text:span text:style-name="T6">09 </text:span><text:span text:style-name="T6">(h</text:span><text:span text:style-name="T6">ar</text:span><text:span text:style-name="T6">d)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7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5" draw:layer="layout" svg:width="1.095cm" svg:height="0.662cm" svg:x="3.11cm" svg:y="8cm">
          <draw:text-box>
            <text:p text:style-name="P14"><text:span text:style-name="T11">first</text:span></text:p>
          </draw:text-box>
        </draw:frame>
        <draw:line draw:style-name="gr46" draw:text-style-name="P16" draw:layer="layout" svg:x1="16cm" svg:y1="12cm" svg:x2="16cm" svg:y2="11.301cm">
          <text:p/>
        </draw:line>
        <draw:line draw:style-name="gr46" draw:text-style-name="P16" draw:layer="layout" svg:x1="13cm" svg:y1="12.001cm" svg:x2="13cm" svg:y2="11.301cm">
          <text:p/>
        </draw:line>
        <draw:line draw:style-name="gr46" draw:text-style-name="P16" draw:layer="layout" svg:x1="7cm" svg:y1="12cm" svg:x2="7cm" svg:y2="11.301cm">
          <text:p/>
        </draw:line>
        <draw:line draw:style-name="gr46" draw:text-style-name="P16" draw:layer="layout" svg:x1="10cm" svg:y1="12.001cm" svg:x2="10cm" svg:y2="11.301cm">
          <text:p/>
        </draw:line>
        <draw:line draw:style-name="gr46" draw:text-style-name="P2" draw:layer="layout" svg:x1="5.5cm" svg:y1="11.001cm" svg:x2="5.5cm" svg:y2="7.001cm">
          <text:p/>
        </draw:line>
        <draw:line draw:style-name="gr46" draw:text-style-name="P2" draw:layer="layout" svg:x1="8.5cm" svg:y1="11.001cm" svg:x2="8.5cm" svg:y2="7.001cm">
          <text:p/>
        </draw:line>
        <draw:line draw:style-name="gr46" draw:text-style-name="P2" draw:layer="layout" svg:x1="11.5cm" svg:y1="11.001cm" svg:x2="11.5cm" svg:y2="7.001cm">
          <text:p/>
        </draw:line>
        <draw:line draw:style-name="gr46" draw:text-style-name="P2" draw:layer="layout" svg:x1="14.5cm" svg:y1="11.001cm" svg:x2="14.5cm" svg:y2="7.001cm">
          <text:p/>
        </draw:line>
        <draw:line draw:style-name="gr46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001cm" svg:x2="6cm" svg:y2="6.001cm">
          <text:p/>
        </draw:line>
        <draw:line draw:style-name="gr48" draw:text-style-name="P2" draw:layer="layout" svg:x1="7cm" svg:y1="8.001cm" svg:x2="5cm" svg:y2="8.001cm">
          <text:p/>
        </draw:line>
        <draw:line draw:style-name="gr73" draw:text-style-name="P2" draw:layer="layout" svg:x1="7cm" svg:y1="6.001cm" svg:x2="9cm" svg:y2="6.001cm">
          <text:p/>
        </draw:line>
        <draw:line draw:style-name="gr73" draw:text-style-name="P2" draw:layer="layout" svg:x1="10cm" svg:y1="8.001cm" svg:x2="8cm" svg:y2="8.001cm">
          <text:p/>
        </draw:line>
        <draw:line draw:style-name="gr79" draw:text-style-name="P2" draw:layer="layout" svg:x1="13cm" svg:y1="8.001cm" svg:x2="11cm" svg:y2="8.001cm">
          <text:p/>
        </draw:line>
        <draw:line draw:style-name="gr79" draw:text-style-name="P2" draw:layer="layout" svg:x1="13cm" svg:y1="6.001cm" svg:x2="15cm" svg:y2="6.001cm">
          <text:p/>
        </draw:line>
        <draw:line draw:style-name="gr48" draw:text-style-name="P2" draw:layer="layout" svg:x1="16cm" svg:y1="6.001cm" svg:x2="18cm" svg:y2="6.001cm">
          <text:p/>
        </draw:line>
        <draw:line draw:style-name="gr48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cm" svg:y="3.528cm">
          <draw:text-box>
            <text:p><text:span text:style-name="T13">7 </text:span><text:span text:style-name="T13">ke</text:span><text:span text:style-name="T13">ys </text:span><text:span text:style-name="T13">are</text:span></text:p>
            <text:p><text:span text:style-name="T13">alr</text:span><text:span text:style-name="T13">ea</text:span><text:span text:style-name="T13">dy </text:span><text:span text:style-name="T13">ins</text:span><text:span text:style-name="T13">ert</text:span><text:span text:style-name="T13">ed.</text:span></text:p>
          </draw:text-box>
        </draw:frame>
        <draw:frame draw:style-name="gr66" draw:text-style-name="P10" draw:layer="layout" svg:width="5.574cm" svg:height="1.673cm" svg:x="9cm" svg:y="3.529cm">
          <draw:text-box>
            <text:p><text:span text:style-name="T9">Ne</text:span><text:span text:style-name="T9">w </text:span><text:span text:style-name="T9">ins</text:span><text:span text:style-name="T9">erti</text:span><text:span text:style-name="T9">on </text:span><text:span text:style-name="T9">of </text:span><text:span text:style-name="T9">a</text:span></text:p>
            <text:p><text:span text:style-name="T9">ke</text:span><text:span text:style-name="T9">y-</text:span><text:span text:style-name="T9">val</text:span><text:span text:style-name="T9">ue </text:span><text:span text:style-name="T9">pai</text:span><text:span text:style-name="T9">r.</text:span></text:p>
          </draw:text-box>
        </draw:frame>
        <draw:custom-shape draw:style-name="gr82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2" draw:layer="layout" svg:width="5.499cm" svg:height="0.749cm" svg:x="7.5cm" svg:y="8.001cm" svg:viewBox="0 0 5500 750" svg:d="M5500 0c-500 1000-5000 1000-5500 0">
          <text:p/>
        </draw:path>
        <draw:line draw:style-name="gr54" draw:text-style-name="P2" draw:layer="layout" svg:x1="17.5cm" svg:y1="9.501cm" svg:x2="17.5cm" svg:y2="9.501cm">
          <text:p/>
        </draw:line>
        <draw:path draw:style-name="gr84" draw:text-style-name="P2" draw:layer="layout" svg:width="1.732cm" svg:height="2.67cm" draw:transform="rotate (-1.03899450371222) translate (12.2508777249755cm 6.72671868964187cm)" svg:viewBox="0 0 1733 2671" svg:d="M0 2612c819 481 2339-2105 1477-2612">
          <text:p/>
        </draw:path>
        <draw:frame draw:style-name="gr69" draw:text-style-name="P21" draw:layer="layout" svg:width="4.583cm" svg:height="1.673cm" svg:x="13.706cm" svg:y="8.701cm">
          <draw:text-box>
            <text:p><text:span text:style-name="T14">Mo</text:span><text:span text:style-name="T14">vin</text:span><text:span text:style-name="T14">g </text:span><text:span text:style-name="T14">sto</text:span><text:span text:style-name="T14">red</text:span></text:p>
            <text:p><text:span text:style-name="T15">ke</text:span><text:span text:style-name="T15">y-</text:span><text:span text:style-name="T15">val</text:span><text:span text:style-name="T15">ue </text:span><text:span text:style-name="T15">pai</text:span><text:span text:style-name="T15">r.</text:span></text:p>
          </draw:text-box>
        </draw:frame>
        <draw:frame draw:style-name="gr65" draw:text-style-name="P30" draw:layer="layout" svg:width="2.623cm" svg:height="0.962cm" svg:x="3cm" svg:y="2.729cm">
          <draw:text-box>
            <text:p><text:span text:style-name="T18">Op</text:span><text:span text:style-name="T18">e. </text:span><text:span text:style-name="T18">0.</text:span></text:p>
          </draw:text-box>
        </draw:frame>
        <draw:frame draw:style-name="gr65" draw:text-style-name="P31" draw:layer="layout" svg:width="2.623cm" svg:height="0.962cm" svg:x="9.001cm" svg:y="2.729cm">
          <draw:text-box>
            <text:p><text:span text:style-name="T19">Op</text:span><text:span text:style-name="T19">e. </text:span><text:span text:style-name="T19">2.</text:span></text:p>
          </draw:text-box>
        </draw:frame>
        <draw:frame draw:style-name="gr65" draw:text-style-name="P23" draw:layer="layout" svg:width="2.623cm" svg:height="0.962cm" svg:x="11.502cm" svg:y="8.696cm">
          <draw:text-box>
            <text:p><text:span text:style-name="T16">Op</text:span><text:span text:style-name="T16">e. </text:span><text:span text:style-name="T16">1.</text:span></text:p>
          </draw:text-box>
        </draw:frame>
        <draw:frame draw:style-name="gr45" draw:text-style-name="P21" draw:layer="layout" svg:width="2.016cm" svg:height="1.673cm" svg:x="12cm" svg:y="6.196cm">
          <draw:text-box>
            <text:p><text:span text:style-name="T14">ke</text:span><text:span text:style-name="T14">y-</text:span></text:p>
            <text:p><text:span text:style-name="T14">val</text:span><text:span text:style-name="T14">ue</text:span></text:p>
          </draw:text-box>
        </draw:frame>
        <draw:path draw:style-name="gr76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8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3" draw:text-style-name="P2" draw:layer="layout" svg:x1="8.435cm" svg:y1="7.795cm" svg:x2="7.935cm" svg:y2="8.208cm">
            <text:p/>
          </draw:line>
          <draw:line draw:style-name="gr83" draw:text-style-name="P2" draw:layer="layout" svg:x1="8.085cm" svg:y1="7.795cm" svg:x2="8.285cm" svg:y2="8.208cm">
            <text:p/>
          </draw:line>
        </draw:g>
        <draw:g>
          <draw:line draw:style-name="gr59" draw:text-style-name="P2" draw:layer="layout" svg:x1="9.059cm" svg:y1="5.796cm" svg:x2="8.559cm" svg:y2="6.209cm">
            <text:p/>
          </draw:line>
          <draw:line draw:style-name="gr59" draw:text-style-name="P2" draw:layer="layout" svg:x1="8.709cm" svg:y1="5.796cm" svg:x2="8.909cm" svg:y2="6.209cm">
            <text:p/>
          </draw:line>
        </draw:g>
        <draw:g>
          <draw:line draw:style-name="gr59" draw:text-style-name="P2" draw:layer="layout" svg:x1="10.83cm" svg:y1="7.927cm" svg:x2="10.33cm" svg:y2="8.34cm">
            <text:p/>
          </draw:line>
          <draw:line draw:style-name="gr59" draw:text-style-name="P2" draw:layer="layout" svg:x1="10.48cm" svg:y1="7.927cm" svg:x2="10.68cm" svg:y2="8.34cm">
            <text:p/>
          </draw:line>
        </draw:g>
        <draw:g>
          <draw:line draw:style-name="gr59" draw:text-style-name="P2" draw:layer="layout" svg:x1="15.67cm" svg:y1="5.678cm" svg:x2="15.17cm" svg:y2="6.091cm">
            <text:p/>
          </draw:line>
          <draw:line draw:style-name="gr59" draw:text-style-name="P2" draw:layer="layout" svg:x1="15.32cm" svg:y1="5.678cm" svg:x2="15.52cm" svg:y2="6.091cm">
            <text:p/>
          </draw:line>
        </draw:g>
        <draw:frame draw:style-name="gr41" draw:text-style-name="P7" draw:layer="layout" svg:width="1.84cm" svg:height="0.962cm" svg:x="9.079cm" svg:y="10.518cm">
          <draw:text-box>
            <text:p><text:span text:style-name="T4">idx</text:span><text:span text:style-name="T4">_f</text:span></text:p>
          </draw:text-box>
        </draw:frame>
        <draw:frame draw:style-name="gr77" draw:text-style-name="P8" draw:layer="layout" svg:width="3.11cm" svg:height="0.962cm" svg:x="5.44cm" svg:y="10.518cm">
          <draw:text-box>
            <text:p><text:span text:style-name="T4">pre</text:span><text:span text:style-name="T4">vId</text:span><text:span text:style-name="T4">x_f</text:span></text:p>
          </draw:text-box>
        </draw:frame>
        <draw:frame draw:style-name="gr61" draw:text-style-name="P7" draw:layer="layout" svg:width="3.249cm" svg:height="0.962cm" svg:x="14.362cm" svg:y="10.52cm">
          <draw:text-box>
            <text:p><text:span text:style-name="T4">ne</text:span><text:span text:style-name="T4">xtI</text:span><text:span text:style-name="T4">dx</text:span><text:span text:style-name="T4">_e</text:span></text:p>
          </draw:text-box>
        </draw:frame>
        <draw:frame draw:style-name="gr51" draw:text-style-name="P7" draw:layer="layout" svg:width="2.051cm" svg:height="0.962cm" svg:x="11.963cm" svg:y="10.52cm">
          <draw:text-box>
            <text:p><text:span text:style-name="T4">Idx</text:span><text:span text:style-name="T4">_e</text:span></text:p>
          </draw:text-box>
        </draw:frame>
        <draw:line draw:style-name="gr52" draw:text-style-name="P16" draw:layer="layout" svg:x1="7cm" svg:y1="11.775cm" svg:x2="10cm" svg:y2="11.775cm">
          <text:p/>
        </draw:line>
        <draw:frame draw:style-name="gr78" draw:text-style-name="P8" draw:layer="layout" svg:width="2.263cm" svg:height="0.962cm" svg:x="7.368cm" svg:y="11.667cm">
          <draw:text-box>
            <text:p><text:span text:style-name="T4">pre</text:span><text:span text:style-name="T4">v_f</text:span></text:p>
          </draw:text-box>
        </draw:frame>
        <draw:line draw:style-name="gr52" draw:text-style-name="P16" draw:layer="layout" svg:x1="13cm" svg:y1="11.778cm" svg:x2="16cm" svg:y2="11.778cm">
          <text:p/>
        </draw:line>
        <draw:frame draw:style-name="gr62" draw:text-style-name="P8" draw:layer="layout" svg:width="2.403cm" svg:height="0.962cm" svg:x="13.298cm" svg:y="11.67cm">
          <draw:text-box>
            <text:p><text:span text:style-name="T4">ne</text:span><text:span text:style-name="T4">xt_</text:span><text:span text:style-name="T4">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79" draw:text-style-name="P2" draw:layer="layout" svg:x1="10cm" svg:y1="6.001cm" svg:x2="12cm" svg:y2="6.001cm">
          <text:p/>
        </draw:line>
        <draw:line draw:style-name="gr79" draw:text-style-name="P2" draw:layer="layout" svg:x1="16.001cm" svg:y1="8.001cm" svg:x2="14.001cm" svg:y2="8.001cm">
          <text:p/>
        </draw:line>
        <draw:frame draw:style-name="gr42" draw:text-style-name="P15" draw:layer="layout" svg:width="1.095cm" svg:height="0.662cm" svg:x="18.813cm" svg:y="8cm">
          <draw:text-box>
            <text:p text:style-name="P14"><text:span text:style-name="T11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9" draw:layer="layout" svg:width="1.095cm" svg:height="0.662cm" svg:x="9.11cm" svg:y="8cm">
          <draw:text-box>
            <text:p text:style-name="P28"><text:span text:style-name="T17">first</text:span></text:p>
          </draw:text-box>
        </draw:frame>
        <draw:custom-shape draw:style-name="gr71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7cm">
          <draw:text-box>
            <text:p><text:span text:style-name="T9">ke</text:span><text:span text:style-name="T9">y-</text:span></text:p>
            <text:p><text:span text:style-name="T9">val</text:span><text:span text:style-name="T9">ue</text:span></text:p>
          </draw:text-box>
        </draw:frame>
        <draw:frame draw:style-name="gr42" draw:text-style-name="P15" draw:layer="layout" svg:width="1.501cm" svg:height="0.662cm" svg:x="12.881cm" svg:y="5.245cm">
          <draw:text-box>
            <text:p text:style-name="P14"><text:span text:style-name="T11">empt</text:span><text:span text:style-name="T11">y</text:span></text:p>
          </draw:text-box>
        </draw:frame>
        <draw:line draw:style-name="gr70" draw:text-style-name="P2" draw:layer="layout" svg:x1="13.12cm" svg:y1="5.563cm" svg:x2="14.143cm" svg:y2="5.563cm">
          <text:p/>
        </draw:line>
        <draw:line draw:style-name="gr70" draw:text-style-name="P2" draw:layer="layout" svg:x1="13.12cm" svg:y1="5.643cm" svg:x2="14.141cm" svg:y2="5.643cm">
          <text:p/>
        </draw:lin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</text:span><text:span text:style-name="T1">xt </text:span><text:span text:style-name="T1">pa</text:span><text:span text:style-name="T1">ge </text:span><text:span text:style-name="T1">is </text:span><text:span text:style-name="T6">‘in</text:span><text:span text:style-name="T6">se</text:span><text:span text:style-name="T6">rti</text:span><text:span text:style-name="T6">on </text:span><text:span text:style-name="T6">ca</text:span><text:span text:style-name="T6">se</text:span><text:span text:style-name="T6">10 </text:span><text:span text:style-name="T6">(h</text:span><text:span text:style-name="T6">ar</text:span><text:span text:style-name="T6">d)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57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2" draw:text-style-name="P15" draw:layer="layout" svg:width="1.095cm" svg:height="0.662cm" svg:x="24.813cm" svg:y="8cm">
          <draw:text-box>
            <text:p text:style-name="P14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5" draw:layer="layout" svg:width="1.095cm" svg:height="0.662cm" svg:x="3.11cm" svg:y="8cm">
          <draw:text-box>
            <text:p text:style-name="P14"><text:span text:style-name="T11">first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85" draw:text-style-name="P10" draw:layer="layout" svg:width="8.749cm" svg:height="0.962cm" svg:x="3.003cm" svg:y="1.729cm">
          <draw:text-box>
            <text:p><text:span text:style-name="T9">Thi</text:span><text:span text:style-name="T9">s </text:span><text:span text:style-name="T9">fig </text:span><text:span text:style-name="T9">is </text:span><text:span text:style-name="T9">un</text:span><text:span text:style-name="T9">der </text:span><text:span text:style-name="T9">co</text:span><text:span text:style-name="T9">nst</text:span><text:span text:style-name="T9">ruc</text:span><text:span text:style-name="T9">tio</text:span><text:span text:style-name="T9">n!</text:span></text:p>
          </draw:text-box>
        </draw:frame>
        <draw:line draw:style-name="gr46" draw:text-style-name="P16" draw:layer="layout" svg:x1="16.001cm" svg:y1="13.001cm" svg:x2="16.001cm" svg:y2="11.301cm">
          <text:p/>
        </draw:line>
        <draw:line draw:style-name="gr46" draw:text-style-name="P16" draw:layer="layout" svg:x1="22.001cm" svg:y1="13.001cm" svg:x2="22.001cm" svg:y2="11.301cm">
          <text:p/>
        </draw:line>
        <draw:line draw:style-name="gr46" draw:text-style-name="P16" draw:layer="layout" svg:x1="19.001cm" svg:y1="12.001cm" svg:x2="19.001cm" svg:y2="11.301cm">
          <text:p/>
        </draw:line>
        <draw:line draw:style-name="gr46" draw:text-style-name="P16" draw:layer="layout" svg:x1="7.001cm" svg:y1="13.001cm" svg:x2="7.001cm" svg:y2="11.301cm">
          <text:p/>
        </draw:line>
        <draw:line draw:style-name="gr46" draw:text-style-name="P16" draw:layer="layout" svg:x1="13.001cm" svg:y1="13.001cm" svg:x2="13.001cm" svg:y2="11.301cm">
          <text:p/>
        </draw:line>
        <draw:line draw:style-name="gr46" draw:text-style-name="P16" draw:layer="layout" svg:x1="10.001cm" svg:y1="12.001cm" svg:x2="10.001cm" svg:y2="11.301cm">
          <text:p/>
        </draw:line>
        <draw:line draw:style-name="gr46" draw:text-style-name="P2" draw:layer="layout" svg:x1="5.501cm" svg:y1="11.001cm" svg:x2="5.501cm" svg:y2="7.001cm">
          <text:p/>
        </draw:line>
        <draw:line draw:style-name="gr46" draw:text-style-name="P2" draw:layer="layout" svg:x1="8.501cm" svg:y1="11.001cm" svg:x2="8.501cm" svg:y2="7.001cm">
          <text:p/>
        </draw:line>
        <draw:line draw:style-name="gr46" draw:text-style-name="P2" draw:layer="layout" svg:x1="11.501cm" svg:y1="11.001cm" svg:x2="11.501cm" svg:y2="7.001cm">
          <text:p/>
        </draw:line>
        <draw:line draw:style-name="gr46" draw:text-style-name="P2" draw:layer="layout" svg:x1="14.501cm" svg:y1="11.001cm" svg:x2="14.501cm" svg:y2="7.001cm">
          <text:p/>
        </draw:line>
        <draw:line draw:style-name="gr46" draw:text-style-name="P2" draw:layer="layout" svg:x1="17.501cm" svg:y1="11.001cm" svg:x2="17.501cm" svg:y2="7.001cm">
          <text:p/>
        </draw:line>
        <draw:line draw:style-name="gr46" draw:text-style-name="P2" draw:layer="layout" svg:x1="20.501cm" svg:y1="11.001cm" svg:x2="20.501cm" svg:y2="7.001cm">
          <text:p/>
        </draw:line>
        <draw:line draw:style-name="gr46" draw:text-style-name="P2" draw:layer="layout" svg:x1="23.501cm" svg:y1="11.001cm" svg:x2="23.501cm" svg:y2="7.001cm">
          <text:p/>
        </draw:lin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6.001cm" svg:x2="6.001cm" svg:y2="6.001cm">
          <text:p/>
        </draw:line>
        <draw:line draw:style-name="gr48" draw:text-style-name="P2" draw:layer="layout" svg:x1="7.001cm" svg:y1="8.001cm" svg:x2="5.001cm" svg:y2="8.001cm">
          <text:p/>
        </draw:line>
        <draw:line draw:style-name="gr73" draw:text-style-name="P2" draw:layer="layout" svg:x1="7.001cm" svg:y1="6.001cm" svg:x2="9.001cm" svg:y2="6.001cm">
          <text:p/>
        </draw:line>
        <draw:line draw:style-name="gr73" draw:text-style-name="P2" draw:layer="layout" svg:x1="10.001cm" svg:y1="8.001cm" svg:x2="8.001cm" svg:y2="8.001cm">
          <text:p/>
        </draw:line>
        <draw:line draw:style-name="gr73" draw:text-style-name="P2" draw:layer="layout" svg:x1="10.001cm" svg:y1="6.001cm" svg:x2="12.001cm" svg:y2="6.001cm">
          <text:p/>
        </draw:line>
        <draw:line draw:style-name="gr73" draw:text-style-name="P2" draw:layer="layout" svg:x1="13.001cm" svg:y1="8.001cm" svg:x2="11.001cm" svg:y2="8.001cm">
          <text:p/>
        </draw:line>
        <draw:line draw:style-name="gr48" draw:text-style-name="P2" draw:layer="layout" svg:x1="13.001cm" svg:y1="6.001cm" svg:x2="15.001cm" svg:y2="6.001cm">
          <text:p/>
        </draw:line>
        <draw:line draw:style-name="gr48" draw:text-style-name="P2" draw:layer="layout" svg:x1="16.001cm" svg:y1="8.001cm" svg:x2="14.001cm" svg:y2="8.001cm">
          <text:p/>
        </draw:line>
        <draw:line draw:style-name="gr79" draw:text-style-name="P2" draw:layer="layout" svg:x1="19.001cm" svg:y1="8.001cm" svg:x2="17.001cm" svg:y2="8.001cm">
          <text:p/>
        </draw:line>
        <draw:line draw:style-name="gr79" draw:text-style-name="P2" draw:layer="layout" svg:x1="19.001cm" svg:y1="6.001cm" svg:x2="21.001cm" svg:y2="6.001cm">
          <text:p/>
        </draw:line>
        <draw:line draw:style-name="gr48" draw:text-style-name="P2" draw:layer="layout" svg:x1="22.001cm" svg:y1="6.001cm" svg:x2="24.001cm" svg:y2="6.001cm">
          <text:p/>
        </draw:line>
        <draw:line draw:style-name="gr48" draw:text-style-name="P2" draw:layer="layout" svg:x1="25.001cm" svg:y1="8.001cm" svg:x2="23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.001cm" svg:y="3.528cm">
          <draw:text-box>
            <text:p><text:span text:style-name="T13">7</text:span><text:span text:style-name="T13"> </text:span><text:span text:style-name="T13">k</text:span><text:span text:style-name="T13">e</text:span><text:span text:style-name="T13">y</text:span><text:span text:style-name="T13">s</text:span><text:span text:style-name="T13"> </text:span><text:span text:style-name="T13">a</text:span><text:span text:style-name="T13">r</text:span><text:span text:style-name="T13">e</text:span></text:p>
            <text:p><text:span text:style-name="T13">a</text:span><text:span text:style-name="T13">l</text:span><text:span text:style-name="T13">r</text:span><text:span text:style-name="T13">e</text:span><text:span text:style-name="T13">a</text:span><text:span text:style-name="T13">d</text:span><text:span text:style-name="T13">y</text:span><text:span text:style-name="T13"> </text:span><text:span text:style-name="T13">i</text:span><text:span text:style-name="T13">n</text:span><text:span text:style-name="T13">s</text:span><text:span text:style-name="T13">e</text:span><text:span text:style-name="T13">r</text:span><text:span text:style-name="T13">t</text:span><text:span text:style-name="T13">e</text:span><text:span text:style-name="T13">d</text:span><text:span text:style-name="T13">.</text:span></text:p>
          </draw:text-box>
        </draw:frame>
        <draw:frame draw:style-name="gr66" draw:text-style-name="P10" draw:layer="layout" svg:width="5.574cm" svg:height="1.673cm" svg:x="9.001cm" svg:y="3.529cm">
          <draw:text-box>
            <text:p><text:span text:style-name="T9">New insertion </text:span><text:span text:style-name="T9">of a</text:span></text:p>
            <text:p><text:span text:style-name="T9">key-value </text:span><text:span text:style-name="T9">pair.</text:span></text:p>
          </draw:text-box>
        </draw:frame>
        <draw:custom-shape draw:style-name="gr86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2" draw:layer="layout" svg:width="5.499cm" svg:height="0.749cm" svg:x="7.501cm" svg:y="8.001cm" svg:viewBox="0 0 5500 750" svg:d="M5500 0c-500 1000-5000 1000-5500 0">
          <text:p/>
        </draw:path>
        <draw:line draw:style-name="gr54" draw:text-style-name="P2" draw:layer="layout" svg:x1="17.501cm" svg:y1="9.501cm" svg:x2="17.501cm" svg:y2="9.501cm">
          <text:p/>
        </draw:line>
        <draw:path draw:style-name="gr68" draw:text-style-name="P2" draw:layer="layout" svg:width="4.628cm" svg:height="7.803cm" draw:transform="skewX (-5.15662617013172E-017) rotate (-1.03899450371222) translate (16.708616430811cm 4.1046412183516cm)" svg:viewBox="0 0 4629 7804" svg:d="M0 7782c819 482 5383-7275 4521-7782">
          <text:p/>
        </draw:path>
        <draw:frame draw:style-name="gr65" draw:text-style-name="P20" draw:layer="layout" svg:width="2.623cm" svg:height="0.962cm" svg:x="3.001cm" svg:y="2.729cm">
          <draw:text-box>
            <text:p><text:span text:style-name="T12">Op</text:span><text:span text:style-name="T12">e. </text:span><text:span text:style-name="T12">0.</text:span></text:p>
          </draw:text-box>
        </draw:frame>
        <draw:frame draw:style-name="gr65" draw:text-style-name="P22" draw:layer="layout" svg:width="2.623cm" svg:height="0.962cm" svg:x="9.002cm" svg:y="2.729cm">
          <draw:text-box>
            <text:p><text:span text:style-name="T8">Op</text:span><text:span text:style-name="T8">e. </text:span><text:span text:style-name="T8">2.</text:span></text:p>
          </draw:text-box>
        </draw:frame>
        <draw:frame draw:style-name="gr45" draw:text-style-name="P21" draw:layer="layout" svg:width="2.016cm" svg:height="1.673cm" svg:x="18.001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6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path draw:style-name="gr58" draw:text-style-name="P2" draw:layer="layout" svg:width="5.499cm" svg:height="0.749cm" svg:x="16.501cm" svg:y="8.001cm" svg:viewBox="0 0 5500 750" svg:d="M5500 0c-500 1000-5000 1000-5500 0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3" draw:text-style-name="P2" draw:layer="layout" svg:x1="8.436cm" svg:y1="7.795cm" svg:x2="7.936cm" svg:y2="8.208cm">
            <text:p/>
          </draw:line>
          <draw:line draw:style-name="gr83" draw:text-style-name="P2" draw:layer="layout" svg:x1="8.086cm" svg:y1="7.795cm" svg:x2="8.286cm" svg:y2="8.208cm">
            <text:p/>
          </draw:line>
        </draw:g>
        <draw:g>
          <draw:line draw:style-name="gr59" draw:text-style-name="P2" draw:layer="layout" svg:x1="11.436cm" svg:y1="7.796cm" svg:x2="10.936cm" svg:y2="8.209cm">
            <text:p/>
          </draw:line>
          <draw:line draw:style-name="gr59" draw:text-style-name="P2" draw:layer="layout" svg:x1="11.086cm" svg:y1="7.796cm" svg:x2="11.286cm" svg:y2="8.209cm">
            <text:p/>
          </draw:line>
        </draw:g>
        <draw:g>
          <draw:line draw:style-name="gr59" draw:text-style-name="P2" draw:layer="layout" svg:x1="9.06cm" svg:y1="5.796cm" svg:x2="8.56cm" svg:y2="6.209cm">
            <text:p/>
          </draw:line>
          <draw:line draw:style-name="gr59" draw:text-style-name="P2" draw:layer="layout" svg:x1="8.71cm" svg:y1="5.796cm" svg:x2="8.91cm" svg:y2="6.209cm">
            <text:p/>
          </draw:line>
        </draw:g>
        <draw:g>
          <draw:line draw:style-name="gr59" draw:text-style-name="P2" draw:layer="layout" svg:x1="12.06cm" svg:y1="5.797cm" svg:x2="11.56cm" svg:y2="6.21cm">
            <text:p/>
          </draw:line>
          <draw:line draw:style-name="gr59" draw:text-style-name="P2" draw:layer="layout" svg:x1="11.71cm" svg:y1="5.797cm" svg:x2="11.91cm" svg:y2="6.21cm">
            <text:p/>
          </draw:line>
        </draw:g>
        <draw:g>
          <draw:line draw:style-name="gr59" draw:text-style-name="P2" draw:layer="layout" svg:x1="16.831cm" svg:y1="7.927cm" svg:x2="16.331cm" svg:y2="8.34cm">
            <text:p/>
          </draw:line>
          <draw:line draw:style-name="gr59" draw:text-style-name="P2" draw:layer="layout" svg:x1="16.481cm" svg:y1="7.927cm" svg:x2="16.681cm" svg:y2="8.34cm">
            <text:p/>
          </draw:line>
        </draw:g>
        <draw:g>
          <draw:line draw:style-name="gr59" draw:text-style-name="P2" draw:layer="layout" svg:x1="21.671cm" svg:y1="5.678cm" svg:x2="21.171cm" svg:y2="6.091cm">
            <text:p/>
          </draw:line>
          <draw:line draw:style-name="gr59" draw:text-style-name="P2" draw:layer="layout" svg:x1="21.321cm" svg:y1="5.678cm" svg:x2="21.521cm" svg:y2="6.091cm">
            <text:p/>
          </draw:line>
        </draw:g>
        <draw:frame draw:style-name="gr41" draw:text-style-name="P7" draw:layer="layout" svg:width="1.84cm" svg:height="0.962cm" svg:x="9.08cm" svg:y="10.518cm">
          <draw:text-box>
            <text:p><text:span text:style-name="T4">idx</text:span><text:span text:style-name="T4">_f</text:span></text:p>
          </draw:text-box>
        </draw:frame>
        <draw:frame draw:style-name="gr77" draw:text-style-name="P8" draw:layer="layout" svg:width="3.11cm" svg:height="0.962cm" svg:x="5.441cm" svg:y="10.518cm">
          <draw:text-box>
            <text:p><text:span text:style-name="T4">prevIdx_f</text:span></text:p>
          </draw:text-box>
        </draw:frame>
        <draw:frame draw:style-name="gr74" draw:text-style-name="P7" draw:layer="layout" svg:width="3.076cm" svg:height="0.962cm" svg:x="11.48cm" svg:y="10.518cm">
          <draw:text-box>
            <text:p><text:span text:style-name="T4">nextIdx_f</text:span></text:p>
          </draw:text-box>
        </draw:frame>
        <draw:frame draw:style-name="gr50" draw:text-style-name="P7" draw:layer="layout" svg:width="3.283cm" svg:height="0.962cm" svg:x="14.362cm" svg:y="10.52cm">
          <draw:text-box>
            <text:p><text:span text:style-name="T4">prevIdx_e</text:span></text:p>
          </draw:text-box>
        </draw:frame>
        <draw:frame draw:style-name="gr61" draw:text-style-name="P7" draw:layer="layout" svg:width="3.249cm" svg:height="0.962cm" svg:x="20.363cm" svg:y="10.52cm">
          <draw:text-box>
            <text:p><text:span text:style-name="T4">nex</text:span><text:span text:style-name="T4">tIdx</text:span><text:span text:style-name="T4">_e</text:span></text:p>
          </draw:text-box>
        </draw:frame>
        <draw:frame draw:style-name="gr51" draw:text-style-name="P7" draw:layer="layout" svg:width="2.051cm" svg:height="0.962cm" svg:x="17.964cm" svg:y="10.52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2" draw:text-style-name="P16" draw:layer="layout" svg:x1="7.001cm" svg:y1="11.775cm" svg:x2="10.001cm" svg:y2="11.775cm">
          <text:p/>
        </draw:line>
        <draw:frame draw:style-name="gr78" draw:text-style-name="P8" draw:layer="layout" svg:width="2.263cm" svg:height="0.962cm" svg:x="7.369cm" svg:y="11.667cm">
          <draw:text-box>
            <text:p><text:span text:style-name="T4">pre</text:span><text:span text:style-name="T4">v_f</text:span></text:p>
          </draw:text-box>
        </draw:frame>
        <draw:line draw:style-name="gr52" draw:text-style-name="P16" draw:layer="layout" svg:x1="10.001cm" svg:y1="11.772cm" svg:x2="13.001cm" svg:y2="11.772cm">
          <text:p/>
        </draw:line>
        <draw:frame draw:style-name="gr80" draw:text-style-name="P8" draw:layer="layout" svg:width="2.229cm" svg:height="0.962cm" svg:x="10.369cm" svg:y="11.664cm">
          <draw:text-box>
            <text:p><text:span text:style-name="T4">next_f</text:span></text:p>
          </draw:text-box>
        </draw:frame>
        <draw:line draw:style-name="gr52" draw:text-style-name="P16" draw:layer="layout" svg:x1="7.001cm" svg:y1="12.772cm" svg:x2="13.001cm" svg:y2="12.775cm">
          <text:p/>
        </draw:line>
        <draw:frame draw:style-name="gr81" draw:text-style-name="P8" draw:layer="layout" svg:width="3.812cm" svg:height="0.962cm" svg:x="8.097cm" svg:y="12.664cm">
          <draw:text-box>
            <text:p><text:span text:style-name="T4">pr</text:span><text:span text:style-name="T4">e</text:span><text:span text:style-name="T4">v</text:span><text:span text:style-name="T4">2</text:span><text:span text:style-name="T4">n</text:span><text:span text:style-name="T4">e</text:span><text:span text:style-name="T4">xt</text:span><text:span text:style-name="T4">_f</text:span></text:p>
          </draw:text-box>
        </draw:frame>
        <draw:line draw:style-name="gr52" draw:text-style-name="P16" draw:layer="layout" svg:x1="16.001cm" svg:y1="11.781cm" svg:x2="19.001cm" svg:y2="11.781cm">
          <text:p/>
        </draw:line>
        <draw:frame draw:style-name="gr53" draw:text-style-name="P8" draw:layer="layout" svg:width="2.437cm" svg:height="0.962cm" svg:x="16.283cm" svg:y="11.673cm">
          <draw:text-box>
            <text:p><text:span text:style-name="T4">pre</text:span><text:span text:style-name="T4">v_</text:span><text:span text:style-name="T4">e</text:span></text:p>
          </draw:text-box>
        </draw:frame>
        <draw:line draw:style-name="gr52" draw:text-style-name="P16" draw:layer="layout" svg:x1="19.001cm" svg:y1="11.778cm" svg:x2="22.001cm" svg:y2="11.778cm">
          <text:p/>
        </draw:line>
        <draw:frame draw:style-name="gr62" draw:text-style-name="P8" draw:layer="layout" svg:width="2.403cm" svg:height="0.962cm" svg:x="19.299cm" svg:y="11.67cm">
          <draw:text-box>
            <text:p><text:span text:style-name="T4">n</text:span><text:span text:style-name="T4">e</text:span><text:span text:style-name="T4">x</text:span><text:span text:style-name="T4">t</text:span><text:span text:style-name="T4">_</text:span><text:span text:style-name="T4">e</text:span></text:p>
          </draw:text-box>
        </draw:frame>
        <draw:line draw:style-name="gr52" draw:text-style-name="P16" draw:layer="layout" svg:x1="16.001cm" svg:y1="12.778cm" svg:x2="22.001cm" svg:y2="12.781cm">
          <text:p/>
        </draw:line>
        <draw:frame draw:style-name="gr63" draw:text-style-name="P8" draw:layer="layout" svg:width="3.986cm" svg:height="0.962cm" svg:x="17.011cm" svg:y="12.67cm">
          <draw:text-box>
            <text:p><text:span text:style-name="T4">prev2next_e</text:span></text:p>
          </draw:text-box>
        </draw:frame>
        <draw:line draw:style-name="gr79" draw:text-style-name="P2" draw:layer="layout" svg:x1="16.001cm" svg:y1="6.001cm" svg:x2="18.001cm" svg:y2="6.001cm">
          <text:p/>
        </draw:line>
        <draw:line draw:style-name="gr79" draw:text-style-name="P2" draw:layer="layout" svg:x1="22.002cm" svg:y1="8.001cm" svg:x2="20.002cm" svg:y2="8.001cm">
          <text:p/>
        </draw:line>
        <draw:frame draw:style-name="gr69" draw:text-style-name="P21" draw:layer="layout" svg:width="4.583cm" svg:height="1.673cm" svg:x="13.708cm" svg:y="8.702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5" draw:text-style-name="P23" draw:layer="layout" svg:width="2.623cm" svg:height="0.962cm" svg:x="11.504cm" svg:y="8.697cm">
          <draw:text-box>
            <text:p><text:span text:style-name="T16">Op</text:span><text:span text:style-name="T16">e. </text:span><text:span text:style-name="T16">1.</text:span></text:p>
          </draw:text-box>
        </draw:frame>
        <draw:line draw:style-name="gr79" draw:text-style-name="P2" draw:layer="layout" svg:x1="16.001cm" svg:y1="6.001cm" svg:x2="18.001cm" svg:y2="6.001cm">
          <text:p/>
        </draw:line>
        <draw:frame draw:style-name="gr42" draw:text-style-name="P15" draw:layer="layout" svg:width="1.501cm" svg:height="0.662cm" svg:x="17.18cm" svg:y="5.245cm">
          <draw:text-box>
            <text:p text:style-name="P14"><text:span text:style-name="T11">empty</text:span></text:p>
          </draw:text-box>
        </draw:frame>
        <draw:line draw:style-name="gr70" draw:text-style-name="P2" draw:layer="layout" svg:x1="17.419cm" svg:y1="5.563cm" svg:x2="18.442cm" svg:y2="5.563cm">
          <text:p/>
        </draw:line>
        <draw:line draw:style-name="gr70" draw:text-style-name="P2" draw:layer="layout" svg:x1="17.419cm" svg:y1="5.643cm" svg:x2="18.44cm" svg:y2="5.643cm">
          <text:p/>
        </draw:lin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9" draw:layer="layout" svg:width="1.095cm" svg:height="0.662cm" svg:x="9.11cm" svg:y="8cm">
          <draw:text-box>
            <text:p text:style-name="P28"><text:span text:style-name="T17">fi</text:span><text:span text:style-name="T17">r</text:span><text:span text:style-name="T17">s</text:span><text:span text:style-name="T17">t</text:span></text:p>
          </draw:text-box>
        </draw:frame>
        <draw:custom-shape draw:style-name="gr71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.001cm" svg:y="6.197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</text:span><text:span text:style-name="T1">xt </text:span><text:span text:style-name="T1">pa</text:span><text:span text:style-name="T1">ge </text:span><text:span text:style-name="T1">is </text:span><text:span text:style-name="T6">‘in</text:span><text:span text:style-name="T6">se</text:span><text:span text:style-name="T6">rti</text:span><text:span text:style-name="T6">on </text:span><text:span text:style-name="T6">ca</text:span><text:span text:style-name="T6">se</text:span><text:span text:style-name="T6">11 </text:span><text:span text:style-name="T6">(h</text:span><text:span text:style-name="T6">ar</text:span><text:span text:style-name="T6">d)’</text:span><text:span text:style-name="T7">.</text:span></text:p>
          </draw:text-box>
        </draw:frame>
      </draw:page>
      <draw:page draw:name="page23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85" draw:text-style-name="P10" draw:layer="layout" svg:width="8.749cm" svg:height="0.962cm" svg:x="3.003cm" svg:y="1.729cm">
          <draw:text-box>
            <text:p><text:span text:style-name="T9">Thi</text:span><text:span text:style-name="T9">s </text:span><text:span text:style-name="T9">fig </text:span><text:span text:style-name="T9">is </text:span><text:span text:style-name="T9">un</text:span><text:span text:style-name="T9">der </text:span><text:span text:style-name="T9">co</text:span><text:span text:style-name="T9">nst</text:span><text:span text:style-name="T9">ruc</text:span><text:span text:style-name="T9">tio</text:span><text:span text:style-name="T9">n!</text:span></text:p>
          </draw:text-box>
        </draw:frame>
      </draw:page>
      <draw:page draw:name="page24" draw:style-name="dp1" draw:master-page-name="標準">
        <draw:frame draw:style-name="gr87" draw:text-style-name="P1" draw:layer="layout" svg:width="5.862cm" svg:height="0.962cm" svg:x="3.6cm" svg:y="7.8cm">
          <draw:text-box>
            <text:p><text:span text:style-name="T1">Ne</text:span><text:span text:style-name="T1">xt </text:span><text:span text:style-name="T1">pa</text:span><text:span text:style-name="T1">ge </text:span><text:span text:style-name="T1">is </text:span><text:span text:style-name="T6">‘te</text:span><text:span text:style-name="T6">st’</text:span><text:span text:style-name="T7">.</text:span></text:p>
          </draw:text-box>
        </draw:frame>
      </draw:page>
      <draw:page draw:name="page25" draw:style-name="dp1" draw:master-page-name="標準">
        <draw:custom-shape draw:style-name="gr88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6" draw:style-name="dp1" draw:master-page-name="標準"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cm" svg:x2="6cm" svg:y2="6cm">
          <text:p/>
        </draw:line>
        <draw:line draw:style-name="gr48" draw:text-style-name="P2" draw:layer="layout" svg:x1="7cm" svg:y1="8cm" svg:x2="5cm" svg:y2="8cm">
          <text:p/>
        </draw:line>
        <draw:line draw:style-name="gr48" draw:text-style-name="P2" draw:layer="layout" svg:x1="7cm" svg:y1="6cm" svg:x2="9cm" svg:y2="6cm">
          <text:p/>
        </draw:line>
        <draw:line draw:style-name="gr48" draw:text-style-name="P2" draw:layer="layout" svg:x1="10cm" svg:y1="8cm" svg:x2="8cm" svg:y2="8cm">
          <text:p/>
        </draw:line>
        <draw:line draw:style-name="gr48" draw:text-style-name="P2" draw:layer="layout" svg:x1="10cm" svg:y1="6cm" svg:x2="12cm" svg:y2="6cm">
          <text:p/>
        </draw:line>
        <draw:line draw:style-name="gr48" draw:text-style-name="P2" draw:layer="layout" svg:x1="13cm" svg:y1="8cm" svg:x2="11cm" svg:y2="8cm">
          <text:p/>
        </draw:line>
        <draw:line draw:style-name="gr48" draw:text-style-name="P2" draw:layer="layout" svg:x1="13cm" svg:y1="6cm" svg:x2="15cm" svg:y2="6cm">
          <text:p/>
        </draw:line>
        <draw:line draw:style-name="gr48" draw:text-style-name="P2" draw:layer="layout" svg:x1="16cm" svg:y1="8cm" svg:x2="14cm" svg:y2="8cm">
          <text:p/>
        </draw:line>
        <draw:line draw:style-name="gr48" draw:text-style-name="P2" draw:layer="layout" svg:x1="16cm" svg:y1="6cm" svg:x2="18cm" svg:y2="6cm">
          <text:p/>
        </draw:line>
        <draw:line draw:style-name="gr48" draw:text-style-name="P2" draw:layer="layout" svg:x1="19cm" svg:y1="8cm" svg:x2="17cm" svg:y2="8cm">
          <text:p/>
        </draw:line>
        <draw:line draw:style-name="gr48" draw:text-style-name="P2" draw:layer="layout" svg:x1="19cm" svg:y1="6cm" svg:x2="21cm" svg:y2="6cm">
          <text:p/>
        </draw:line>
        <draw:line draw:style-name="gr48" draw:text-style-name="P2" draw:layer="layout" svg:x1="22cm" svg:y1="8cm" svg:x2="20cm" svg:y2="8cm">
          <text:p/>
        </draw:line>
        <draw:line draw:style-name="gr48" draw:text-style-name="P2" draw:layer="layout" svg:x1="22cm" svg:y1="6cm" svg:x2="24cm" svg:y2="6cm">
          <text:p/>
        </draw:line>
        <draw:line draw:style-name="gr48" draw:text-style-name="P2" draw:layer="layout" svg:x1="25cm" svg:y1="8cm" svg:x2="23cm" svg:y2="8cm">
          <text:p/>
        </draw:line>
        <draw:custom-shape draw:style-name="gr89" draw:text-style-name="P4" draw:layer="layout" svg:width="1.5cm" svg:height="0.5cm" svg:x="3.25cm" svg:y="5.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cm" svg:y="3.527cm">
          <draw:text-box>
            <text:p><text:span text:style-name="T13">7 </text:span><text:span text:style-name="T13">ke</text:span><text:span text:style-name="T13">ys </text:span><text:span text:style-name="T13">are</text:span></text:p>
            <text:p><text:span text:style-name="T13">alr</text:span><text:span text:style-name="T13">ea</text:span><text:span text:style-name="T13">dy </text:span><text:span text:style-name="T13">ins</text:span><text:span text:style-name="T13">ert</text:span><text:span text:style-name="T13">ed.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標準">
        <draw:custom-shape draw:style-name="gr90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2" draw:layer="layout" svg:x1="7cm" svg:y1="5.998cm" svg:x2="9cm" svg:y2="5.998cm">
          <text:p/>
        </draw:line>
        <draw:line draw:style-name="gr91" draw:text-style-name="P2" draw:layer="layout" svg:x1="10cm" svg:y1="8cm" svg:x2="8cm" svg:y2="7.998cm">
          <text:p/>
        </draw:line>
        <draw:line draw:style-name="gr91" draw:text-style-name="P2" draw:layer="layout" svg:x1="10cm" svg:y1="5.998cm" svg:x2="12cm" svg:y2="5.998cm">
          <text:p/>
        </draw:line>
        <draw:line draw:style-name="gr91" draw:text-style-name="P2" draw:layer="layout" svg:x1="13cm" svg:y1="7.998cm" svg:x2="11cm" svg:y2="7.998cm">
          <text:p/>
        </draw:line>
        <draw:frame draw:style-name="gr66" draw:text-style-name="P10" draw:layer="layout" svg:width="5.574cm" svg:height="1.673cm" svg:x="9cm" svg:y="3.526cm">
          <draw:text-box>
            <text:p><text:span text:style-name="T9">Ne</text:span><text:span text:style-name="T9">w </text:span><text:span text:style-name="T9">ins</text:span><text:span text:style-name="T9">erti</text:span><text:span text:style-name="T9">on </text:span><text:span text:style-name="T9">of </text:span><text:span text:style-name="T9">a</text:span></text:p>
            <text:p><text:span text:style-name="T9">ke</text:span><text:span text:style-name="T9">y-</text:span><text:span text:style-name="T9">val</text:span><text:span text:style-name="T9">ue </text:span><text:span text:style-name="T9">pai</text:span><text:span text:style-name="T9">r.</text:span></text:p>
          </draw:text-box>
        </draw:frame>
        <draw:custom-shape draw:style-name="gr92" draw:text-style-name="P5" draw:layer="layout" svg:width="2.1cm" svg:height="2.1cm" svg:x="8.95cm" svg:y="5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3" draw:text-style-name="P2" draw:layer="layout" svg:width="5.499cm" svg:height="0.749cm" svg:x="7.5cm" svg:y="7.998cm" svg:viewBox="0 0 5500 750" svg:d="M5500 0c-500 1000-5000 1000-5500 0">
          <text:p/>
        </draw:path>
        <draw:frame draw:style-name="gr94" draw:text-style-name="P10" draw:layer="layout" svg:width="2.585cm" svg:height="0.962cm" svg:x="9.001cm" svg:y="2.726cm">
          <draw:text-box>
            <text:p><text:span text:style-name="T9">Op</text:span><text:span text:style-name="T9">e. </text:span><text:span text:style-name="T9">2.</text:span></text:p>
          </draw:text-box>
        </draw:frame>
        <draw:path draw:style-name="gr95" draw:text-style-name="P2" draw:layer="layout" svg:width="6.315cm" svg:height="3.465cm" draw:transform="skewX (0.530580092606276) rotate (0.669508301065025) translate (6.99133727911431cm 5.936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48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0" draw:layer="layout" svg:width="2.016cm" svg:height="1.673cm" svg:x="9cm" svg:y="6.194cm">
          <draw:text-box>
            <text:p><text:span text:style-name="T9">ke</text:span><text:span text:style-name="T9">y-</text:span></text:p>
            <text:p><text:span text:style-name="T9">val</text:span><text:span text:style-name="T9">ue</text:span></text:p>
          </draw:text-box>
        </draw:frame>
        <draw:g>
          <draw:line draw:style-name="gr70" draw:text-style-name="P2" draw:layer="layout" svg:x1="8.435cm" svg:y1="7.792cm" svg:x2="7.935cm" svg:y2="8.205cm">
            <text:p/>
          </draw:line>
          <draw:line draw:style-name="gr70" draw:text-style-name="P2" draw:layer="layout" svg:x1="8.085cm" svg:y1="7.792cm" svg:x2="8.285cm" svg:y2="8.205cm">
            <text:p/>
          </draw:line>
        </draw:g>
        <draw:g>
          <draw:line draw:style-name="gr70" draw:text-style-name="P2" draw:layer="layout" svg:x1="11.435cm" svg:y1="7.793cm" svg:x2="10.935cm" svg:y2="8.206cm">
            <text:p/>
          </draw:line>
          <draw:line draw:style-name="gr70" draw:text-style-name="P2" draw:layer="layout" svg:x1="11.085cm" svg:y1="7.793cm" svg:x2="11.285cm" svg:y2="8.206cm">
            <text:p/>
          </draw:line>
        </draw:g>
        <draw:g>
          <draw:line draw:style-name="gr70" draw:text-style-name="P2" draw:layer="layout" svg:x1="9.059cm" svg:y1="5.793cm" svg:x2="8.559cm" svg:y2="6.206cm">
            <text:p/>
          </draw:line>
          <draw:line draw:style-name="gr70" draw:text-style-name="P2" draw:layer="layout" svg:x1="8.709cm" svg:y1="5.793cm" svg:x2="8.909cm" svg:y2="6.206cm">
            <text:p/>
          </draw:line>
        </draw:g>
        <draw:g>
          <draw:line draw:style-name="gr70" draw:text-style-name="P2" draw:layer="layout" svg:x1="12.059cm" svg:y1="5.794cm" svg:x2="11.559cm" svg:y2="6.207cm">
            <text:p/>
          </draw:line>
          <draw:line draw:style-name="gr70" draw:text-style-name="P2" draw:layer="layout" svg:x1="11.709cm" svg:y1="5.794cm" svg:x2="11.909cm" svg:y2="6.207cm">
            <text:p/>
          </draw:line>
        </draw:g>
        <draw:path draw:style-name="gr96" draw:text-style-name="P2" draw:layer="layout" svg:width="4.628cm" svg:height="7.803cm" draw:transform="skewX (-5.15662617013172E-017) rotate (-1.03899450371222) translate (16.707616430811cm 4.1226412183516cm)" svg:viewBox="0 0 4629 7804" svg:d="M0 7782c819 482 5383-7275 4521-7782">
          <text:p/>
        </draw:path>
        <draw:custom-shape draw:style-name="gr8" draw:text-style-name="P2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7" draw:text-style-name="P2" draw:layer="layout" svg:x1="19.001cm" svg:y1="8.001cm" svg:x2="17.001cm" svg:y2="8.001cm">
          <text:p/>
        </draw:line>
        <draw:line draw:style-name="gr97" draw:text-style-name="P2" draw:layer="layout" svg:x1="19.001cm" svg:y1="6.001cm" svg:x2="21.001cm" svg:y2="6.001cm">
          <text:p/>
        </draw:line>
        <draw:path draw:style-name="gr98" draw:text-style-name="P2" draw:layer="layout" svg:width="6.315cm" svg:height="3.465cm" draw:transform="skewX (0.530580092606276) rotate (0.669508301065025) translate (15.9923372791143cm 5.94104774465505cm)" svg:viewBox="0 0 6316 3466" svg:d="M0 54c735-475 5902 2317 6316 3412">
          <text:p/>
        </draw:path>
        <draw:frame draw:style-name="gr45" draw:text-style-name="P21" draw:layer="layout" svg:width="2.016cm" svg:height="1.673cm" svg:x="18.001cm" svg:y="6.196cm">
          <draw:text-box>
            <text:p><text:span text:style-name="T14">ke</text:span><text:span text:style-name="T14">y-</text:span></text:p>
            <text:p><text:span text:style-name="T14">val</text:span><text:span text:style-name="T14">ue</text:span></text:p>
          </draw:text-box>
        </draw:frame>
        <draw:path draw:style-name="gr99" draw:text-style-name="P2" draw:layer="layout" svg:width="5.499cm" svg:height="0.749cm" svg:x="16.502cm" svg:y="8.022cm" svg:viewBox="0 0 5500 750" svg:d="M5500 0c-500 1000-5000 1000-5500 0">
          <text:p/>
        </draw:path>
        <draw:g>
          <draw:line draw:style-name="gr70" draw:text-style-name="P2" draw:layer="layout" svg:x1="16.831cm" svg:y1="7.927cm" svg:x2="16.331cm" svg:y2="8.34cm">
            <text:p/>
          </draw:line>
          <draw:line draw:style-name="gr70" draw:text-style-name="P2" draw:layer="layout" svg:x1="16.481cm" svg:y1="7.927cm" svg:x2="16.681cm" svg:y2="8.34cm">
            <text:p/>
          </draw:line>
        </draw:g>
        <draw:g>
          <draw:line draw:style-name="gr70" draw:text-style-name="P2" draw:layer="layout" svg:x1="21.671cm" svg:y1="5.678cm" svg:x2="21.171cm" svg:y2="6.091cm">
            <text:p/>
          </draw:line>
          <draw:line draw:style-name="gr70" draw:text-style-name="P2" draw:layer="layout" svg:x1="21.321cm" svg:y1="5.678cm" svg:x2="21.521cm" svg:y2="6.091cm">
            <text:p/>
          </draw:line>
        </draw:g>
        <draw:line draw:style-name="gr97" draw:text-style-name="P2" draw:layer="layout" svg:x1="16.001cm" svg:y1="6cm" svg:x2="18.001cm" svg:y2="6cm">
          <text:p/>
        </draw:line>
        <draw:line draw:style-name="gr97" draw:text-style-name="P2" draw:layer="layout" svg:x1="22.002cm" svg:y1="8cm" svg:x2="20.002cm" svg:y2="8cm">
          <text:p/>
        </draw:line>
        <draw:frame draw:style-name="gr69" draw:text-style-name="P21" draw:layer="layout" svg:width="4.583cm" svg:height="1.673cm" svg:x="13.707cm" svg:y="8.7cm">
          <draw:text-box>
            <text:p><text:span text:style-name="T14">Mo</text:span><text:span text:style-name="T14">vin</text:span><text:span text:style-name="T14">g </text:span><text:span text:style-name="T14">sto</text:span><text:span text:style-name="T14">red</text:span></text:p>
            <text:p><text:span text:style-name="T15">ke</text:span><text:span text:style-name="T15">y-</text:span><text:span text:style-name="T15">val</text:span><text:span text:style-name="T15">ue </text:span><text:span text:style-name="T15">pai</text:span><text:span text:style-name="T15">r.</text:span></text:p>
          </draw:text-box>
        </draw:frame>
        <draw:frame draw:style-name="gr94" draw:text-style-name="P21" draw:layer="layout" svg:width="2.585cm" svg:height="0.962cm" svg:x="11.503cm" svg:y="8.671cm">
          <draw:text-box>
            <text:p><text:span text:style-name="T14">Op</text:span><text:span text:style-name="T14">e. </text:span><text:span text:style-name="T14">1.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46" draw:text-style-name="P16" draw:layer="layout" svg:x1="16.001cm" svg:y1="13cm" svg:x2="16.001cm" svg:y2="11.3cm">
          <text:p/>
        </draw:line>
        <draw:line draw:style-name="gr46" draw:text-style-name="P16" draw:layer="layout" svg:x1="22.001cm" svg:y1="13cm" svg:x2="22.001cm" svg:y2="11.3cm">
          <text:p/>
        </draw:line>
        <draw:line draw:style-name="gr46" draw:text-style-name="P16" draw:layer="layout" svg:x1="19.001cm" svg:y1="12cm" svg:x2="19.001cm" svg:y2="11.3cm">
          <text:p/>
        </draw:line>
        <draw:line draw:style-name="gr46" draw:text-style-name="P16" draw:layer="layout" svg:x1="7.001cm" svg:y1="13cm" svg:x2="7.001cm" svg:y2="11.3cm">
          <text:p/>
        </draw:line>
        <draw:line draw:style-name="gr46" draw:text-style-name="P16" draw:layer="layout" svg:x1="13.001cm" svg:y1="13cm" svg:x2="13.001cm" svg:y2="11.3cm">
          <text:p/>
        </draw:line>
        <draw:line draw:style-name="gr46" draw:text-style-name="P16" draw:layer="layout" svg:x1="10.001cm" svg:y1="12cm" svg:x2="10.001cm" svg:y2="11.3cm">
          <text:p/>
        </draw:line>
        <draw:frame draw:style-name="gr41" draw:text-style-name="P7" draw:layer="layout" svg:width="1.84cm" svg:height="0.962cm" svg:x="9.08cm" svg:y="10.517cm">
          <draw:text-box>
            <text:p><text:span text:style-name="T4">idx</text:span><text:span text:style-name="T4">_f</text:span></text:p>
          </draw:text-box>
        </draw:frame>
        <draw:frame draw:style-name="gr77" draw:text-style-name="P8" draw:layer="layout" svg:width="3.11cm" svg:height="0.962cm" svg:x="5.441cm" svg:y="10.517cm">
          <draw:text-box>
            <text:p><text:span text:style-name="T4">pre</text:span><text:span text:style-name="T4">vId</text:span><text:span text:style-name="T4">x_f</text:span></text:p>
          </draw:text-box>
        </draw:frame>
        <draw:frame draw:style-name="gr74" draw:text-style-name="P7" draw:layer="layout" svg:width="3.076cm" svg:height="0.962cm" svg:x="11.48cm" svg:y="10.517cm">
          <draw:text-box>
            <text:p><text:span text:style-name="T4">ne</text:span><text:span text:style-name="T4">xtI</text:span><text:span text:style-name="T4">dx</text:span><text:span text:style-name="T4">_f</text:span></text:p>
          </draw:text-box>
        </draw:frame>
        <draw:frame draw:style-name="gr50" draw:text-style-name="P7" draw:layer="layout" svg:width="3.283cm" svg:height="0.962cm" svg:x="14.362cm" svg:y="10.519cm">
          <draw:text-box>
            <text:p><text:span text:style-name="T4">pre</text:span><text:span text:style-name="T4">vId</text:span><text:span text:style-name="T4">x_</text:span><text:span text:style-name="T4">e</text:span></text:p>
          </draw:text-box>
        </draw:frame>
        <draw:frame draw:style-name="gr61" draw:text-style-name="P7" draw:layer="layout" svg:width="3.249cm" svg:height="0.962cm" svg:x="20.363cm" svg:y="10.519cm">
          <draw:text-box>
            <text:p><text:span text:style-name="T4">ne</text:span><text:span text:style-name="T4">xtI</text:span><text:span text:style-name="T4">dx</text:span><text:span text:style-name="T4">_e</text:span></text:p>
          </draw:text-box>
        </draw:frame>
        <draw:frame draw:style-name="gr51" draw:text-style-name="P7" draw:layer="layout" svg:width="2.051cm" svg:height="0.962cm" svg:x="17.964cm" svg:y="10.519cm">
          <draw:text-box>
            <text:p><text:span text:style-name="T4">Idx</text:span><text:span text:style-name="T4">_e</text:span></text:p>
          </draw:text-box>
        </draw:frame>
        <draw:line draw:style-name="gr52" draw:text-style-name="P16" draw:layer="layout" svg:x1="7.001cm" svg:y1="11.774cm" svg:x2="10.001cm" svg:y2="11.774cm">
          <text:p/>
        </draw:line>
        <draw:frame draw:style-name="gr78" draw:text-style-name="P8" draw:layer="layout" svg:width="2.263cm" svg:height="0.962cm" svg:x="7.369cm" svg:y="11.666cm">
          <draw:text-box>
            <text:p><text:span text:style-name="T4">pre</text:span><text:span text:style-name="T4">v_f</text:span></text:p>
          </draw:text-box>
        </draw:frame>
        <draw:line draw:style-name="gr52" draw:text-style-name="P16" draw:layer="layout" svg:x1="10.001cm" svg:y1="11.771cm" svg:x2="13.001cm" svg:y2="11.771cm">
          <text:p/>
        </draw:line>
        <draw:frame draw:style-name="gr80" draw:text-style-name="P8" draw:layer="layout" svg:width="2.229cm" svg:height="0.962cm" svg:x="10.369cm" svg:y="11.663cm">
          <draw:text-box>
            <text:p><text:span text:style-name="T4">ne</text:span><text:span text:style-name="T4">xt_</text:span><text:span text:style-name="T4">f</text:span></text:p>
          </draw:text-box>
        </draw:frame>
        <draw:line draw:style-name="gr52" draw:text-style-name="P16" draw:layer="layout" svg:x1="7.001cm" svg:y1="12.771cm" svg:x2="13.001cm" svg:y2="12.774cm">
          <text:p/>
        </draw:line>
        <draw:frame draw:style-name="gr81" draw:text-style-name="P8" draw:layer="layout" svg:width="3.812cm" svg:height="0.962cm" svg:x="8.097cm" svg:y="12.663cm">
          <draw:text-box>
            <text:p><text:span text:style-name="T4">pre</text:span><text:span text:style-name="T4">v2</text:span><text:span text:style-name="T4">ne</text:span><text:span text:style-name="T4">xt_</text:span><text:span text:style-name="T4">f</text:span></text:p>
          </draw:text-box>
        </draw:frame>
        <draw:line draw:style-name="gr52" draw:text-style-name="P16" draw:layer="layout" svg:x1="16.001cm" svg:y1="11.78cm" svg:x2="19.001cm" svg:y2="11.78cm">
          <text:p/>
        </draw:line>
        <draw:frame draw:style-name="gr53" draw:text-style-name="P8" draw:layer="layout" svg:width="2.437cm" svg:height="0.962cm" svg:x="16.283cm" svg:y="11.672cm">
          <draw:text-box>
            <text:p><text:span text:style-name="T4">pre</text:span><text:span text:style-name="T4">v_</text:span><text:span text:style-name="T4">e</text:span></text:p>
          </draw:text-box>
        </draw:frame>
        <draw:line draw:style-name="gr52" draw:text-style-name="P16" draw:layer="layout" svg:x1="19.001cm" svg:y1="11.777cm" svg:x2="22.001cm" svg:y2="11.777cm">
          <text:p/>
        </draw:line>
        <draw:frame draw:style-name="gr62" draw:text-style-name="P8" draw:layer="layout" svg:width="2.403cm" svg:height="0.962cm" svg:x="19.299cm" svg:y="11.669cm">
          <draw:text-box>
            <text:p><text:span text:style-name="T4">ne</text:span><text:span text:style-name="T4">xt_</text:span><text:span text:style-name="T4">e</text:span></text:p>
          </draw:text-box>
        </draw:frame>
        <draw:line draw:style-name="gr52" draw:text-style-name="P16" draw:layer="layout" svg:x1="16.001cm" svg:y1="12.777cm" svg:x2="22.001cm" svg:y2="12.78cm">
          <text:p/>
        </draw:line>
        <draw:frame draw:style-name="gr63" draw:text-style-name="P8" draw:layer="layout" svg:width="3.986cm" svg:height="0.962cm" svg:x="17.011cm" svg:y="12.669cm">
          <draw:text-box>
            <text:p><text:span text:style-name="T4">pre</text:span><text:span text:style-name="T4">v2</text:span><text:span text:style-name="T4">ne</text:span><text:span text:style-name="T4">xt_</text:span><text:span text:style-name="T4">e</text:span></text:p>
          </draw:text-box>
        </draw:frame>
      </draw:page>
      <draw:page draw:name="page28" draw:style-name="dp1" draw:master-page-name="標準">
        <draw:line draw:style-name="gr46" draw:text-style-name="P16" draw:layer="layout" svg:x1="7cm" svg:y1="13cm" svg:x2="7cm" svg:y2="11.3cm">
          <text:p/>
        </draw:line>
        <draw:line draw:style-name="gr46" draw:text-style-name="P16" draw:layer="layout" svg:x1="13cm" svg:y1="13cm" svg:x2="13cm" svg:y2="11.3cm">
          <text:p/>
        </draw:line>
        <draw:line draw:style-name="gr46" draw:text-style-name="P16" draw:layer="layout" svg:x1="10cm" svg:y1="12cm" svg:x2="10cm" svg:y2="11.3cm">
          <text:p/>
        </draw:line>
        <draw:line draw:style-name="gr46" draw:text-style-name="P16" draw:layer="layout" svg:x1="16cm" svg:y1="12cm" svg:x2="16cm" svg:y2="11.3cm">
          <text:p/>
        </draw:line>
        <draw:line draw:style-name="gr46" draw:text-style-name="P16" draw:layer="layout" svg:x1="19cm" svg:y1="12cm" svg:x2="19cm" svg:y2="11.3cm">
          <text:p/>
        </draw:line>
        <draw:line draw:style-name="gr46" draw:text-style-name="P2" draw:layer="layout" svg:x1="5.5cm" svg:y1="11.001cm" svg:x2="5.5cm" svg:y2="7.001cm">
          <text:p/>
        </draw:line>
        <draw:line draw:style-name="gr46" draw:text-style-name="P2" draw:layer="layout" svg:x1="8.5cm" svg:y1="11.001cm" svg:x2="8.5cm" svg:y2="7.001cm">
          <text:p/>
        </draw:line>
        <draw:line draw:style-name="gr46" draw:text-style-name="P2" draw:layer="layout" svg:x1="11.5cm" svg:y1="11.001cm" svg:x2="11.5cm" svg:y2="7.001cm">
          <text:p/>
        </draw:line>
        <draw:line draw:style-name="gr46" draw:text-style-name="P2" draw:layer="layout" svg:x1="14.5cm" svg:y1="11.001cm" svg:x2="14.5cm" svg:y2="7.001cm">
          <text:p/>
        </draw:line>
        <draw:line draw:style-name="gr46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001cm" svg:x2="6cm" svg:y2="6.001cm">
          <text:p/>
        </draw:line>
        <draw:line draw:style-name="gr48" draw:text-style-name="P2" draw:layer="layout" svg:x1="7cm" svg:y1="8.001cm" svg:x2="5cm" svg:y2="8.001cm">
          <text:p/>
        </draw:line>
        <draw:line draw:style-name="gr48" draw:text-style-name="P2" draw:layer="layout" svg:x1="13cm" svg:y1="6.001cm" svg:x2="15cm" svg:y2="6.001cm">
          <text:p/>
        </draw:line>
        <draw:line draw:style-name="gr48" draw:text-style-name="P2" draw:layer="layout" svg:x1="16cm" svg:y1="8.001cm" svg:x2="14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cm" svg:y="3.528cm">
          <draw:text-box>
            <text:p><text:span text:style-name="T13">5 </text:span><text:span text:style-name="T13">ke</text:span><text:span text:style-name="T13">ys </text:span><text:span text:style-name="T13">are</text:span></text:p>
            <text:p><text:span text:style-name="T13">alr</text:span><text:span text:style-name="T13">ea</text:span><text:span text:style-name="T13">dy </text:span><text:span text:style-name="T13">ins</text:span><text:span text:style-name="T13">ert</text:span><text:span text:style-name="T13">ed.</text:span></text:p>
          </draw:text-box>
        </draw:frame>
        <draw:frame draw:style-name="gr100" draw:text-style-name="P10" draw:layer="layout" svg:width="8.74cm" svg:height="0.962cm" svg:x="13.706cm" svg:y="8.701cm">
          <draw:text-box>
            <text:p><text:span text:style-name="T9">Mo</text:span><text:span text:style-name="T9">vin</text:span><text:span text:style-name="T9">g </text:span><text:span text:style-name="T9">sto</text:span><text:span text:style-name="T9">red </text:span><text:span text:style-name="T20">ke</text:span><text:span text:style-name="T20">y-</text:span><text:span text:style-name="T20">val</text:span><text:span text:style-name="T20">ue </text:span><text:span text:style-name="T20">pai</text:span><text:span text:style-name="T20">r.</text:span></text:p>
          </draw:text-box>
        </draw:frame>
        <draw:frame draw:style-name="gr94" draw:text-style-name="P18" draw:layer="layout" svg:width="2.585cm" svg:height="0.962cm" svg:x="3cm" svg:y="2.729cm">
          <draw:text-box>
            <text:p><text:span text:style-name="T13">Op</text:span><text:span text:style-name="T13">e. </text:span><text:span text:style-name="T13">0.</text:span></text:p>
          </draw:text-box>
        </draw:frame>
        <draw:frame draw:style-name="gr94" draw:text-style-name="P10" draw:layer="layout" svg:width="2.585cm" svg:height="0.962cm" svg:x="11.502cm" svg:y="8.696cm">
          <draw:text-box>
            <text:p><text:span text:style-name="T9">Op</text:span><text:span text:style-name="T9">e. </text:span><text:span text:style-name="T9">1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</text:span><text:span text:style-name="T4">_f</text:span></text:p>
          </draw:text-box>
        </draw:frame>
        <draw:frame draw:style-name="gr77" draw:text-style-name="P8" draw:layer="layout" svg:width="3.11cm" svg:height="0.962cm" svg:x="14.44cm" svg:y="10.521cm">
          <draw:text-box>
            <text:p><text:span text:style-name="T4">pre</text:span><text:span text:style-name="T4">vId</text:span><text:span text:style-name="T4">x_f</text:span></text:p>
          </draw:text-box>
        </draw:frame>
        <draw:frame draw:style-name="gr50" draw:text-style-name="P7" draw:layer="layout" svg:width="3.283cm" svg:height="0.962cm" svg:x="5.361cm" svg:y="10.523cm">
          <draw:text-box>
            <text:p><text:span text:style-name="T4">pre</text:span><text:span text:style-name="T4">vId</text:span><text:span text:style-name="T4">x_</text:span><text:span text:style-name="T4">e</text:span></text:p>
          </draw:text-box>
        </draw:frame>
        <draw:frame draw:style-name="gr61" draw:text-style-name="P7" draw:layer="layout" svg:width="3.249cm" svg:height="0.962cm" svg:x="11.362cm" svg:y="10.523cm">
          <draw:text-box>
            <text:p><text:span text:style-name="T4">ne</text:span><text:span text:style-name="T4">xtI</text:span><text:span text:style-name="T4">dx</text:span><text:span text:style-name="T4">_e</text:span></text:p>
          </draw:text-box>
        </draw:frame>
        <draw:frame draw:style-name="gr51" draw:text-style-name="P7" draw:layer="layout" svg:width="2.051cm" svg:height="0.962cm" svg:x="8.963cm" svg:y="10.523cm">
          <draw:text-box>
            <text:p><text:span text:style-name="T4">Idx</text:span><text:span text:style-name="T4">_e</text:span></text:p>
          </draw:text-box>
        </draw:frame>
        <draw:line draw:style-name="gr52" draw:text-style-name="P16" draw:layer="layout" svg:x1="16cm" svg:y1="11.787cm" svg:x2="19cm" svg:y2="11.787cm">
          <text:p/>
        </draw:line>
        <draw:frame draw:style-name="gr78" draw:text-style-name="P8" draw:layer="layout" svg:width="2.263cm" svg:height="0.962cm" svg:x="16.368cm" svg:y="11.67cm">
          <draw:text-box>
            <text:p><text:span text:style-name="T4">pre</text:span><text:span text:style-name="T4">v_f</text:span></text:p>
          </draw:text-box>
        </draw:frame>
        <draw:line draw:style-name="gr52" draw:text-style-name="P16" draw:layer="layout" svg:x1="7cm" svg:y1="11.784cm" svg:x2="10cm" svg:y2="11.784cm">
          <text:p/>
        </draw:line>
        <draw:frame draw:style-name="gr53" draw:text-style-name="P8" draw:layer="layout" svg:width="2.437cm" svg:height="0.962cm" svg:x="7.282cm" svg:y="11.676cm">
          <draw:text-box>
            <text:p><text:span text:style-name="T4">pre</text:span><text:span text:style-name="T4">v_</text:span><text:span text:style-name="T4">e</text:span></text:p>
          </draw:text-box>
        </draw:frame>
        <draw:line draw:style-name="gr52" draw:text-style-name="P16" draw:layer="layout" svg:x1="10cm" svg:y1="11.781cm" svg:x2="13cm" svg:y2="11.781cm">
          <text:p/>
        </draw:line>
        <draw:frame draw:style-name="gr62" draw:text-style-name="P8" draw:layer="layout" svg:width="2.403cm" svg:height="0.962cm" svg:x="10.298cm" svg:y="11.673cm">
          <draw:text-box>
            <text:p><text:span text:style-name="T4">ne</text:span><text:span text:style-name="T4">xt_</text:span><text:span text:style-name="T4">e</text:span></text:p>
          </draw:text-box>
        </draw:frame>
        <draw:line draw:style-name="gr52" draw:text-style-name="P16" draw:layer="layout" svg:x1="7cm" svg:y1="12.781cm" svg:x2="13cm" svg:y2="12.784cm">
          <text:p/>
        </draw:line>
        <draw:frame draw:style-name="gr63" draw:text-style-name="P8" draw:layer="layout" svg:width="3.986cm" svg:height="0.962cm" svg:x="8.01cm" svg:y="12.673cm">
          <draw:text-box>
            <text:p><text:span text:style-name="T4">pre</text:span><text:span text:style-name="T4">v2</text:span><text:span text:style-name="T4">ne</text:span><text:span text:style-name="T4">xt_</text:span><text:span text:style-name="T4">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7" draw:text-style-name="P2" draw:layer="layout" svg:x1="10cm" svg:y1="8cm" svg:x2="8cm" svg:y2="8cm">
          <text:p/>
        </draw:line>
        <draw:line draw:style-name="gr97" draw:text-style-name="P2" draw:layer="layout" svg:x1="10cm" svg:y1="6cm" svg:x2="12cm" svg:y2="6cm">
          <text:p/>
        </draw:line>
        <draw:path draw:style-name="gr57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4" draw:text-style-name="P2" draw:layer="layout" svg:x1="8.501cm" svg:y1="9.493cm" svg:x2="8.501cm" svg:y2="9.493cm">
          <text:p/>
        </draw:line>
        <draw:frame draw:style-name="gr45" draw:text-style-name="P10" draw:layer="layout" svg:width="2.016cm" svg:height="1.673cm" svg:x="9.001cm" svg:y="6.188cm">
          <draw:text-box>
            <text:p><text:span text:style-name="T9">ke</text:span><text:span text:style-name="T9">y-</text:span></text:p>
            <text:p><text:span text:style-name="T9">val</text:span><text:span text:style-name="T9">ue</text:span></text:p>
          </draw:text-box>
        </draw:frame>
        <draw:path draw:style-name="gr58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101" draw:text-style-name="P2" draw:layer="layout" svg:x1="7.831cm" svg:y1="7.919cm" svg:x2="7.331cm" svg:y2="8.332cm">
            <text:p/>
          </draw:line>
          <draw:line draw:style-name="gr101" draw:text-style-name="P2" draw:layer="layout" svg:x1="7.481cm" svg:y1="7.919cm" svg:x2="7.681cm" svg:y2="8.332cm">
            <text:p/>
          </draw:line>
        </draw:g>
        <draw:g>
          <draw:line draw:style-name="gr101" draw:text-style-name="P2" draw:layer="layout" svg:x1="12.671cm" svg:y1="5.67cm" svg:x2="12.171cm" svg:y2="6.083cm">
            <text:p/>
          </draw:line>
          <draw:line draw:style-name="gr101" draw:text-style-name="P2" draw:layer="layout" svg:x1="12.321cm" svg:y1="5.67cm" svg:x2="12.521cm" svg:y2="6.083cm">
            <text:p/>
          </draw:line>
        </draw:g>
        <draw:line draw:style-name="gr97" draw:text-style-name="P2" draw:layer="layout" svg:x1="7.001cm" svg:y1="6cm" svg:x2="9.001cm" svg:y2="6cm">
          <text:p/>
        </draw:line>
        <draw:line draw:style-name="gr97" draw:text-style-name="P2" draw:layer="layout" svg:x1="13.002cm" svg:y1="8cm" svg:x2="11.002cm" svg:y2="8cm">
          <text:p/>
        </draw:line>
        <draw:custom-shape draw:style-name="gr102" draw:text-style-name="P2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2" draw:layer="layout" svg:x1="16cm" svg:y1="6.003cm" svg:x2="18cm" svg:y2="6.003cm">
          <text:p/>
        </draw:line>
        <draw:line draw:style-name="gr73" draw:text-style-name="P2" draw:layer="layout" svg:x1="19cm" svg:y1="8cm" svg:x2="17cm" svg:y2="8cm">
          <text:p/>
        </draw:line>
        <draw:frame draw:style-name="gr66" draw:text-style-name="P32" draw:layer="layout" svg:width="5.574cm" svg:height="1.673cm" svg:x="18cm" svg:y="3.531cm">
          <draw:text-box>
            <text:p><text:span text:style-name="T21">Ne</text:span><text:span text:style-name="T21">w </text:span><text:span text:style-name="T21">ins</text:span><text:span text:style-name="T21">erti</text:span><text:span text:style-name="T21">on </text:span><text:span text:style-name="T21">of </text:span><text:span text:style-name="T21">a</text:span></text:p>
            <text:p><text:span text:style-name="T21">ke</text:span><text:span text:style-name="T21">y-</text:span><text:span text:style-name="T21">val</text:span><text:span text:style-name="T21">ue </text:span><text:span text:style-name="T21">pai</text:span><text:span text:style-name="T21">r.</text:span></text:p>
          </draw:text-box>
        </draw:frame>
        <draw:custom-shape draw:style-name="gr10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2" draw:layer="layout" svg:width="2.585cm" svg:height="0.962cm" svg:x="18.001cm" svg:y="2.731cm">
          <draw:text-box>
            <text:p><text:span text:style-name="T21">Op</text:span><text:span text:style-name="T21">e. </text:span><text:span text:style-name="T21">3.</text:span></text:p>
          </draw:text-box>
        </draw:frame>
        <draw:custom-shape draw:style-name="gr104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32" draw:layer="layout" svg:width="2.016cm" svg:height="1.673cm" svg:x="18.011cm" svg:y="6.203cm">
          <draw:text-box>
            <text:p><text:span text:style-name="T21">ke</text:span><text:span text:style-name="T21">y-</text:span></text:p>
            <text:p><text:span text:style-name="T21">val</text:span><text:span text:style-name="T21">ue</text:span></text:p>
          </draw:text-box>
        </draw:frame>
        <draw:g>
          <draw:line draw:style-name="gr101" draw:text-style-name="P2" draw:layer="layout" svg:x1="17.435cm" svg:y1="7.797cm" svg:x2="16.935cm" svg:y2="8.21cm">
            <text:p/>
          </draw:line>
          <draw:line draw:style-name="gr101" draw:text-style-name="P2" draw:layer="layout" svg:x1="17.085cm" svg:y1="7.797cm" svg:x2="17.285cm" svg:y2="8.21cm">
            <text:p/>
          </draw:line>
        </draw:g>
        <draw:g>
          <draw:line draw:style-name="gr101" draw:text-style-name="P2" draw:layer="layout" svg:x1="18.059cm" svg:y1="5.798cm" svg:x2="17.559cm" svg:y2="6.211cm">
            <text:p/>
          </draw:line>
          <draw:line draw:style-name="gr101" draw:text-style-name="P2" draw:layer="layout" svg:x1="17.709cm" svg:y1="5.798cm" svg:x2="17.909cm" svg:y2="6.211cm">
            <text:p/>
          </draw:line>
        </draw:g>
        <draw:path draw:style-name="gr105" draw:text-style-name="P2" draw:layer="layout" svg:width="4.704cm" svg:height="7.755cm" draw:transform="rotate (-1.03899450371222) translate (16.663910854cm 4.07935495565805cm)" svg:viewBox="0 0 4705 7756" svg:d="M4607 0c819 482-3745 8239-4607 7732">
          <text:p/>
        </draw:path>
        <draw:frame draw:style-name="gr100" draw:text-style-name="P21" draw:layer="layout" svg:width="8.74cm" svg:height="0.962cm" svg:x="13.706cm" svg:y="9.502cm">
          <draw:text-box>
            <text:p><text:span text:style-name="T14">Re</text:span><text:span text:style-name="T14">co</text:span><text:span text:style-name="T14">nn</text:span><text:span text:style-name="T14">ect</text:span><text:span text:style-name="T14">ing </text:span><text:span text:style-name="T14">loc</text:span><text:span text:style-name="T14">ato</text:span><text:span text:style-name="T14">rs</text:span><text:span text:style-name="T15">.</text:span></text:p>
          </draw:text-box>
        </draw:frame>
        <draw:frame draw:style-name="gr94" draw:text-style-name="P21" draw:layer="layout" svg:width="2.585cm" svg:height="0.962cm" svg:x="11.502cm" svg:y="9.497cm">
          <draw:text-box>
            <text:p><text:span text:style-name="T14">Op</text:span><text:span text:style-name="T14">e. </text:span><text:span text:style-name="T14">2.</text:span></text:p>
          </draw:text-box>
        </draw:frame>
        <draw:frame draw:style-name="gr106" draw:text-style-name="P9" draw:layer="layout" svg:width="5.277cm" svg:height="0.886cm" svg:x="2.75cm" svg:y="0.4cm">
          <draw:text-box>
            <text:p>メモ．あとで消す．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1T23:48:25.076170166</dc:date>
    <meta:editing-duration>PT14H29M39S</meta:editing-duration>
    <meta:editing-cycles>438</meta:editing-cycles>
    <meta:generator>LibreOffice/5.1.6.2$Linux_X86_64 LibreOffice_project/10m0$Build-2</meta:generator>
    <meta:document-statistic meta:object-count="891"/>
  </office:meta>
</office:document-meta>
</file>